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paragraph-properties fo:margin-bottom="0.1667in"/>
      <style:text-properties style:font-name="LiSong Pro Light" fo:font-size="12.0pt" fo:background-color="#e0e0e0"/>
    </style:style>
    <style:style style:name="P9" style:family="paragraph" style:parent-style-name="Standard">
      <style:paragraph-properties fo:margin-bottom="0.1667in"/>
      <style:text-properties style:font-name="LiSong Pro Light" fo:font-size="12.0pt" fo:background-color="#ececec"/>
    </style:style>
    <style:style style:name="P10" style:family="paragraph" style:parent-style-name="Standard">
      <style:paragraph-properties fo:margin-bottom="0.1667in"/>
      <style:text-properties style:font-name="STSong" fo:font-size="12.0pt" fo:background-color="#e0e0e0"/>
    </style:style>
    <style:style style:name="P11" style:family="paragraph" style:parent-style-name="Standard">
      <style:paragraph-properties fo:margin-bottom="0.1667in"/>
      <style:text-properties style:font-name="STSong"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LiSong Pro Light"/>
    </style:style>
    <style:style style:name="T5" style:family="text">
      <style:text-properties style:font-name="Heiti TC Light"/>
    </style:style>
    <style:style style:name="T6" style:family="text">
      <style:text-properties fo:font-style="italic" fo:font-style-asian="italic" fo:font-style-complex="italic"/>
    </style:style>
    <style:style style:name="T7" style:family="text">
      <style:text-properties fo:color="#032726"/>
    </style:style>
    <style:style style:name="T8" style:family="text">
      <style:text-properties fo:font-style="italic" fo:font-style-asian="italic" fo:font-style-complex="italic" fo:color="#0000e9"/>
    </style:style>
    <style:style style:name="T9" style:family="text">
      <style:text-properties style:font-name="Times" fo:font-style="italic" fo:font-style-asian="italic" fo:font-style-complex="italic" fo:color="#0000e9"/>
    </style:style>
    <style:style style:name="T10" style:family="text">
      <style:text-properties style:font-name="STSong"/>
    </style:style>
    <style:style style:name="T11" style:family="text">
      <style:text-properties style:font-name="Times" fo:color="#0000e9"/>
    </style:style>
    <style:style style:name="TableColumn1" style:family="table-column">
      <style:table-column-properties style:column-width="3.4625in" style:rel-column-width="32767*"/>
    </style:style>
  </office:automatic-styles>
  <office:body>
    <office:text>
      <text:p text:style-name="P1"/>
      <text:p text:style-name="P2">孫從輔   |  2021.09.30 03:49   |   <text:a xlink:type="simple" xlink:href="http://palinfo.habago.org/Entry?Command=Information_PrintForum&amp;iPage=1#FORUM41054"><text:span text:style-name="T1">#</text:span></text:a></text:p>
      <text:p text:style-name="P3">我想對照一下最近看到的兩則新聞。一是9月初拜登政府公佈650億美元抗疫計劃，其旨在七到十年內提升新冠疫情期間的防疫能力，並「為應對未來一切災難性的生物科技威脅做好準備」。後面這句話讓我當時有了一個模糊的懷疑，一是它己經超出了新冠防疫的範圍，二是每當美國說有什麼「威脅」時，其實都是他做過、正在做、或將要做的事。 <text:line-break/><text:line-break/>另一則新聞是昨天中共中央政治局有關生物安全建設的集體學習，習近平強調要「深刻認識新形勢下加強生物安全建設的重要性和緊迫性」。這也超出了新冠防疫的範圍，而且中共國防部首頁也刊登了此新聞。我感覺是某種新的情勢在發展中，中方正在很謹慎地做好各項準備。 <text:line-break/><text:line-break/>新聞：防範下個新冠 拜登政府公佈650億美元抗疫計劃 <text:line-break/>網址：<text:a xlink:type="simple" xlink:href="https://wallstreetcn.com/articles/3639639"><text:span text:style-name="T2">https://wallstreetcn.com/articles/3639639</text:span></text:a><text:s/><text:line-break/><text:line-break/>新聞：習近平：加強國家生物安全風險防控和治理體系建設 提高國家生物安全治理能力 <text:line-break/>網址：<text:a xlink:type="simple" xlink:href="http://www.mod.gov.cn/shouye/2021-09/29/content_4895804.htm"><text:span text:style-name="T2">http://www.mod.gov.cn/shouye/2021-09/29/content_4895804.htm</text:span></text:a></text:p>
      <text:p text:style-name="P2">陳真   |  2021.09.30 03:07   |   <text:a xlink:type="simple" xlink:href="http://palinfo.habago.org/Entry?Command=Information_PrintForum&amp;iPage=1#FORUM41053"><text:span text:style-name="T1">#</text:span></text:a></text:p>
      <text:p text:style-name="P4">小心美國就在你身邊 <text:line-break/><text:line-break/>陳真 <text:line-break/>2021.09.30. <text:line-break/><text:line-break/><text:line-break/>龍應台寫東西文謅謅，缺乏認知意涵，充滿修辭，比方說，她批評中國大陸說："我不在乎大國崛起，我只在乎小民尊嚴"，講得一副灑脫清高，好像 "國家" 這東西多麼骯髒似的。 <text:line-break/><text:line-break/>這類言辭很沒營養，但是很多人就是喜歡這類文青味。那就好像說我不在乎這艘船會不會沉下去，我只在乎是否每個乘客都能好好活著。 <text:line-break/><text:line-break/>我常覺得，修辭是一種理性匱乏的特徵。你看，很多人就是這樣。比方說，某人對你寫的想法不認同，於是反駁你。但他並非說明他 "為何" 不認同的 "原因"，而是不斷透過各種修辭，表達他有 "多麼" 不認同。問題是，某人認不認同是毫無意義的，拍胸脯大叫也沒用；有意義的是認同與否的 "原因"，而不是誰認不認同。 <text:line-break/><text:line-break/>底下是關於美國和加拿大聯手綁架勒索孟晚舟的事件，我找了幾篇文章，做了點摘錄，不妨仔細讀一遍，全文則請自行查看原址。各位看看美國人是怎麼從事 "競爭" 的，看看滿口法治與人權的美國到底跟擄人勒索的黑幫土匪有啥兩樣？有過之無不及，光是透過綁架勒索虐待刑求，就平白搶走了好幾兆台幣的所謂 "罰款"。 <text:line-break/><text:line-break/>世界上竟然有個國家，他自己就是全世界最腐敗的國家，但他在1934年卻訂立一個什麼 "海外反腐敗法"（Foreign Corrupt Practices Act），居然反到全世界各國去；他說你在哪個國家疑似賄賂或收賄或洗錢或不公平競爭等等等，隨便弄個名目，就能把你抓起來，逼你支付天價贖金，就跟綁匪沒兩樣，而所謂司法，只是一種敲詐勒索的工具。 <text:line-break/><text:line-break/>今天，比爾蓋茲也許去印度玩，說不定給了誰小費，辦事方便些，中國於是就去把比爾蓋茲給抓起來，說他行賄，監禁刑求虐待樣樣來，逼他賤賣谷歌給中國，逼他透露關鍵技術給中國，逼他支付天價贖金，否則就用各種莫須有的罪名，判你個五百年刑期。你說，天底下還有比這更無恥、更龐大的綁匪組織嗎？這就是美國。 <text:line-break/><text:line-break/>孟晚舟回來了，但實際上還有無數的 "孟晚舟" 在海外遭到各種不同形式的傷害與歧視。尤其美國發動對華鬥爭的這些年，海外華人更是頻頻受到傷害。澳洲和美國是在這一點上最惡劣的兩個地方。最近媒體報導，一些在澳洲已經移民定居好幾個世代的華人，紛紛表示他們在職場上或生活周遭的人際關係中，不斷遭到差別待遇，逼使他們得在生活圈中不斷表態反對 "中共暴政"。 <text:line-break/><text:line-break/>小民其實是難有尊嚴的，除非民族興盛、國家強大。在某個意義上，你不是你，你是一整個民族與國家的一份子。不管你個人條件有多好也一樣，國家衰弱，小民就難有尊嚴。 <text:line-break/><text:line-break/>2021 只是中華民族復興的元年，往後還有一段漫長的路。 <text:line-break/><text:line-break/>剛剛無意中看到一個什麼 "朕知道了" 的混蛋節目，主持人和一些名嘴(學校老師轉型) 說，台灣人不但不是中國人，同時也不是華人。我真不明白，台灣人在政治上不是中國人，在血統上也不是華人，那台灣人是從哪生出來的？火星嗎？連這樣也要鬼扯，真的是喪心病狂。 <text:line-break/><text:line-break/>他們還鬼扯說，在海外，只要讓外國人知道我們是台灣人，洋人們就會好歡迎我們，好喜歡我們。這類腦子進水的鬼話，在島內已經鬼扯二十幾年，我發現居然還真的有很多醫護人員相信，經常抱怨說 "中國人害我們被歧視"。 <text:line-break/><text:line-break/>人類的智商，真是很可悲。看大家都這麼好騙，我都很想去當騙子撈錢了。 <text:line-break/><text:line-break/>=============== <text:line-break/><text:a xlink:type="simple" xlink:href="https://bit.ly/3CUGImv"><text:span text:style-name="T2">https://bit.ly/3CUGImv</text:span></text:a><text:s/><text:line-break/><text:line-break/>沒有大國崛起，焉有小民尊嚴？ <text:line-break/><text:line-break/>MP 頭條 <text:line-break/>2021年09月29日 <text:line-break/><text:line-break/>9月24日，孟晚舟女士乘坐中國政府包機離開加拿大回到祖國。 <text:line-break/><text:line-break/>孟女士在朋友圈寫道：感謝親愛的祖國，感謝黨和政府，正是那一抹絢麗的中國紅，燃起我心中的信念之火，照亮我人生的至暗時刻，引領我回家的漫長路途。 <text:line-break/><text:line-break/>各大媒體發了一條簡短的新聞：「經中國政府不懈努力，當地時間9月24日，孟晚舟女士已經乘坐中國政府包機離開加拿大，即將回到祖國，並與家人團聚」。　　 <text:line-break/><text:line-break/>沒有大國崛起，焉有小民尊嚴？ <text:line-break/><text:line-break/>請記住這句話——「經過中國政府的不懈努力」。 <text:line-break/><text:line-break/>法國護不住阿爾斯通，日本保不住東芝和仙童半導體，它們都是美國的「盟友」，照樣被美國吸血、肢解、吞併，但是2021年的中國，護住了孟晚舟，護住了華為。 <text:line-break/><text:line-break/>這是一個強大的國家，面對帝國主義的蠻橫無理的長臂管轄，拯救了一個普通的公民。 <text:line-break/><text:line-break/>沒有犯罪事實，沒有罰款，美國撤訴，加拿大放人，他們連一管洗衣粉都沒能找出來。這是孟女士個人的勝利，也是大國政治博弈的勝利。 <text:line-break/><text:line-break/>孟女士若是個法國人，可能早已在CIA、FBI的秘密監獄裡了，她所在的企業也或許早就投降了。 <text:line-break/><text:line-break/>大家可以重讀《美國陷阱》，回顧一下阿爾斯通事件，美國是怎麼逼阿爾斯通就範的？那是一連串的綁架、逮捕、威脅、誘供……使盡了各種下作的手段。 <text:line-break/><text:line-break/>法國阿爾斯通是電力巨頭，負責法國境內58座核反應堆的所有汽輪發電機的製造、維護和更新，生產法國75%的電力設備，甚至還為法國的戴高樂號航空母艦提供推進汽輪機。在1998年收購了德國的AEG和西技萊克兩家公司，一躍成為年營業額160億美元，員工11萬人，業務遍及全球60多個國家的超級企業。 <text:line-break/><text:line-break/>這就是法國的阿爾斯通，當時的阿爾斯通提供了占全世界發電裝機總容量15%的設備，共460兆瓦，占世界第二。 <text:line-break/><text:line-break/>2013年4月，阿爾斯通的高官皮耶魯齊，在出差抵達紐約甘迺迪機場後，被突然出現的FBI戴上手銬，沒有得到任何解釋就被美國司法部拘留了。 <text:line-break/><text:line-break/>2013年4月，法國阿爾斯通高管皮耶魯被美國FIB逮捕後，皮耶魯齊拒絕成為FBI的間諜，並堅持認為無罪。 <text:line-break/><text:line-break/>2013年10月，阿爾斯通無法承受美國壓力，宣布開除皮耶魯齊，並停止提供法律服務。法國政府一開始極力反對妥協，財政部長認識到這是美國的經濟政治訛詐，要求堅持到底、並拒絕出售阿爾斯通。 <text:line-break/><text:line-break/>2014年8月，這名法國財政部長辭職，新財長迅速妥協，完成美國公司對阿爾斯通的收購，從此，阿爾斯通被美國通用低價收購，跌出世界500強。當時的那個財政部長，名字叫做馬克龍 (現任法國總統)。 <text:line-break/><text:line-break/>十幾年來，美國在反腐敗的偽裝下，成功瓦解了歐洲的許多大型跨國公司。美國司法部會追訴這些公司的高管，甚至把他們送進監獄，強迫他們認罪，從而迫使他們的公司向美國支付巨額罰款，乃至肢解收購這些企業。 <text:line-break/><text:line-break/>迄今為止，歐洲企業支付的罰款總額近60億美元，僅法國企業支付的總額就有20億，並有6名企業高管被美國司法部起訴。 <text:line-break/><text:line-break/>孟女士被困加拿大兩年，腳上帶著電子鐐銬，經歷了一場長久的拉鋸戰，一開始誰都不知道等待她的命運是什麼。 <text:line-break/><text:line-break/>你要知道，如果孟晚舟案不能順利解決，孟晚舟女士不能清清白白地回來，如果華為最終妥協……那就意味著，我國所有的在外企業家、科學家、學者、留學生都會被美國及其走狗以「美國的法律」隨時投進監獄。 <text:line-break/><text:line-break/>那就意味著，所有在歐洲，英國，美國，加拿大、澳洲的中國人，沒有一個是安全的。 <text:line-break/><text:line-break/>就算沒有華為，帝國主義對中國依舊是幾十年的技術封鎖；就算沒有孟晚舟案，仍然有太多的在美科學家或學者遭到了不公正的待遇，至今被困的人還有很多。孟晚舟能夠平安回國，就是一次突破和改變。 <text:line-break/><text:line-break/>華為在這兩年間表現得非常好，沒有屈服，沒有妥協，沒有出賣自己的核心利益和資產，沒有和帝國主義溝通談判……八風不動，把一切交給國家去處理。 <text:line-break/><text:line-break/>任先生兩年前一句話說的好：「我已經做好了一輩子不和女兒見面的準備」…… <text:line-break/><text:line-break/>只有這樣堅決的態度，只有和祖國站在一起，才有勝利的希望。 <text:line-break/><text:line-break/>而不是像某企業一樣，美國還沒有動手制裁，它們自己就先跪了下去。這看起來是軟弱，實際上是對自己國家、自己人民的不信任。 <text:line-break/><text:line-break/>一個企業，確實無法對抗一個帝國主義國家的政治欺詐和壓迫，但如果它背後有一個強大的祖國，有14億團結一心的人民呢？所以，一定要有真正的大局觀，這個大局觀就是「只要你夠硬，國家和人民比你想像的還要硬」！ <text:line-break/><text:line-break/>中國不是法國，華為不是阿爾斯通，帝國主義用綁架、扣留的手段就能逼迫一個國家、一個民族企業屈服的時代，已經一去不復返了。 <text:line-break/><text:line-break/>=================== <text:line-break/><text:line-break/>出處：<text:a xlink:type="simple" xlink:href="https://www.books.com.tw/products/0010824947"><text:span text:style-name="T2">https://www.books.com.tw/products/0010824947</text:span></text:a><text:s/><text:line-break/><text:line-break/>書名：美國陷阱：如何通過非經濟手段瓦解他國商業巨頭(LE PIÈGE AMÉRICAIN) <text:line-break/><text:line-break/>作者： 弗雷德里克•皮耶魯齊 (Frédéric Pierucci, Matthieu Aron) <text:line-break/><text:line-break/>內容簡介： <text:line-break/><text:line-break/>2013年4月14日，美國紐約甘迺迪國際機場，法國阿爾斯通集團鍋爐部全球負責人弗雷德里克•皮耶魯齊，剛下飛機就被美國聯邦調查局探員逮捕。 <text:line-break/><text:line-break/>這場抓捕不僅僅是針對他個人的行為，而是美國政府針對法國阿爾斯通的系列行動之一。之後，美國司法部指控皮耶魯齊涉嫌商業賄賂，並對阿爾斯通處以7.72億美元罰款。阿爾斯通的電力業務，最終被業內的主要競爭對手美國通用電氣公司收購。阿爾斯通這家曾經橫跨全球電力能源與軌道交通行業的商業巨頭，因此被美國人肢解。 <text:line-break/><text:line-break/>而皮耶魯齊直到2018年9月才走出監獄，恢復自由…… <text:line-break/><text:line-break/>"我的故事向大家昭示，美國是如何濫用法律和道德，將它們作為經濟武器，向法國甚至歐洲發起一場秘密戰爭。 <text:line-break/><text:line-break/>我們的大型企業（阿爾卡特、道達爾、興業銀行等等）一個接一個地遭受這樣的攻擊。近年來，這些跨國企業向美國財政部繳納了超過140億美元的罰款。而這僅僅是個開始…… <text:line-break/><text:line-break/>這並非我一個人的戰爭。這是一場關係到我們所有人的戰爭，一場比軍事戰爭更加複雜、比工業戰爭更加危險的戰爭，一場不為公眾所知的戰爭：這是一場法律戰爭。"——弗雷德里克•皮耶魯齊 （Frédéric Pierucci） <text:line-break/><text:line-break/>本書特色 <text:line-break/><text:line-break/>1，聯繫近期的華為孟晚舟事件，美國的域外訴訟、長臂管轄是近期焦點話題。 <text:line-break/><text:line-break/>2，透過真實案例，揭秘美國掀起全球經濟暗戰的內幕、真相及警示。 <text:line-break/><text:line-break/>3，作者詳細解讀美國司法部透過操縱司法進程、巨額罰款，打擊全球跨國大公司，以司法公正的名義為美國經濟利益服務。 <text:line-break/><text:line-break/>部份內容連載 <text:line-break/><text:line-break/>1 . 打擊 <text:line-break/><text:line-break/>突然，我變成了一隻野獸。我穿上了橘色的連體服，身體被鏈條鎖住，手腳被戴上鐐銬。我幾乎無法行走，也無法呼吸。我是一隻被捆綁的野獸，也是一隻掉進陷阱裡的困獸。 <text:line-break/><text:line-break/>昨晚，他們把我關進一間單人牢房。整個房間瀰漫着一股濃烈的氣味，我幾乎要被熏暈了。房間沒有窗戶，只有一道極小的裂縫。透過裂縫往外看，我隱約看到一個陰暗的院子。我聽到各種噪音、爭吵聲與尖叫聲，以及不間斷的狗吠聲。 <text:line-break/><text:line-break/>這簡直是一場噩夢。我已經8 個小時沒有喝過水，又餓又渴。自從在飛機上聽到那條簡單的廣播後，我的生活便發生了劇變。 <text:line-break/><text:line-break/>先來說說那條機上廣播。 <text:line-break/><text:line-break/>國泰航空的空姐，用甜美的嗓音和地道的英式口音，播報了一條聽起來無關痛癢的消息。空姐的聲音雖然溫柔，但卻宣告了一場災難的降臨：“皮耶魯齊先生，請您下飛機前先到機組人員這裡來。” <text:line-break/><text:line-break/>這時，我乘坐的這架波音777 剛剛降落在紐約甘迺迪國際機場的跑道上。 <text:line-break/><text:line-break/>我在黎明時分離開新加坡，在香港中轉後，經過長達24 小時的飛行，現在已筋疲力盡。 <text:line-break/><text:line-break/>這是2013 年4 月14 日晚上8 點整。駕駛員對飛行計劃掌控得十分完美，分秒不差。這條廣播在飛機到達機場時響起。 <text:line-break/><text:line-break/>為何當時我絲毫沒有起疑？雖說已經習慣了各種長途飛行，但是因為時差，我頭昏腦漲。45 歲的我，先後在阿爾及爾、曼徹斯特、香港、北京、溫莎（美國康乃狄克州）、巴黎、蘇黎世等地任職，現在坐鎮新加坡。 <text:line-break/><text:line-break/>20 年來，我在全球飛來飛去，為我的公司奔波。我聽過好幾次這種廣播，它要麼是提醒我官方約會的時間調整了，要麼是幫我找回在某一次中轉時丟失的手機。 <text:line-break/><text:line-break/>因此，我沒多想便來到了機組領班的面前。然而，這位年輕的空姐卻滿臉尷尬。機艙門已經打開，她膽怯而不自然地向我指了指門口等着我的一群人— 一個女人、兩三個穿制服的人，以及兩個穿便服的人。 <text:line-break/><text:line-break/>那個女人禮貌地跟我核實了我的身份，命令我下飛機。幾乎在我說出姓名的同時，其中一個穿制服的人就抓住了我的一條胳膊，並將它按在我的後腰上，然後他迅速地把我的另一條胳膊扭到我的背後，給我戴上手銬：“弗雷德里克．皮耶魯齊，你被逮捕了。” <text:line-break/><text:line-break/>我非常震驚，來不及做出反應，只能束手就擒。後來我總是問自己：如果我沒有下飛機，會發生甚麼情況？如果我拒絕下飛機呢？若是在我連一隻腳都沒踏上美國國土的情況下，他們是否還能這樣輕易逮捕我？ <text:line-break/><text:line-break/>我一聲不吭地就服從了。當時我不知道，我這樣做其實是幫了他們大忙。因為從理論上來講，我們還在國際區域—機艙出口的舷梯上也屬於國際區域。 <text:line-break/><text:line-break/>眼下，我被戴上手銬。片刻之後，我回過神來，要求他們做出解釋。穿便服的兩人說，他們是美國聯邦調查局的探員：“我們接到命令，在機艙出口逮捕您，把您押送到曼克頓美國聯邦調查局總部。那裡會有檢察官向您說明緣由。” <text:line-break/><text:line-break/>顯然，更多的情況他們也不了解。在當時的情況下，除了這幾句話，我也不可能有更多奢求，因此，我只能跟着他們走，在兩個身穿制服的執法人員的看管下，像個歹徒一樣，雙手被銬在背後穿過機場。周圍乘客的目光讓我覺得如芒刺在背。 <text:line-break/><text:line-break/>走了幾米路後，我意識到，為了保持平衡，我不得不小碎步地前行。我身高1.83米，體重將近100 公斤，這讓我看起來非常滑稽。與其說是滑稽，不如說是夢幻。我彷彿穿越到了一部電影中，在扮演國際貨幣基金組織前總裁多米尼克．斯特勞斯—卡恩的角色。兩年前，他就像我這樣被戴上鐐銬，在美國聯邦調查局的押解下，痛苦地走在紐約街頭…… <text:line-break/><text:line-break/>然而此時，我的驚嚇大於憂慮。當時我一直確信，這是一個錯誤或者誤會。他們只是錯把我當作了別人，經過查證後，案件就會真相大白，一切仍會照常進行。 <text:line-break/><text:line-break/>“警衛”直接把我帶進了一個小房間。我很了解這種地方，在這裡，美國當局會對可疑的外國人護照進行仔細檢查。2003 年，伊拉克戰爭期間，鑒於法國的立場— 時任總統雅克．希拉克拒絕參與美軍的行動— 我們一群法國商人不得不在甘迺迪機場等候很長時間，直到美國官員同意讓我們入境。 <text:line-break/><text:line-break/>今天，檢查的速度加快了。兩名查驗人員花了幾分鐘時間檢查我的身份證件，然後將我帶出機場，坐上一輛沒有警用標誌的警車。我終於明白了眼前的現實。 <text:line-break/><text:line-break/>顯然，我就是他們等待的人，我是他們要的“實實在在的客戶”。這並非像在某些荒誕故事中，某人被誤認為是某個強大的恐怖分子或者在逃罪犯。至少這一點是明確的。但是為甚麼呢？他們想從我身上得到甚麼？我又做了甚麼？ <text:line-break/><text:line-break/>================ <text:line-break/><text:line-break/><text:a xlink:type="simple" xlink:href="http://www.hkcna.hk/content/2021/0929/919385.shtml"><text:span text:style-name="T2">http://www.hkcna.hk/content/2021/0929/919385.shtml</text:span></text:a><text:s/><text:line-break/><text:line-break/>“我沒孟晚舟幸運，我的祖國沒有給我強大支持” <text:line-break/><text:line-break/>2021年09月29日 <text:line-break/><text:line-break/>來源：觀察者網 <text:line-break/><text:line-break/>皮耶魯奇接受CGTN主持人田薇專訪。來源：視頻截圖 <text:line-break/><text:line-break/>在歷經被無理拘押1028天之後，華為首席財務官孟晚舟終於在9月25日回到祖國，這讓億萬中國人感到歡欣鼓舞，也引發了國際社會的高度關注。在國外，弗雷德里克·皮耶魯奇(Frédéric Pierucci)一定是感觸最多最深的人之一。 <text:line-break/><text:line-break/>長期以來，美國濫用“長臂管轄”，肆意打壓別國企業高管，作為法國阿爾斯通公司曾經的高層人物，皮耶魯奇的經歷也和孟晚舟頗為相似，但不同的是，他最終還是在美國坐了牢，阿爾斯通出眾的電力業務也被迫被美企所收購。 <text:line-break/><text:line-break/>此後，皮耶魯奇寫下了《美國陷阱》這本暢銷書，引發巨大反響，其中揭露了美國政府種種不正當競爭的惡行。孟晚舟事件發生後，華為創始人任正非的辦公桌上就曾擺放著這本書，華為公司辦公園區的各處書架上，也隨處可看到此書。 <text:line-break/><text:line-break/>皮耶魯奇曾表示，“希望華為不是下一個阿爾斯通”。雖然美國仍宣稱“不會放過華為”，但經過中國政府不懈努力，孟晚舟已經回國。皮耶魯奇在接受中國國際電視台(CGTN)主持人田薇採訪時感嘆：“這是第一次以一個國家的意志，成功回擊了美國的長臂管轄。我沒有孟女士幸運，我的公司和祖國沒有給我如此強大的支持。” <text:line-break/><text:line-break/>資料圖：法國阿爾斯通公司前高管皮耶魯奇 <text:line-break/><text:line-break/>皮耶魯奇感性地說：“很長一段時間裏，她 (孟晚舟)一定曾飽受煎熬。這件事表明，如果一國政府願意為之付出不懈努力，便能夠很大程度上推動此類事件的解決。在我看來，這標誌著中國的一個巨大勝利，因為這確實是第一次以一個國家的意志，成功回擊了美國的這種長臂管轄。” <text:line-break/><text:line-break/>他還將曾經的自己和如今的孟晚舟進行了一番比較：“我沒有孟女士那麽幸運，我的公司並沒有向我提供那麽強大的支持，我的祖國也沒有給我提供強大的支持。因此，在幾個月的監禁後，我真的感到非常孤獨。如果我想避免在美國的監獄中度過接下來的15年，那麽我就必須做出後來的選擇(認罪)。” <text:line-break/><text:line-break/>皮耶魯奇表示，他從孟晚舟事件中觀察到，整個華為公司從頭到尾都在支持她。同時在外交領域，中國可能也為達成這項協議付出了很大的努力。而回顧他的案件，當時全球對美國的長臂管轄還缺乏了解，很多人都沒注意到類似案件已經發生過。 <text:line-break/><text:line-break/>對於皮耶魯奇而言，雖然發生在他自己身上的事件已過去近十年，但直到現在，那一場“噩夢”依舊記憶猶新。 <text:line-break/><text:line-break/>皮耶魯齊曾經在法國阿爾斯通公司工作了22年，曾是該公司市場和銷售總監，也是電力和軌道交通設備領域的全球專家。2013年，他飛往美國出差，在紐約肯尼迪機場下飛機時被美國聯邦調查局(FBI)逮捕，此事件也堪稱“法國版孟晚舟事件”。 <text:line-break/><text:line-break/>此後，美國司法部指控皮耶魯齊涉嫌商業賄賂，並將其關押。2017年9月，美國康涅狄格州的一家法院又判處其兩年半監禁。直到2018年9月，阿爾斯通被罰7.72億美元，並同意被主要競爭對手美國通用電氣公司收購其電力業務，皮耶魯齊才得以被釋放。 <text:line-break/><text:line-break/>後來，皮耶魯奇回到法國，將自己的經歷出版成書，指控美國濫用長臂管轄的不正當競爭手段，這本名為《美國陷阱》的自述，在全球範圍內引起了很大反響。在此書中，皮耶魯齊以身陷囹圄的親身經歷，披露了阿爾斯通被美國企業“強制”收購，以及美國利用《反海外腐敗法》打擊美國企業競爭對手的內幕。 <text:line-break/><text:line-break/>皮耶魯奇曾在採訪中透露，他在自己的書中依據事實和法律進行了詳細分析，“美國陷阱”就是美國利用其法律作為經濟戰的武器，削弱其競爭對手，有時是為了低價收購競爭對手。 <text:line-break/><text:line-break/>“2013年，阿爾斯通已被美國司法部調查3年多，但當時阿爾斯通首席執行官決定不與美國政府合作。美國人失去了耐心，決定逮捕我，以此向阿爾斯通首席執行官傳遞一個明確信號：如果妳繼續不配合，妳將會是下一個進監獄的人。” <text:line-break/><text:line-break/>皮耶魯奇指出，恰恰在自己被捕後，阿爾斯通開始與美國司法部全面合作。為了自保，首席執行官背著法國政府及阿爾斯通管理層的大部分人，通過秘密協商，將包括電力在內的公司四分之三業務賣給美國通用電氣公司。 <text:line-break/><text:line-break/>資料圖：皮耶魯奇手拿其所寫的《美國陷阱》一書 <text:line-break/><text:line-break/>孟晚舟事件發生後的2019年5月27日，美媒彭博社的記者在深圳採訪華為創始人任正非時偶然發現，其辦公室辦公桌上，正擺放著一本中文版書籍《美國陷阱》。 <text:line-break/><text:line-break/>而觀察者網編輯多次前往華為辦公園區採訪時也發現，華為松山湖溪流背坡村多處咖啡廳的書架上，也出現了《美國陷阱》的身影。該書宣傳易拉寶上還標注著“法國版華為事件”、“受害者出獄後親述”以及“揭露美國用非經濟手段瓦解他國商業巨頭的驚人內幕”等字樣。 <text:line-break/><text:line-break/>談及孟晚舟和其父親任正非，皮耶魯奇說：“我認為她(孟晚舟)一直在堅持不懈地抗爭，而這需要非凡的勇氣。昨天發生的事情(孟晚舟回國)確實令人振奮，所以我認為她選擇不放棄是正確之舉。回顧過去兩年半的時間，她本人、她的家人、她的父親，以及所有人都必定會百感交集。” <text:line-break/><text:line-break/>在出版《美國陷阱》這本書前，皮耶魯奇曾猶豫了很久，但他現在不後悔，並認為自身經歷有助於讓企業管理者、員工和政治家們清醒地意識到問題的嚴重性。 <text:line-break/><text:line-break/>而對於如今孟晚舟回國所產生的影響，皮耶魯奇則認為，也許沒有任何一個歐洲國家會說出來，但每個人內心深處都應該為這個結局感到欣慰。因為這確實是第一次有國家正面回擊美國瘋狂的長臂管轄。這件事將使許多其他國家受益，前提是他們必須有勇氣做同樣的抗爭，起身反抗美國的做法。對於未來，這起事件將有望成為歷史性轉折點。 <text:line-break/><text:line-break/>============== <text:line-break/>出處：維基解密-米國秘密 <text:line-break/><text:line-break/>https://bit.ly/3kPipjG <text:line-break/><text:line-break/>美國以骯髒手段整垮日本東芝、併購法國阿爾斯通，現在又以相同卑劣手段對付中國華為－－ <text:line-break/><text:line-break/>轉載：「法國華為」前高管，《美國陷阱》作者皮耶魯奇(Frederic Pierucci)含淚控訴：我們是怎樣從全球第一到被美國收購！今天，他們又盯上了中國華為，你們不要重蹈覆轍！ <text:line-break/><text:line-break/>阿爾斯通(Alstom)，是法國工業上最璀璨的明珠。在輝煌的時候，阿爾斯通做到了：水電設備世界第一，核電站常規島世界第一，環境控制系統世界第一，超高速列車和高速列車世界第一。在能源方面，我們提供了佔世界裝機總容量15%的設備一共460兆瓦，成為世界第二。阿爾斯通和美國的巨頭通用電氣在全球有著激烈的競爭。 <text:line-break/><text:line-break/>2013年4月14日，在美國甘迺迪國際機場，我（皮耶魯齊）作為阿爾通國際銷售副總裁，剛下飛機就被美國聯邦調查局逮捕。我無論如何都沒有想到，我會因為一起十年前遠在印度尼西亞的案件，在美國被捕並起訴入獄。更令人震驚的是，當我身陷囹圄的時候，我的老東家阿爾斯通竟然慘遭「肢解」。 <text:line-break/><text:line-break/>阿爾斯通這家曾橫跨全球電力能源與軌道交通行業的商業巨頭，不僅被美國司法部處以7.72億美元的巨額罰款，核心業務也被主要競爭對手美國通用電氣「強制」收購，由此美國獲取了法國大多數核電站的部分控制權。 <text:line-break/><text:line-break/>剛剛被美國逮捕的時候，我也沒有搞清狀況。我的心裡依舊是抱著幻想，認為自己可以安然無恙。但是最後我卻被告知違反了美國《反海外腐敗法》和密謀洗錢等十項罪名。 <text:line-break/><text:line-break/>如果訴訟成立，我將面臨共計125年的監禁。就是在那個時候我才忽然明白，美國的目標不是我而是阿爾斯通。美國人這樣做是為了可以肢解阿爾斯通，最後達到收購的目的。 <text:line-break/><text:line-break/>在被美國監禁的那段日子里，我時刻關注著局勢的發展。心想商業競爭應該是有底線的，無論誰也不能肆意踐踏規則，更何況他們是世界的領導者！ <text:line-break/><text:line-break/>但是，隨後的事情，徹底打碎了我的幻想。為了迫使阿爾斯通屈服，2014年4月23日，我們公司亞洲區副總裁勞倫斯霍金斯被美國逮捕。第二天，阿爾斯通總裁柏柯龍頂不住壓力宣佈準備將自己的「掌上明珠」能源業務（70%的業務量）以130億美元，出售給美國通用電氣。 <text:line-break/><text:line-break/>這場收購案雖然阿爾斯通有100多億美元入賬，但是刨去交稅，合資企業，注資，股東分紅，還債以後，公司的收益幾乎為零。 <text:line-break/><text:line-break/>憑借著強勢的美元和技術力量，美國在許多議題上，成功地向其他同盟國以及他們的企業施加了一套美國的准則：通過司法手段逮捕競爭對手的高層主管，最後迫使競爭對手屈服，直至將對手的公司收購。美國人將這種方法運用得爐火純青，十年內通用電氣通過這種方法收購了至少四家企業，阿爾斯通只是第五個而已。 <text:line-break/><text:line-break/>阿爾斯通是我們法國的華為，但是慘遭美國打壓最後被收購。最近幾年，你們中國的華為公司面臨了和我們當年同樣的境遇。都是同樣的手段，只是你們的華為是5G領域的頂級企業，阿爾斯通是法國工業的明珠！當年阿爾斯通有至少4名高管被逮捕，今天你們被逮捕的是華為創始人任正非先生的女兒，華為的CFO (財務長)孟晚舟女士。 <text:line-break/><text:line-break/>美國的司法部不是獨立的，而是處於強大的美國跨國公司的控制之下。相關美國的法律堪稱敲詐利器，2010年以來，僅法國企業和銀行就已向美國繳納了大約140億美元的罰金，從通信行業的阿爾卡特石油到興業銀行。 <text:line-break/><text:line-break/>當我聽到你們華為的孟晚舟女士在加拿大被逮捕後，我覺得自己應該把我所知道的說出來告訴世界，尤其是提醒中國的華為，希望你們不要重蹈阿爾斯通的覆轍。 <text:line-break/><text:line-break/>2019年初，我和一名法國記者合著的《美國陷阱》一書在法國出版，引起了巨大的反響。這本書是我皮耶魯齊的親身經歷，詳細地揭露了美國政府打擊美國企業競爭對手的內幕。我真心的希望中國的朋友們能夠看一看，做好防範準備，祝願孟晚舟女士可以早日歸國，也希望華為公司可以渡過難關。 <text:line-break/><text:line-break/>「這是一場徹頭徹尾的敲詐。」 <text:line-break/><text:line-break/>=================== <text:line-break/><text:line-break/>跨國企業高層請當心！前法商阿爾斯通高層也深陷「美國陷阱」 <text:line-break/><text:line-break/>2019-01-29 <text:line-break/><text:line-break/>經濟日報編譯 <text:line-break/><text:line-break/>法國人斐迪列克．皮魯奇（Frederic Pierucci）的惡夢，從2013年4月一個冷冽的夜晚開始。 <text:line-break/><text:line-break/>在飛抵紐約後，這位法國機電商阿爾斯通（Alstom）高層被帶下飛機，被控財務行為不當而入獄，與近來日產-雷諾聯盟汽車巨人高恩的命運相同。 <text:line-break/><text:line-break/>皮魯奇後來與美國司法部纏訟五年，官司才落幕。他的新書《美國陷阱》（Le Piege Americain）1月中旬於法國上市，全書386頁的篇幅中描述他如何與毫無悔意的職業罪犯一同關在賓州及羅德島州的監獄，提及美國律師背後的詭計、尋求認罪協商的檢察官，以及執行長與法國政客為了100億美元跨大西洋併購的明爭暗鬥。 <text:line-break/><text:line-break/>當然，皮魯奇與高恩的案子沒有關聯。皮魯奇搭乘國泰航空班機抵達紐約，高恩則是搭私人飛機飛抵東京羽田機場後被捕。高恩被日本檢方指控挪用公司資金彌補個人投資損失，以及低報薪酬等罪名，但高恩否認。皮魯奇則是因為捲入一樁纏著阿爾斯通近十年的全球賄賂醜聞被捕，最後他承認罪名。 <text:line-break/><text:line-break/>但兩案還是有相似之處：企業陰謀及政治敏感的交易。 <text:line-break/><text:line-break/>在高恩的案子中，他的女兒指控日產捏造罪名，是為了要擋下日產與雷諾可能的合併。皮魯奇則在美國奇異電子成功吞下法國對手阿爾斯通的能源事業後，才從長年官司脫身。皮魯奇語帶酸味又難過地指出，前阿爾斯通執行長克朗逃過牢獄之災，是為了要讓他促進2015年的奇異電子的收購案。 <text:line-break/><text:line-break/>皮魯奇與法國記者艾倫合寫的《美國陷阱》，帶給足跡遍布全球的企業高層一項警訊。最新例證就是華為公主孟晚舟，因違反美國對伊朗的制裁，在加拿大被捕。 <text:line-break/><text:line-break/>皮魯奇因海外反腐敗法（FCPA）被捕，該法讓美國司法部能在海外對全球非美國企業展開反腐敗調查，並取得數十億美元的罰金。雖然目的是要阻止企業行賄，但他國也對於美國打擊國外企業對手，以及扮演世界警察的行為不滿。 <text:line-break/><text:line-break/>檢方表示，法商阿爾斯通向巴哈馬、埃及、印尼、沙國、台灣的國營企業行賄數千萬美元，以取得總值達40億美元的合約。該公司於2014年認罪，並同意支付7.72億美元罰金，創下當時美國反賄賂法最高額罰款紀錄。 <text:line-break/><text:line-break/>至於讓51歲皮魯奇入獄的案子，環繞著2005年公司與印尼電廠簽下1.18億美元的合約。他的部分工作內容則是替當時營運不佳的公司拿下合約。他幫忙從外面聘請「顧問」，換得當地官員支持。皮魯奇在書中說，整個行動進行順利，公司高層有明確的核可過程。 <text:line-break/><text:line-break/>而在皮魯奇入獄並向美方認罪後，他被公司開除，公司也停止支付法律費用。他身陷囹圄兩年多，並歷經三年保釋期。現在他回到法國，借重自身經驗當起顧問，替企業及員工在美國反腐敗法上提供建議，並告知他們如何保護自己。（取材自彭博資訊） <text:line-break/><text:line-break/>================ <text:line-break/>台灣企業高層被美國關起來 <text:line-break/><text:line-break/><text:line-break/>出處：<text:a xlink:type="simple" xlink:href="http://blog.udn.com/Horace2007/138955805"><text:span text:style-name="T2">http://blog.udn.com/Horace2007/138955805</text:span></text:a><text:s/><text:line-break/><text:line-break/>1、友達副董事長被美國關了2343天(6年半)： <text:line-break/><text:line-break/>ETtoday 2018年07月12日 <text:line-break/><text:line-break/>在美服刑2343天　友達鐵血大將軍陳炫彬：不後悔 <text:line-break/><text:line-break/>2006年底，美國司法部、歐盟貿易委員會等單位先後調查三星、夏普、友達、奇美電等多家台日韓面板廠是否壟斷及操縱面板價格，但三星搶先認罪當起抓耙子（汙點證人），把其他面板同業全都拖下水。2010年6月，美國舊金山聯邦法院正式起訴友達光電、美國分公司和6名主管，包括陳炫彬、熊暉、陳來助、梁兆龍與李燦榮。 <text:line-break/><text:line-break/>2、台灣老闆乖乖去美國坐牢 <text:line-break/><text:line-break/>2010.05.05商業周刊第1172期 <text:line-break/><text:line-break/>從華映到奇美電，大老闆一個個入監，為什麼台灣老闆去美國坐牢？ <text:line-break/><text:line-break/>(1)奇美副董事長和業務主管乖乖到美國被關14個月 <text:line-break/><text:line-break/>去年底，奇美才和美國司法部達成協議，賠償2億2000萬美元（約合新台幣69億元）。四月三十日，美國司法部又公布判決結果，前副董事長何昭陽同意認罪，坦承觸犯反托拉斯法，將在美服刑14個月，並繳交5萬美元的罰鍰。與何昭陽同樣認罪的奇美電業務主管楊柱祥，將面臨9個月刑期及2萬5000美元罰金。 <text:line-break/><text:line-break/>(2)華映董事長及兩位高階主管乖乖到美國被關9個月 <text:line-break/><text:line-break/>2008年11月，華映首先認罪，與美國司法部達成共識，罰款6500萬美元，時任華映董事長的林鎮弘、華映董事長特助劉治軍與行銷業務副總李學龍三人，刑期9個月至6個月，他們三人是第一批入獄服刑的台灣面板廠高階主管。 <text:line-break/><text:line-break/>【黑暗的美國監獄】 <text:line-break/><text:line-break/>其中，一位入獄的華映高階主管跟朋友談到他服刑的過程。 <text:line-break/><text:line-break/>去年，他到監獄報到，看著其他華映主管，被兩名獄卒架著，另一個人拿槍頂著他的腰，直拖進監獄裡。 <text:line-break/><text:line-break/>那是位於加州的一座普通監獄，他被關進一間有兩百人的牢房。這兩百人裡，有終身監禁的重刑犯，有死囚，一間牢房裡，就有三個幫派，黑人、亞裔，「那間牢房裡，只有兩間廁所。」他說，每天早上，光是兩百個人爭奪使用廁所的權利，就是一場無法想像的混亂。 <text:line-break/><text:line-break/>晚上，是最難熬的時間，監獄裡床分成三層，每一層之間間隔只有四十五公分，「胖一點的人，幾乎無法翻身。」每隔幾天，就會聽到上層的人不小心從床上跌到地上。 <text:line-break/><text:line-break/>他小心度過每一天，現在，他終於刑滿出獄。在這個過程中，這位華映主管的感覺只有「無助」兩個字可以形容。 <text:line-break/><text:line-break/>(3)前友達執行副總、佳世達總經理熊暉在美服刑 <text:line-break/><text:line-break/>2018/07/12工商時報 <text:line-break/><text:line-break/>昨日，前友達副董事長陳炫彬舉行新書發表會，與陳炫彬同時入監服刑的熊暉也親自出席站台。熊暉指出，以前缺乏反壟斷相關的訊息，不知道美國反壟斷法認定相當嚴格，只要同業之間私底下有接觸就有可能誤觸法網，而且又有刑事責任，所以美國企業都相當小心，秉持著不接觸的基本原則。 <text:line-break/><text:line-break/>(4)前奇美業務主管、群創總經理楊柱祥曾被美國關9個月 <text:line-break/><text:line-break/>018/10/16 04:10工商時報人物側寫 <text:line-break/><text:line-break/>當年赴美坐牢... 他因禍得福 <text:line-break/><text:line-break/>群創新任總經理楊柱祥最特別的經歷就是因為反托拉斯法，在2010年赴美服刑9個月。不過這赴美「進修」的經歷，讓他英文說得跟台語一樣溜，如今鴻海集團前去美國投資，楊柱祥也成為了「飛鷹計畫」當中重要的一員。 <text:line-break/><text:line-break/>2010年美國司法部對台、韓、日面板廠祭出反托拉斯法，奇美電子總經理何昭陽和擔任業務主管的楊柱祥都選擇認罪、繳交罰金，楊柱祥因而前往美國服刑9個月。 <text:line-break/><text:line-break/>(5)瀚宇彩晶前經理人吳睿紘被美國關7個月 <text:line-break/><text:line-break/>(中央社華盛頓27日法新電） <text:line-break/><text:line-break/>美國司法部今天表示，台灣面板製造商瀚宇彩晶前經理人吳睿紘，已同意涉及共謀操控面板價格所扮演的角色罪名認罪，並接受在美服刑7個月。 <text:line-break/><text:line-break/>司法部在聲明中表示，吳睿紘是前瀚宇彩晶全球銷售及行銷部門主管，他被控涉及一樁全球共謀操控液晶顯示器（LCD）面板價格訟案。聲明指出，吳睿紘在認罪協議中同意服刑7個月並支付2萬美元罰金，以及協助司法部後續的調查。 <text:line-break/><text:line-break/>(6)帝寶車燈總裁許敘銘到美國被關 <text:line-break/><text:line-break/>新新聞周刊 <text:line-break/>2013-04-16 <text:line-break/><text:line-break/>帝寶總裁許敘銘 四月赴美服刑。因違反美國「反托拉斯法」陷入纏訟，台灣車燈大廠帝寶工業，為此案至今已付出超過新台幣20億元的代價，隨著前董事長、現任集團總裁許敘銘這個月即將前往美國服刑，這個大麻煩終於要畫下休止符。 <text:line-break/><text:line-break/>帝寶發言人呂理豐證實，前年十一月已轉任集團總裁的前董事長許敘銘，今年四月就會到美國服刑，刑期在半年至一年之間。帝寶為此案至今付出超過新台幣20億元的代價，但不會影響公司營運。 <text:line-break/><text:line-break/>結語 <text:line-break/><text:line-break/>美利堅帝國是全世界唯一國內司法權可以對全世界每一個國家的人民強行引渡、羈留、起訴、判刑、監禁的國家。一個人的行為構不構成犯罪，美利堅帝國說了算。所以大家一定要提防，要小心，因為美國陷阱就在你身邊。</text:p>
      <text:p text:style-name="P2">鄭豐遠   |  2021.09.29 12:39   |   <text:a xlink:type="simple" xlink:href="http://palinfo.habago.org/Entry?Command=Information_PrintForum&amp;iPage=1#FORUM41052"><text:span text:style-name="T1">#</text:span></text:a></text:p>
      <text:p text:style-name="P3">出國短短五年多，整個世界完全翻轉，我常想，如果我坐時光機回到五年前的自己面前，那個人還認不認得出我來? 大約兩年多前，我決定把電腦的輸入法改成簡體中文，如今除了在巴勒網和面對台灣親友，我幾乎已經不再使用繁體中文打字。這其實並不是什麼特別的事，只是想透過一種文字的外形，藉以拉近自己和祖國的親近感。 <text:line-break/><text:line-break/>2016 來到澳洲後，中美關係很快進入對抗，東西關係急轉直下，西方人露出了真面目，一年比一年可惡，對此我一直有著一股憤怒，不僅是國際上，就說澳洲的反華社會氛圍，經常讓我覺得是不是活在電影裡，原來所謂極右法西斯是真的存在的。過去看二戰電影裡的猶太人，覺得他們是受害者，沒想到有一天我的黑頭髮黃皮膚讓自己也成為了潛在的受害對象。 <text:line-break/><text:line-break/>我甚至想過在澳洲成立一個以宣揚中國文化並帶有互助性質的團體，以保障在澳華人的安全和權利。但後來我知道我個人是做不到的，而且我的台灣人身份讓我也很難把這事辦成。 <text:line-break/><text:line-break/>以上是題外話，我覺得我在不知不覺之中竟然老了很多，很多事以前覺得做得來，現在發現其實困難重重，簡直就像不可能那樣，也許個人的種種條件和性格終究決定自己只能做一些可有可無，雞毛蒜皮的小事。不過，如果有人願意成立「台灣議和團」，我會非常願意當義工，提供一些技術方面的協助，比如說架設網站方面的想法。</text:p>
      <text:p text:style-name="P2">A hsin   |  2021.09.29 12:30   |   <text:a xlink:type="simple" xlink:href="http://palinfo.habago.org/Entry?Command=Information_PrintForum&amp;iPage=1#FORUM41051"><text:span text:style-name="T1">#</text:span></text:a></text:p>
      <text:p text:style-name="P4">有關最近母語議題，講不講母語不是問題，問題是有心人在操弄， <text:line-break/>對沒有金湯匙大多數人來說，真正問題是房價、薪水、萊劑等議題， <text:line-break/>人的專注力有限，如果花太多時間去關心價值議題， <text:line-break/>關於錢或生存議題的專注力就會被轉移焦點， <text:line-break/>這是媒體及背後資本希望看到的。 <text:line-break/><text:line-break/>罷免倒數另闢戰場？陳柏惟「母語」質詢挨轟作秀激出高聲量 <text:line-break/><text:a xlink:type="simple" xlink:href="https://udn.com/news/story/6656/5779220?from=udn-relatednews_ch2"><text:span text:style-name="T2">https://udn.com/news/story/6656/5779220?from=udn-relatednews_ch2</text:span></text:a></text:p>
      <text:p text:style-name="P2">陳真   |  2021.09.29 11:01   |   <text:a xlink:type="simple" xlink:href="http://palinfo.habago.org/Entry?Command=Information_PrintForum&amp;iPage=1#FORUM41050"><text:span text:style-name="T1">#</text:span></text:a></text:p>
      <text:p text:style-name="P3">這事對旁人也許極其瑣碎，對我卻是重點，也是長久以來的難處，那就是分類。 <text:line-break/><text:line-break/>醫學很容易分類，其它科學也是，眼科就是眼科，骨科就是骨科，分類上並無困難。我想，社會科學或評論性質的東西應該也很容易分類。 <text:line-break/><text:line-break/>不知道為什麼，撇開自然科學必然得分類不談，我對那些分類得一清二楚的東西，往往看一眼就很反感，無法再往下看，也許那是因為跟我的八字不合。 <text:line-break/><text:line-break/>如果你看不懂我現在在講什麼，那就不用往下看了，因為你顯然沒有這方面的困擾。 <text:line-break/><text:line-break/>有些網站，作者給自己的文字做了種種很細的分類，我一看就想走人。並不是說不能分類，巴勒網或親系譜的首頁文章也都有分類，但那畢竟有點蠢，因為連我自己都不知道該把哪些東西分到哪一類。 <text:line-break/><text:line-break/>也許那是因為屬於 "文" 的東西往往有一種 "抗拒分類" 的內在屬性。不但抗拒分類，而且抗拒 "有頭有尾"。我很早就發現自己的這個根本問題，很想克服，卻做不到。 <text:line-break/><text:line-break/>1997年的7月3號，第一次讀維根斯坦，在他的 "Philosophical Investigations" 的序言讀到一段話，捧讀再三，非常感動，原來世界上也有人有著跟我同樣的困擾。 <text:line-break/><text:line-break/>那段話是這麼說的： <text:line-break/><text:line-break/>"After several unsuccessful attempts to weld my results together into <text:line-break/>such a whole, I realized that I should never succeed. The best that I <text:line-break/>could write would never be more than philosophical remarks; my <text:line-break/>thoughts were soon crippled if I tried to force them on in any single <text:line-break/>direction against their natural inclination.——And this was, of course, <text:line-break/>connected with the very nature of the investigation. For this compels <text:line-break/>us to travel over a wide field of thought criss-cross in every direction. <text:line-break/><text:line-break/>The philosophical remarks in this book are, as it were, a number of <text:line-break/>sketches of landscapes which were made in the course of these long <text:line-break/>and involved journeyings." <text:line-break/><text:line-break/>意思大約是說： <text:line-break/><text:line-break/>"我企圖把我的研究成果連接成一個整體，但是，經過多次的嘗試，我發現，我永遠都不可能做到。我能做到的最好寫作方式不過就是寫成一個個哲學片段。我如果硬要把它們往某個方向擠壓，我的思想馬上就會受到殘害。 <text:line-break/><text:line-break/>為什麼會這樣呢？那當然是因為哲學研究的內在本質使然。也正因為如此，這將使得我們往每個不同方向，漫遊於縱橫交錯的思想世界。 <text:line-break/><text:line-break/>在這漫長而複雜的思想旅程中，我在這書裏頭所寫下的這些哲學片段，彷彿就像對於各種風景的一道道素描。" <text:line-break/><text:line-break/>維根斯坦說得很對，如果我們硬要把某種文字朝著某個方向擠壓，思想馬上就會受到破壞。 <text:line-break/><text:line-break/>講哲學太隆重，講思想也太沉重，你不妨想想日記、想想情書究竟是怎麼寫的？能分類嗎？這一章是談我對妳的人格觀察，那一章是描述我對妳的外表評估與反應；今天的日記是談親子互動的不同模式，明天是寫關於高雄市交通應有的規畫？ <text:line-break/><text:line-break/>我有很多書，成千上萬，因為幾乎全是哲學，少部份是文學，分類也是我的一大困擾，因為事實上它們就像個蜘蛛網，彼此縱橫交錯，你很難說這條蜘蛛絲究竟是要分類到哪一個位置？事實上，整個網互有關聯而無法獨立分類。 <text:line-break/><text:line-break/>因為抗拒分類，我其實也不知道哪些文字該放到巴勒網的首頁。我也不知道首頁到底有什麼特別的重要性？到後來，我都只是隨便，想放首頁就放，沒有什麼邏輯。 <text:line-break/><text:line-break/>至於 "抗拒有頭有尾"，如果你聽不懂，那就不妨想想，情書有寫完的一天嗎？情書有起承轉合的結構問題嗎？情書有第一章、第二章...那樣的獨立結構嗎？ <text:line-break/><text:line-break/>因為抗拒分類，抗拒有頭有尾，許多時候，我對於把文字取個標題也很抗拒，因為感覺很蠢，我又不是在寫社論或寫作文，我並不是刻意想寫些什麼有頭有尾的什麼論述，哪需要標題？弄個標題感覺就是很蠢，很容易讓人誤會這是一篇刻意寫成的什麼主題性論述。 <text:line-break/><text:line-break/>當然，有些主題很明確，例如談生化武器。但是，大部份時候，不過就是像在講話那樣，我們畢竟不會在講話時想弄個標題，或是把它硬是往某個方向擠壓，或是講得有頭有尾似的。那不是某些語言、思想或文字應有的本質與風貌。 <text:line-break/><text:line-break/>小說有頭尾，有結構，但它依然無法分類，你很難說它究竟屬於哪一類。文字如此，圖畫、影像也是。 <text:line-break/><text:line-break/>小時候最怕上作文課，因為那就是擠壓，硬是要朝某個方向寫一篇刻意有頭有尾的東西，感覺就是特別蠢。我們如果想毀掉一個人的思想和文字能力，那就多多讓他上作文課，學一套起承轉合，很快他的 "阿搭罵" 就會 "孔古力" 了。 <text:line-break/><text:line-break/>維根斯坦的所有著作全部都是沒頭沒腦的零碎片段，而且經常重覆。這不奇怪，這只是思想或情感應有之本質。當然，那是一種告白，一種日記，一種自言自語。若是公眾文字，為了儘量溝通，就得自我傷害，弄些分類，儘可能寫個頭尾，寫出個結構。但它終究是一種缺陷與傷害。看多了這種東西，小心腦袋壞掉。</text:p>
      <text:p text:style-name="P2">五元   |  2021.09.29 09:28   |   <text:a xlink:type="simple" xlink:href="http://palinfo.habago.org/Entry?Command=Information_PrintForum&amp;iPage=1#FORUM41049"><text:span text:style-name="T1">#</text:span></text:a></text:p>
      <text:p text:style-name="P4">最近有一部電影,叫做(尚氣) <text:line-break/>標準好萊屋英雄片,我沒興趣但是同事看得很滿意, <text:line-break/>說:為什麼外國人拍的武打片就是比較好看? <text:line-break/><text:line-break/>其實這些美式英雄電影演的不外乎是美國人手撕納粹,手撕外星人,手撕恐怖份子, <text:line-break/>這些劇情不就是所謂的抗日神劇手撕鬼子套路? <text:line-break/>怎麼一換成洋大人主演,這些荒謬的內容立馬轉身高大上? <text:line-break/>該說這是雙重標準嗎? <text:line-break/>其實也不是,這是長期無條件全方位不思考接收美式文化的影響, <text:line-break/>在要你獨立思考的同時也灌輸你思考的方向, <text:line-break/>久而久之,你認為的獨立思考其實就是照著美國要的方式思考. <text:line-break/><text:line-break/>這就是我周圍的生活寫照,不分性別年齡層,無條件接收美國灌輸的一切觀念, <text:line-break/>只看台灣新聞台,遇到任何事都是美國好棒棒,中國好黑暗, <text:line-break/>彷彿生活在桃花源,不知有漢,無論魏晉, <text:line-break/>聽他們聊天聽久了還會覺得無知真是一種幸福呢!</text:p>
      <text:p text:style-name="P2">馨尹   |  2021.09.29 06:39   |   <text:a xlink:type="simple" xlink:href="http://palinfo.habago.org/Entry?Command=Information_PrintForum&amp;iPage=1#FORUM41048"><text:span text:style-name="T1">#</text:span></text:a></text:p>
      <text:p text:style-name="P3">前面轉貼王孟源博士的文章，王博士提到他在2015年寫過統一的文章，見下面連結 <text:line-break/>【台湾】无知与短视的后果 <text:line-break/><text:a xlink:type="simple" xlink:href="http://blog.udn.com/MengyuanWang/108908703"><text:span text:style-name="T2">http://blog.udn.com/MengyuanWang/108908703</text:span></text:a><text:s/><text:line-break/>文章裡提到的另一篇好文《政府的第一要务》，用人命量化政府施政，發人深省。 <text:line-break/><text:a xlink:type="simple" xlink:href="http://blog.udn.com/MengyuanWang/108908668"><text:span text:style-name="T2">http://blog.udn.com/MengyuanWang/108908668</text:span></text:a><text:s/><text:line-break/><text:line-break/>題外話 <text:line-break/>1&gt; 為何2017年以前的文章是簡體字?因為以前的平台在2017年要停掉，有位大陸的朋友寫程式將平台的文章整個抓下來放進資料庫(可能是這時轉成簡體字)，再尋找適合的平台移轉，王博士希望方便台灣的讀者，所以最後落腳UDN現在的平台(也是程式幫忙)。 <text:line-break/><text:line-break/>2&gt; 巴勒網與UDN都不能分類，巴勒網更離譜就是一個流水帳式的留言板。都不如李偉平醫師的痞客邦。古人說慎始，短短兩個字盡在不言中。 <text:line-break/><text:a xlink:type="simple" xlink:href="https://wleemc.pixnet.net/blog/post/121215484-%E6%88%90%E4%BA%BA%E6%89%93%E7%96%AB%E8%8B%97%E6%9C%83%E7%A0%B4%E5%A3%9E%E5%85%8D%E7%96%AB%E5%B9%B3%E8%A1%A1"><text:span text:style-name="T3">https://wleemc.pixnet.net/blog/post/121215484-</text:span><text:span text:style-name="T4">成人打疫苗會破壞免疫平衡</text:span></text:a><text:s/><text:line-break/><text:line-break/>3&gt; 我肯花時間看，一再反覆看的文章的作者，在繁體世界只有陳醫師李醫師王博士，都是比我聰明的人，都是人格高尚的統派。沒有吹捧，只是想到隨便說說。來到網路世界，才學會謙虛。</text:p>
      <text:p text:style-name="P2">吳聲志   |  2021.09.29 02:55   |   <text:a xlink:type="simple" xlink:href="http://palinfo.habago.org/Entry?Command=Information_PrintForum&amp;iPage=1#FORUM41047"><text:span text:style-name="T1">#</text:span></text:a></text:p>
      <text:p text:style-name="P4">我我反資本主義的心路歷程2 <text:line-break/><text:line-break/>說說我對中美兩大國的看法： <text:line-break/><text:line-break/>4.對中國大陸（中國共產黨）的認識，始於胡錦濤主席，那時候大陸改革開放沒多久，胡錦濤又不是江派人馬，外部又有很多挑戰，可我看胡錦濤十年帶著他的團隊，很堅定的克服一關又一關的挑戰，取得了巨大的成就，讓我非常感動，胡錦濤的團隊真的忍讓、包容、團結、犧牲、奉獻、忍辱負重。 <text:line-break/><text:line-break/>至於習近平主席在胡錦濤主席建立的基礎上，展開了佈局全球的一帶一路計劃和嚴打貪腐，一為中國開創了新時代、二為國家墊定了政治清明的基礎，最近看到一段習主席以前的訪談，他談到年輕時和基層老百姓生活的日子，臉上露出了幸福的微笑，非常的感動，覺得他是這個世界上最深情的男人。 <text:line-break/><text:line-break/>5.美國的部份沒什麼好說的，對台灣只是藉由兩岸矛盾加以利用，吃乾抹淨，連選個總統都要經過美國同意，凡是都以美國的利益為主，不折不扣就是殖民地，真是不爽。 <text:line-break/><text:line-break/>6.至於兩岸問題，是歷史遺留下來的，以‘現狀’來說，大陸和台灣同屬中國，只是‘內戰’暫停，以智慧來化解矛盾，和平統一才是正道，台獨就是分裂國土，就是叛國，舉另外一個例子做說明，如果今天中國說要統一‘已經獨立的蒙古‘，那便沒有正當性。</text:p>
      <text:p text:style-name="P2">吳聲志   |  2021.09.29 01:11   |   <text:a xlink:type="simple" xlink:href="http://palinfo.habago.org/Entry?Command=Information_PrintForum&amp;iPage=1#FORUM41046"><text:span text:style-name="T1">#</text:span></text:a></text:p>
      <text:p text:style-name="P3">大家好，好久不見，說說我的心路歷程 <text:line-break/><text:line-break/>我反資本主義的心路歷程 <text:line-break/><text:line-break/>1.我從小也是受反共教育長大的，不過在我高中時期，我對美國（資本主義）有很深的厭惡感，那時候我感覺到我們中國文化的和平、忍讓、團結、包容是很美好的，而西方文化（資本主義）的本質是強者生存，也就是弱肉強食，他們美化成英雄主義，但我們卻崇拜西方文化，捨棄自己的靈魂，這個時候我意識深深的被文化殖民的感覺。 <text:line-break/><text:line-break/>2.而後在我大學的時候，我發現共產黨反資本主義的情緒和我們反共產黨的情緒是相同的，都是貼標籤、喊口號，卻不知道自己在反對什麼，很空洞的感覺，那時候我再想如果我身在共產國家，是不是就一樣反美、反資本主義，後來我就認清了事情的本質，不過就是一場鬥爭，而無關是非黑白。 <text:line-break/><text:line-break/>3.而後更了解資本主義就是西方殖民的延伸，就像西方兩百多年來不斷侵略殖民我們一樣，而共產主義反而是重視老百姓，為人民謀福利的一種主義，而資本主義卻帶來深深的腐化、墮落（一切向錢看、有錢才是老大），現在的我比較認同共產（均富）的想法。 <text:line-break/><text:line-break/>以後再來說對中美的想法</text:p>
      <text:p text:style-name="P2">人民   |  2021.09.29 00:50   |   <text:a xlink:type="simple" xlink:href="http://palinfo.habago.org/Entry?Command=Information_PrintForum&amp;iPage=1#FORUM41045"><text:span text:style-name="T1">#</text:span></text:a></text:p>
      <text:p text:style-name="P4"><text:a xlink:type="simple" xlink:href="https://news.ltn.com.tw/news/politics/breakingnews/3686240"><text:span text:style-name="T2">https://news.ltn.com.tw/news/politics/breakingnews/3686240</text:span></text:a><text:s/><text:line-break/><text:line-break/>太子之所以選李登輝接班，絕非偶然，怕死後被呆丸郎清算。果然，李在世時，太子未被清算。現在李已死，這筆帳要開始算了。説巧不巧，也就是兩蔣將全面被清算的當下，黨國的左統派竄出頭。否則，張亞中這種人，在黨內是邊緣又邊緣的人。</text:p>
      <text:p text:style-name="P2">李念淨   |  2021.09.28 23:31   |   <text:a xlink:type="simple" xlink:href="http://palinfo.habago.org/Entry?Command=Information_PrintForum&amp;iPage=1#FORUM41044"><text:span text:style-name="T1">#</text:span></text:a></text:p>
      <text:p text:style-name="P3">剛剛轉貼的文章發現漏了一句 <text:line-break/><text:line-break/>「应该允许各种不同的制度和模式发展，互相取长补短。」 <text:line-break/><text:line-break/>google簡繁轉換經常會莫名其妙漏字。</text:p>
      <text:p text:style-name="P2">馨伊   |  2021.09.28 22:19   |   <text:a xlink:type="simple" xlink:href="http://palinfo.habago.org/Entry?Command=Information_PrintForum&amp;iPage=2#FORUM41043"><text:span text:style-name="T1">#</text:span></text:a></text:p>
      <text:p text:style-name="P3">王博士的文章底下與讀者的討論，也很精彩，值得一讀。 <text:line-break/><text:line-break/><text:a xlink:type="simple" xlink:href="http://blog.udn.com/MengyuanWang/128020354"><text:span text:style-name="T2">http://blog.udn.com/MengyuanWang/128020354</text:span></text:a><text:span text:style-name="T2"><text:s/></text:span><text:line-break/><text:line-break/>轉 王孟源博士 <text:line-break/>【台灣】再談統一 <text:line-break/>2019/07/09 <text:line-break/>上一篇文章隨便談談返臺的一些感想，結果留言欄裏還是有讀者要談統一。我和住台灣的朋友聊天，統一也是無可避免的話題。既然大家都這麽有興趣，我也有好一段時間沒有專門討論這個議題，那麽乾脆把我最新的想法寫在這裏。 <text:line-break/><text:line-break/>當然，所謂的“想法”，仍然指的是純客觀的分析和預測，不含任何主觀的意願或偏好。讀者要參與討論，也必須遵守這個原則。 <text:line-break/><text:line-break/>台灣的地理位置和人文歷史，使其在國際地緣政治鬥爭裏，有若干重要性，因此它的命運和前途，必然是由能管轄西太平洋的世界霸主來決定。因爲自二戰結束至今，這個世界霸主無可懷疑的就是美國，所以台灣的身份自然是以美國利益的最大化為前提，具體的方案就是不統不獨，如此一來，美國得以充分運用台灣為棋子來牽制中國這個地區强權。這個道理，和爲什麽Putin讓東烏克蘭處於半獨立狀態，是完全相通的。 <text:line-break/><text:line-break/>那麽統一和主導西太平洋的霸權換手，就有密切的關聯。因爲國土的統一是中共建國以來的一貫訴求，霸權轉移和台灣統一其實是一體兩面、互爲充要條件。一旦中方覺得時機成熟、開始主動加速統一進程，美方和臺方或許會破罐子破摔，徑行宣佈獨立，但那必然是短暫而無實際意義的。 <text:line-break/><text:line-break/>不過前述的分析，假設所有的玩家都有足夠的理性。如果美方/臺方到達瘋狂的地步，在霸權轉移未成熟、中方試圖繼續維持現狀的前提，仍然堅持要正式獨立，那麽中共即使必須在軍事、外交、經濟和貿易等方面付出非常嚴重的代價，也會立刻進行被動的武統。這在陳水扁任内，是真正的危險，然而當時美國要對阿富汗和伊拉克用兵，沒有興趣配合。隨著中美實力的天平逐漸向中方傾斜，美方對軍事衝突的勝負越來越沒有把握；再加上Trump雖然以非理性著稱，但是對軍事冒險卻有天生恐懼，所以這個可能性也越來越低。 <text:line-break/><text:line-break/>既然中國的總體國力超越美國，只是時間問題，那麽簡單邏輯就可以達成台灣統一也只是時間問題的這個結論。但是統一又分武統和文統兩種形式：武統之後，中共才可以采行新疆模式，亦即由大陸派出大多數政務官僚做直接管理，並對問題份子做監管和教育；如果是文統，就只能依據香港模式做一些修正，例如事先把引渡和愛國條款寫入基本法。 <text:line-break/><text:line-break/>我以前一再强調，這兩個選項的真正差別，在於能否對台灣的政治社會體制做大規模的深刻改革，對台灣統一後的治理和發展有很大的影響。從台灣人的長期利益來看，自然是有徹底的改革最好，把社會上謊言充斥、不講理性的愚昧現象消除，打破政治上藍綠土豪輪流分贓的慣例，才能解放經濟活力，增進底層人民的福祉。然而統一的主動權在中方，所以其形式和時程也必然是以中方利益的最大化為前提。 <text:line-break/><text:line-break/>我認爲中方主動武統有四個要素，缺一不可： <text:line-break/><text:line-break/>1） 國際環境許可，沒有嚴重打斷國力發展的後果。中方的戰略目標中，只有持續發展國力這一項的重要性和緊急性是顯著超越國土統一的。如果過早出手，美國必然會聯合歐洲和日澳對中國進行嚴重的制裁和圍堵，讓中方得不償失。所以在軍事方面，要求中共的海空軍有明顯的能力將美軍的航母戰鬥群拒止於第二島鏈之外，從而完全消弭美方做任何軍事干預的可能；在外交方面，則要求中國的國際地位和關係，强大到歐洲不可能參與實質制裁的地步。 <text:line-break/><text:line-break/>2） 台灣内部的政治社會風氣持續惡化，完全否定文統的可能性。除了未來選舉的結果之外，這還取決於能否推行教育改革，扭轉過去20年對年輕一輩的洗腦毒化。這個工作當然是很困難的，但是如果台灣人要避免武統，這是唯一操之在己的努力方向。 <text:line-break/><text:line-break/>3） 中國的最高領導階層，在吸取香港的教訓之後，能有大破大立的決斷，以追求長治久安。以往毛澤東和鄧小平都有這樣的決斷，我覺得習近平也有的，但是他的下一任就很難説了。 <text:line-break/><text:line-break/>4） 在時機成熟的時候，出現武力衝突的導火綫。這是最不確定的一點，它可能是台灣内部發生嚴重金融危機（例如因爲大保險公司或退休基金破產），或者有重大的暴亂（例如大規模示威受到鎮壓），或者菲律賓選出一個親美的無腦總統，在南海挑起戰事，或者美國決定對伊朗或北韓發動全面戰爭。 <text:line-break/><text:line-break/>我在2015年曾說過，在2025年之前，中方不可能主動進行武統，主要考慮的是第一點。後來Trump當選總統，倒行逆施，自行破壞與歐日的盟友關係，至今後兩者都已經開始被迫采行獨立的外交政策，不再自動跟隨美國對中方做打擊。如果Trump能在2020年當選連任，則必將完全消除歐日因武統而對中方做實質制裁的可能。即使是民主黨人當選，隨著中共軍力和經貿實力的進一步加强，2025年仍然會是一個轉捩點。 <text:line-break/><text:line-break/>既然如此，台灣2024年的總統選舉就是一個關鍵；如果深綠候選人，如賴清德當選總統，那麽武統的機率將大幅增加。相反的，如果有遵循實用主義的總統在2020年就開始改革教育，重建理性社會，那麽武統的機率會大幅減小。 <text:line-break/><text:line-break/>我在前文《談中共修憲》的正文和留言欄討論中，曾經做過結論：習近平之所以要修憲取消任期限制，原因在於他不放心在中國實力超越美國霸主的這個渡河過程中途換馬，尤其是内部改革反對者眾，如果只有十年的固定任期，必然會有普遍的以拖待變心態。取消任期限制能消弭陽奉陰違的消極態度，倒不是他真想要做終身總統。我個人的猜測是有大約一半的可能，他會在2027年卸任。如果真是如此，那麽習近平很可能也不放心把統一這樣重要的工作留給下任，假使外部的時機也成熟了，他只需要有合適的導火綫就能出手。 <text:line-break/><text:line-break/>綜合以上的分析，我覺得2026年前後是一個很重要的關鍵時刻，中共有大約50%的機率會主動發動武統。如果因爲以上的四個要素沒有齊全，台灣拖過了這個關口，那麽武統的機率就會大幅降低。到了2035年以後，局面又將會有很大的變化：這時中國的外交地位應該已經明確地在國際上獨占鰲頭，但是内部會有新的嚴重挑戰。 <text:line-break/><text:line-break/>首先，領導階層沒有經歷過文革的苦難，心態會與老一輩完全不同。與此同時，少子化和過度城市化會對整體經濟發展帶來阻力，尤其是小城市和鄉下會有嚴重的衰退壓力，從而加劇地域之間的貧富不均。整體的GDP成長率一旦下落到低於5%，就會少於大資本不勞而獲的尋租利得，那麽不可避免地會使階級之間的貧富差異成指數成長。換句話説，中國内部將面臨與現在的歐美類似的中產階級無法維持既有生活水準的問題（這也是爲什麽我一直把貧富不均列爲21世紀人類的頭號難題）。要從這些可預見的變化來推論台灣的前途，所需的假設（亦即邏輯層次）太多，沒有什麽意義；例如領導階層心態改變後，對戰爭是排斥還是輕率，内部經濟問題會使動武更困難還是更容易，兩個方向都有可能，我們還是等到2026年再來討論吧。</text:p>
      <text:p text:style-name="P2">李念淨   |  2021.09.28 21:59   |   <text:a xlink:type="simple" xlink:href="http://palinfo.habago.org/Entry?Command=Information_PrintForum&amp;iPage=2#FORUM41042"><text:span text:style-name="T1">#</text:span></text:a></text:p>
      <text:p text:style-name="P4">一個大陸朋友的解讀 <text:line-break/>雖然都是常識，但整理得很好 <text:line-break/><text:line-break/>作者：持续低熵 <text:line-break/><text:a xlink:type="simple" xlink:href="https://www.zhihu.com/question/270925639/answer/2112482676"><text:span text:style-name="T2">https://www.zhihu.com/question/270925639/answer/2112482676</text:span></text:a><text:s/><text:line-break/><text:line-break/><text:line-break/><text:line-break/>公知的核心是反共。以前寫過很多關於公知的鍵政文，但沒有寫過直接開導公知的。 <text:line-break/><text:line-break/>從行為看，大部分公知的問題仍然屬於人民內部矛盾。因此抱著治病救人的態度，我是一貫吹共的，寫了很多東西，我知道那些東西你們也看不進去，所以我今天不說那些東西，僅僅是 <text:line-break/><text:line-break/>1 但這些損失和資本主義發展歷程上造成的損失比是相對小的 就算你不承認這一點，最起碼也應該承認二者至少是一個量級。 <text:line-break/><text:line-break/>2 社會主義發展造成的損失很大程度上是在外部環境過於惡劣（被資本主義圍堵）以及之前落後太多的背景下發生的，而 誰的道德包袱更重，一目了然。 <text:line-break/><text:line-break/>3 人類文明的探索是複雜的事情，社會主義在發展中取得了很多成就，連他的主要競爭對手資本主義社會也吸收了很多社會主義色彩的東西，這是西方國家自己都不否認的。 <text:line-break/><text:line-break/>4 因此你對共產黨的認知要與時俱進。 <text:line-break/><text:line-break/>5 這是極端仇視中國恐懼中國的西方勢力都無法否認的，否則他們害怕什麼呢？當然了還有一些人會覺得假如不是中共，中國可以發展得更厲害。但是考慮到作為對比的印度的狀態，考慮到二戰後非城市的前農業國變為工業發達國的只有中國和韓國兩個例子，架空歷史下中國會發展得更好的可能性是難以令人信服的。 <text:line-break/><text:line-break/>6 中國的總體實力超過美國是可能的。當然我認為是必然的，我知道你不同意，但是你至少應該接受這是完全可能的。否則美國和西方驚慌什麼呢？否則你驚慌什麼呢？既然中國的實力超過美國是可能的，你對共產黨的態度就必須在這個前提下進行全盤考慮。 <text:line-break/><text:line-break/>我上面講的都是大道理。大道理管著小道理，持續低熵幾百字足以壓倒反共大師筆下百萬言 <text:line-break/><text:line-break/>人生的宏觀判斷，有的時候就是在短短幾句話能講清的道理基礎上建立的。你一旦判斷錯了，整個人生的很大一部分精力就是在構築一個笑話。越是聰明人越不要在大判斷上犯顛覆性的錯誤，螳臂擋車無所謂，自我降智才是真悲劇。</text:p>
      <text:p text:style-name="P2">陳真   |  2021.09.28 20:01   |   <text:a xlink:type="simple" xlink:href="http://palinfo.habago.org/Entry?Command=Information_PrintForum&amp;iPage=2#FORUM41041"><text:span text:style-name="T1">#</text:span></text:a></text:p>
      <text:p text:style-name="P3">台灣議和團芻議 <text:line-break/><text:line-break/>陳真 <text:line-break/><text:line-break/>2021. 09. 28. <text:line-break/><text:line-break/><text:line-break/>島內不管誰當家，都不會改變台灣解放的必然結果。但是，支持台灣重回祖國懷抱的人越多，台灣人在回歸過程中所承受的痛苦就會越少。反之，越是仇中反華，越是頭腦不清，人渣黨越是得勢，痛苦就會越多，甚至是血腥悲劇性結局。 <text:line-break/><text:line-break/>人渣黨的利益跟台灣人的利益是完全相反、相斥的，藉著炒作兩岸對立與仇恨，騙取選票，一黨獨大，無法無天，為所欲為；當這些貪得無饜的人渣撈得越多，台灣人就越不好過。 <text:line-break/><text:line-break/>以台灣人內部的力量，一時之間不可能對抗美國及其走狗，更不用說鏟除其勢力。但是，我們至少可以儘量讓更多人覺醒，儘可能減少兩岸政治操弄的痛苦後果。 <text:line-break/><text:line-break/>至於朱立倫這位美國CIA特務，乃是典型的政治權貴與投機政客，跟人渣黨一樣，表面上是獨 (長年以來支持所謂兩國論)，但是，所謂台獨只是藉口與手段，打擊、摧毀中國大陸才是唯一目標。這只是一個基本事實。 <text:line-break/><text:line-break/>美國不是智障，美國也一定知道台獨毫無一絲可能性。或者說，它惟一實現的可能就是透過幾千顆核彈，把中國徹底毀滅十遍，也許才有可能台獨。但是，走到那一步的可能性畢竟微乎其微，因為那意味著世界末日；當整個世界都毀了，自然也無所謂台獨。 <text:line-break/><text:line-break/>也就是說，任何一個稍微有點政治意識的人，都不會以為台獨有一絲可能性。因此，台獨與否根本不是美國及其走狗們的目的，毀滅中國或阻止中國永久無法超越美國，才是唯一目標。台獨只是敵人的一種手段，而非目的。 <text:line-break/><text:line-break/>島內選舉如果還有一點意義，那就是促使更多台灣人意識到台灣身為殖民地、身為一顆 "美製狗肉炸彈" 的可怕命運，從而或許能減少變局過程中的痛苦程度，甚至扭轉殖民命運。 <text:line-break/><text:line-break/>人渣黨及朱立倫之流的國民黨，基本上只是完全聽命於美國的走狗；綠狗扮黑臉，藍狗扮白臉，其興衰雖無關大局，但是，揭露與制裁走狗的惡行仍然有其意義，或許能夠讓更多人看清楚長年以來瀰漫整個島嶼、鋪天蓋地的仇中謊言以及出賣台灣掏空台灣的各種巨大貪污惡行。 <text:line-break/><text:line-break/>我覺得，除了期待某個檯面人物如張亞中和洪秀柱之外，每個人自己事實上也都能夠有所作為，例如儘可能自我教育，充實自己的相關知識與見聞，勿為人所惑，並且讓周圍更多人認清真相。 <text:line-break/><text:line-break/>我看馨尹提供的這段視頻，感覺很驚豔： <text:line-break/><text:line-break/><text:a xlink:type="simple" xlink:href="https://youtu.be/ormbb6R5Yo0"><text:span text:style-name="T2">https://youtu.be/ormbb6R5Yo0</text:span></text:a><text:s/><text:line-break/><text:line-break/>之前並不知道誰是陳竹音，看了視頻，頗為動容，而我期望的就是這樣。套句林義雄影響我很深的一段話，所謂 "笨鳥先飛"，我努力飛過了，"希望背後能夠有更多優秀的鳥兒隨著起飛"，慢慢也許就能減少政治謊言與兩岸仇恨操弄的傷害。 <text:line-break/><text:line-break/>另外我還看到這段視頻，也是很驚訝： <text:line-break/><text:line-break/><text:a xlink:type="simple" xlink:href="https://youtu.be/CMIuEXNOGGk"><text:span text:style-name="T2">https://youtu.be/CMIuEXNOGGk</text:span></text:a><text:s/><text:line-break/><text:line-break/>我不知道受訪者是誰，言詞俐落，很佩服。當這樣的聰明人越多，腦殘就會越少，台灣人的痛苦也就會越少。 <text:line-break/><text:line-break/>至於檯面人物，例如張亞中 (我對於誓死反對一國兩制的韓國瑜，在這一點上並無太大的期待)，何必非得留在國民黨這個陰沉窩囊且唯利是圖的太監黨裏頭不可？根本沒必要啊。自己出來組個黨，從頭做起，肯定會有很多人願意入黨。 <text:line-break/><text:line-break/>我接收資訊的方式，跟一般人大不同。我向來採取主動，並且根據心裏某些問題來吸收資訊。十幾二十年來，我常思考兩個問題。簡單這麼說，一是大約何時解放。二是解放過程中，我們能夠做些什麼？總不能傻傻地等待各種變局的到來而無所作為吧？ <text:line-break/><text:line-break/>對於第一個問題，我沒有很確定的答案，但我的思索有幾個方向，例如經濟(主要是美元霸權的問題)，科技，軍事以及媒體宣傳戰。真正決勝負的力量不外就是前三者。我對這些東西很外行，雖然長期吸收相關資訊與知識，但依舊外行。 <text:line-break/><text:line-break/>依我的外行意見，除了軍事可能需要更長的時間追趕之外，其它貨幣戰與科技戰兩方面，大陸幾乎都能在幾年內逐漸佔上風。 <text:line-break/><text:line-break/>另外，我還考慮到台灣解放的問題之於中國全面復興的重要性到底有多少？我認為，台灣之回歸，乃是終結中國百年國恥的最後一章，祖國將會不計任何代價。 <text:line-break/><text:line-break/>另外，我也常想，究竟到哪個時程，台灣解放的問題才會端上檯面，構成一個政治前提？一般知道的大約有兩個時間點，一是2035，一是2049。此外，習近平的任期或許也是一個關鍵點。 <text:line-break/><text:line-break/>若他繼續連任至2027，那麼，他總不可能對台灣問題毫無具體規畫就糊里糊塗交給下一任繼續拖吧？如果他再繼續連任一次，比方說到2032年，屆時他也已經七、八十歲了，距離中華民族全面復興的第一階段時程(亦即2035年)，也只剩兩三年，似乎也不太可能拖到那時候。 <text:line-break/><text:line-break/>另一方面，我也考慮美國的想法。美國要打擊中國或毀滅中國，必然會選在他還能打得贏或代價可控的時間點之前動手。也就是說，一旦超過了某個時間點就打不贏中國了。 <text:line-break/><text:line-break/>以我一個軍事與貨幣外行人的估計，中國應該不至於在十年內都還趕不上美國的一半軍力與國力吧？中國不用打贏美國，他只要有實力保證相互毀滅，美國就不可能動手。 <text:line-break/><text:line-break/>因此，我想，或說我猜，美國想搞中國，得在十年內完成，否則不可能有勝算。十年只是一個很保守的估計，也許六、七年內就得分個勝負，看是要接受中國的崛起，願意平等相待，共存共榮，抑或是在六、七年內發動各種無恥攻擊，包括最有可能進行的新一波更惡毒的生化武器戰爭。 <text:line-break/><text:line-break/>綜合以上，我的判斷是大約在2027年前後，台灣問題就必須有個明確的結局或結論。 <text:line-break/><text:line-break/>至於我的第二個問題：在解放過程中，我們身處島內，該做些什麼以及能做些什麼？幾年來，對此我有一些很具體的想法，但是，自己的想法理當是自己應該先去做才對。但我現在是兩個五、六歲小娃的爸，公私折騰不斷，每天忙到天昏地暗，身心俱疲，只能期待有志之士揭竿起義，而我只能當個追隨者。 <text:line-break/><text:line-break/>對此，撇開具體作法不談，我有一些比較原則性的想法，亦即我們應該集結一種認同台灣解放、回歸祖國的力量。這股力量，理當由國民黨、新黨、勞動黨及統促黨和巴勒網、遠望雜誌、夏潮和釣魚台協會等等等，各方建立最大共識，集結成一種政治聯盟，以台灣回歸祖國為目標，進行島內教育、宣傳、組訓與抗爭。 <text:line-break/><text:line-break/>目標雖是因應與促進台灣解放，但名稱可以委婉一點，比方說兩岸一家親聯盟之類。名稱溫和點比較好，別老是解放解放的會嚇死人，本質純粹就好，沒必要在名稱上逞威風。我常想的一個名稱是 "台灣議和團"，議論與追求和平解放，確保台灣人最大利益與最小傷害。 <text:line-break/><text:line-break/>陳映真早年創立一個 "中國統一聯盟"，幾年前我一直想加入，但是，就跟新黨一樣，幾次寫信始終都沒有回音。新黨也一樣，已經三年了，新黨還欠我一千元黨費，若不接受我入黨，就應該還我錢才對。題外話。 <text:line-break/><text:line-break/>做為一個黨外元老，我發現綠營和其它顏色的政治勢力作法非常大不同。在黨外或民進黨早期，任何一個人，只要稍微有點想法、有點能力或參與意願，馬上就會有很多人主動來找你，希望藉助你的長才與熱情，希望你進一步加入，共襄盛舉。 <text:line-break/><text:line-break/>但是，藍營與紅營卻非如此，非常非常封閉，總是關起門來自己玩，好像很怕人家加入似的；你往往只能熱臉貼冷屁股。其實，連冷屁股他都不讓你貼。 <text:line-break/><text:line-break/>我看中國統一聯盟成立至今三十幾年，卻僅有八百多個人關注。這並不表示統派或解放在島內沒市場，這只是表示這團體聊備一格，而無實質運作。 <text:line-break/><text:line-break/>回到主題，我提到的兩岸一家親聯盟或台灣議和團，並非是 "中國統一聯盟" 那樣一種幾乎就像中共在島內的政治宣導團體。我希望成立的是一個站在台灣人利益與情感立足點上的團體，確保台灣人在回歸祖國過程中的最大利益及最少傷害，以台灣人的角度和情感來看事情。 <text:line-break/><text:line-break/>這並不妨礙整個大局，不但不妨礙，而且有利於大局。民族大義無比重要，但無礙於台灣個別利益。 <text:line-break/><text:line-break/>不管島內外，很多統派的人很讓人厭惡的一點就是總是一副高高在上的姿態，非常鄙視台灣人，完全不把台灣人的利益和尊嚴當一回事，好像我們台灣人根本不是人，而只是一群待宰的牛羊，動不動就什麼留島不留人，非常囂張跋扈。 <text:line-break/><text:line-break/>雖然我們都贊成台灣回歸祖國，但是，對岸的人還是應該要善待台灣人，擺那種惡劣的高姿態對誰都沒好處，只是更加令人反感而已。至於島內的統派，有些也是一副虎假狐威的嘴臉。 <text:line-break/><text:line-break/>這種心態很奇怪，你怎麼對自己的島內同胞如此囂張呢？台灣人飽受殖民之苦及貪污之害，又豈是台灣人所自願？如果連祖國之龐大，一時都對付不了美國對台灣的凌虐剝削與洗腦，更何況一個個台灣人又能如何扭轉乾坤？ <text:line-break/><text:line-break/>台灣人從小到大，每天就是接受仇中反華的洗腦教育及鋪天蓋地的抹黑祖國謊言，絕大部份人處於這樣一種情境，腦子其實都很難清醒。 <text:line-break/><text:line-break/>簡單說，台灣人是受害者，不是加害者。對於受害的同胞，理當更加關注與維護，而不是反而把所有來自美國或西方的窩囊氣全出在台灣同胞頭上。我們要驃悍，要霸氣，這很棒，但是，理當把這樣一種勇猛拿來對付美日印澳等敵國才對，而不是霸凌自家受害者以逞威風，那樣真的很沒出息。 <text:line-break/><text:line-break/>對於島內，我們應該做的當然也不是打倒被朦騙的同胞，而是應該說服他們認清是非善惡，認清台灣人世世代代的真實且重大利益所在，不要被美國敵人及其走狗所騙，避免讓台灣成為美國人打擊祖國的武器與工具，避免讓美國人拿台灣人的鮮血去滿足其帝國邪惡暴行。 <text:line-break/><text:line-break/>張亞中落選，我不用看新聞也能猜到，一定很多人會說要繼續團結哦，不要分裂哦。那是鬼話，所謂團結，應該是團結在某個共同目標底下，怎麼會去跟藍綠走狗特務或一心只想著權力的投機政客們團個碗糕結？如果理想不重要，如果權位才是目的，那你應該趕緊加入人渣黨，和他們團結才對啊！ <text:line-break/><text:line-break/>至於我所構想的這個兩岸一家親聯盟或台灣議和團，旨在藉著議論、教育與辯駁，追求和平解放，儘可能避免武統，並確保台灣人獨特利益，增進兩岸理解。 <text:line-break/><text:line-break/>作法方面，我們可以架設網站以宣揚理念，並與對岸合作，組織參訪團，讓年輕一代多多接觸大陸，認識真相，消弭無謂敵意或鄙視。 <text:line-break/><text:line-break/>但是，我們不應接受對岸資金，保有一定之主體性，方能取信於台灣人，為台灣人利益發聲。 <text:line-break/><text:line-break/>最好也不要參與島內選舉，因為那十分耗費資源與財力。而且，為了勝選，理想往往就會被出賣、被打折，被朦混；一旦有了權力與利益的因素介入，團體就很容易變質。再說，我們想做的事，事實上並不需要透過取得權力才能去做。 <text:line-break/><text:line-break/>有能力有時間者，不妨想一想我所言，為兩岸和平團圓盡點力；憐我島民，痛苦不斷，憂患良多。</text:p>
      <text:p text:style-name="P2">陳真   |  2021.09.28 09:50   |   <text:a xlink:type="simple" xlink:href="http://palinfo.habago.org/Entry?Command=Information_PrintForum&amp;iPage=2#FORUM41040"><text:span text:style-name="T1">#</text:span></text:a></text:p>
      <text:p text:style-name="P4">我沒臉書，因為人多的地方我都怕。而且，我相信愛好民主自由的臉書絕不可能容許我的言論存在。 <text:line-break/><text:line-break/>我只會在巴勒網寫東西，其它地方一個字也不會寫。 <text:line-break/><text:line-break/>我向來也不敢看別人轉貼我寫的東西，因為掛一漏萬，人們通常只會挑他想呈現的某個部份。問題是，整體不存，何來部份？ <text:line-break/><text:line-break/>而且，文字所屬的context (脈絡)很重要，因為它是文字取得應有意義的來源。一旦脈絡不對，意思其實也就走樣了。 <text:line-break/><text:line-break/>除了整體與脈絡之外，更重要的是 "我" 和 "我的文字" 的關係，一種態度，一種氣味，一種後設。維根斯坦吸引我，不是因為他所闡述的想法 "本身"，而是貫穿在每個 "字裏行間" 那些難以言喻的感覺，也許那才是作者賦予語言文字的靈魂所在。 <text:line-break/><text:line-break/>我常提起我 "遇見" 維根斯坦的那些軼事與話語，我就不提了。簡單這麼說，倘若不是因為那樣一種靈魂，那樣一種態度，我不知道哲學這東西有什麼好研究的，值得花上一輩子？ <text:line-break/><text:line-break/>當我們說 "我認識誰誰誰"，意思是說，我知道他叫啥名字、長啥模樣、幹些什麼工作、有些什麼學經歷之類。但是，真正的 "認識" 卻不是這麼一回事。 <text:line-break/><text:line-break/>我大概能想像我的哪些文字會被大量傳佈，哪些則會被直接略過，視而不見。但是，那些被略過的東西，恐怕才能找到藉以理解整體與脈絡的那把無形的鑰匙。 <text:line-break/><text:line-break/>自己講解自己寫的東西，感覺很蠢，很丟人，應該沒有人會一邊拍電影一邊在電影中講解自己的電影，事實上它依舊是講不出來的，無從指涉的，就好像手指無法指向自己一樣。 <text:line-break/><text:line-break/>人們的不理解，當然一大部份是作者自己的問題，他表達能力太差了，怪不得別人。但是這也是沒辦法的事情。為了與人溝通，就得通俗，你總不可能出口成章，總不可能動輒道可道非常道；文字語言既然要通俗，就得付出通俗或庸俗的代價。 <text:line-break/><text:line-break/>這事實上也彰顯了自言自語的價值。侯孝賢說得對，"背對觀眾是創作的開始"。我想，也許思想或哲學或文學或聲音、繪畫與影像等等等，一切文的東西都一樣，自己與自己就是一個最好的溝通對象，而企圖公眾化則產生傷害；惟有那些孤燈寒窗下所產生的 "難以與人言" 的東西，自然也比較純粹一些。 <text:line-break/><text:line-break/>維根斯坦說，他的作品有兩部份，一部份有寫出來，另一部份沒寫出來，而恰恰是沒有寫出來的那部份才是重要的。 <text:line-break/><text:line-break/>我也有兩部份，一部份寫在黑板上，供大家戲弄、歪曲與蹂躪，另一部份就像自慰，自己寫給自己看，寫得像一片汪洋，而恰恰是自慰的那部份，才是重要的。</text:p>
      <text:p text:style-name="P2">許世勤   |  2021.09.28 08:38   |   <text:a xlink:type="simple" xlink:href="http://palinfo.habago.org/Entry?Command=Information_PrintForum&amp;iPage=2#FORUM41039"><text:span text:style-name="T1">#</text:span></text:a></text:p>
      <text:p text:style-name="P3">臉書上有個「陳真醫師粉絲團」， <text:line-break/>但是陳醫師所寫的文章，並不是全然都張貼到那個粉絲團， <text:line-break/>而是有選擇性的，尤其是一些關於稱讚中國大陸、紅統， <text:line-break/>或是批評了國民黨跟民進黨一丘之貉之類的文章，這些文章就不會被貼出。 <text:line-break/><text:line-break/>這樣跟斷章取義有什麼兩樣嗎？既然是「粉絲團」， <text:line-break/>既然要透過文章來認識一個人或一種道理， <text:line-break/>這樣子有選擇性地張貼文章，倒不如不要張貼。 </text:p>
      <text:p text:style-name="P2">陳真   |  2021.09.27 20:37   |   <text:a xlink:type="simple" xlink:href="http://palinfo.habago.org/Entry?Command=Information_PrintForum&amp;iPage=2#FORUM41038"><text:span text:style-name="T1">#</text:span></text:a></text:p>
      <text:p text:style-name="P4">又是天佑台灣！真是好湊巧！怎麼突然就死了呢？ <text:line-break/><text:line-break/>我寫過好幾次，馮滬祥很可能就是蔡英文假學位的主要貴人之一。我一直很納悶，國民黨、新黨怎麼都不關心蔡某人假學位的事情，怎麼都不去跟馮滬祥打聽打聽？ <text:line-break/><text:line-break/>馮滬祥是蔣家年代的學閥，不是學霸，是學閥，軍閥的閥，政學兩棲，呼風喚雨，一手遮天。在那年代，弄個假學位進黨校教書，根本一點困難也沒有，隨便一個政治權貴打通電話就能解決。 <text:line-break/><text:line-break/>我想，國、新兩黨之所以假裝沒看見蔡英文以假學位招搖撞騙幾十年的事，很可能是因為投鼠忌器，因為蔡英文畢竟是舊黨國時代的走狗文人，基本上就是自己人，揭她瘡疤等於是揭露自己當年的種種狗皮倒灶，情何以堪？ <text:line-break/><text:line-break/>而且，在那年代，類似的事情肯定是成百上千，揭蔡英文瘡疤，很可能會揭出一大堆自己人。這也許是為何藍營對於假學位事件始終裝聾作啞的原因。 <text:line-break/><text:line-break/>台灣不管是任何一個事件或任何方面，至今無法解密檔案揭露真相的原因就是因為：藍綠當權者事實上就是系出同源，換個顏色而已。 <text:line-break/><text:line-break/>前一陣子不是有位黨外非常資深的政治犯老前輩來找我嗎？他熱衷於轉型正義，他告訴我許多內幕，但是，就如他所說，這些歷史真相始終被掩蓋，因為這群人至今仍掌權。 <text:line-break/><text:line-break/>假若有一天，各種檔案沒被銷毀而能公諸於世，恐怕會整個改寫所謂反對運動或黨外運動的歷史，原來我們所熟知的那些始終吃香喝辣的所謂正義之士，其實就是特務臥底；原來各種所謂運動或事件，不過就是一齣齣戲。 <text:line-break/><text:line-break/>陳真 <text:line-break/><text:line-break/>2021. 09. 27. <text:line-break/><text:line-break/>===================== <text:line-break/>摔傷才知癌症擴散 新黨前立委馮滬祥73歲癌逝 <text:line-break/><text:line-break/>上報快訊／曾維英 <text:line-break/><text:line-break/>2021年9月26日 <text:line-break/><text:line-break/>新黨前立委馮滬祥日前因摔傷骨折住院開刀，檢查時發現癌症復發擴散，昨天（25日）晚間不幸病故，享壽73歲。 <text:line-break/><text:line-break/>馮滬祥曾任前總統蔣經國的祕書、國大代表、立法委員、前國立中央大學哲學研究所教授，2000年搭檔李敖參加總統選舉，為新黨副總統候選人。 <text:line-break/><text:line-break/>馮滬祥在2004年被指控性侵菲籍女看護，全案纏訟多年，直到2016年10月，最高法院才維持高等法院更六審判刑3年4月，隨即發監執行，但入監不到3個月就申請保外就醫，之後出庭大多坐著輪椅，健康狀況並不好。</text:p>
      <text:p text:style-name="P2">陳真   |  2021.09.27 20:04   |   <text:a xlink:type="simple" xlink:href="http://palinfo.habago.org/Entry?Command=Information_PrintForum&amp;iPage=2#FORUM41037"><text:span text:style-name="T1">#</text:span></text:a></text:p>
      <text:p text:style-name="P3">一個人到底是要蠢到何種地步，才會相信底下這種鬼話？(見文末新聞) <text:line-break/><text:line-break/>我有很多病人，成為詐騙集團的獵物，騙取許多金錢，而且嚴重傷害健康，但他們卻好開心哦，以為遇到貴人。欺騙方式很多，大多非常低能，例如什麼宇宙能量水，其實就是白開水，但是經過 "仙人" 吹氣，該水已經有了靈性，可以治百病，一CC一千元，只賣有緣人。 <text:line-break/><text:line-break/>你跟病人說那是騙子，聽他在鬼扯蛋，病人會說醫生你不懂，人家是做善事，渡眾生。 <text:line-break/><text:line-break/>真的是蠢到無極限，害我都想去當騙子了。所謂莫忘世上蠢人多，蠢人就是商機，太好賺了。 <text:line-break/><text:line-break/>政治更是如此，所謂媒體，每天鋪天蓋地就是鬼話，荒唐透了頂，再怎麼蠢的鬼話仍然是主流之聲，因為歹徒撒旦們控制了整個媒體。但你也不能全然怪歹徒，畢竟如果不是因為世上蠢人多，歹徒有可能撒那麼蠢的謊而仍然有人信嗎？ <text:line-break/><text:line-break/>陳真 <text:line-break/><text:line-break/>2021. 09. 27. <text:line-break/><text:line-break/>============= <text:line-break/>不能漠視中國武統台！他揭密「澳洲為誰而戰」 <text:line-break/><text:line-break/>民視新聞網 <text:line-break/><text:line-break/>2021年9月27日 <text:line-break/><text:line-break/>國際中心／林庭蕷報導 <text:line-break/><text:line-break/>台灣艾爾科技公司執行長林宜敬26日發文提到，他觀看澳洲政論節目「六十分鐘」（60 Minutes）後，發現節目的學者都認為澳洲不能坐視中國武統台灣，還提到「台灣是為所有的民主國家而戰」。 <text:line-break/><text:line-break/>林宜敬在臉書貼文表示，澳洲積極加入美、日、印、澳「四方安全對話」（QUAD），近期又與美國、英國合組「澳英美聯盟」（AUKUS），而這些組織都是針對中國而來。林宜敬表示，他跟大部分台灣人一樣，不解澳洲究竟為何而戰？於是特地去搜尋澳洲的政論節目「六十分鐘」（60 Minutes），想知道他們如何看待這個議題。 <text:line-break/><text:line-break/>澳洲戰略政策研究所高級分析師戴維斯（Malcolm Davis）在節目中提到，「台灣向世界證明可以同時繁榮並擁有民主」，他說如果澳洲漠視中國對台灣的侵略，而不做出反應，那是不道德的，他更以新疆集中營為例，表示那些在鐵絲網後的百萬人，「我們需要思考這對台灣2400萬人的影響」。 <text:line-break/><text:line-break/>林宜敬表示，節目中與談的專家學者都把焦點放在台灣，認為澳洲和美英日印等其他國家相同，不能坐視中國武統台灣，他也提到，中國近幾年的內政、外交行為，已經嚴重威脅到各國的民主自由，澳洲加入反中陣營不是只為了經濟利益、軍事與領土，而是民主與自由的價值體系。 <text:line-break/><text:line-break/>對此，林宜敬指出，參與節目的澳洲學者並不認為澳洲是為了台灣而戰，反之，認為台灣是為澳洲而戰，更精準地說，中國的行為已經影響到全世界的民主自由，既然台灣站在民主自由的第一線，台灣就是在為所有的民主國家而戰。</text:p>
      <text:p text:style-name="P2">Dufy   |  2021.09.27 19:21   |   <text:a xlink:type="simple" xlink:href="http://palinfo.habago.org/Entry?Command=Information_PrintForum&amp;iPage=2#FORUM41036"><text:span text:style-name="T1">#</text:span></text:a></text:p>
      <text:p text:style-name="P5"><text:span text:style-name="T5">真的值得一聽 ，八年前的講課，聽了覺得很感動 <text:line-break/><text:line-break/></text:span><text:a xlink:type="simple" xlink:href="https://www.youtube.com/watch?v=tIE8-8Qb37E"><text:span text:style-name="T6">https://www.youtube.com/watch?v=tIE8-8Qb37E</text:span></text:a></text:p>
      <text:p text:style-name="P2">陳真   |  2021.09.27 00:37   |   <text:a xlink:type="simple" xlink:href="http://palinfo.habago.org/Entry?Command=Information_PrintForum&amp;iPage=2#FORUM41035"><text:span text:style-name="T1">#</text:span></text:a></text:p>
      <text:p text:style-name="P3">前幾天，英美澳衝著中國而來，組成AUKUS，英美兩國並將協助澳洲部署核動力潛艇，使之成為全球第七個擁有核動力潛艇的國家，以對抗中國。 <text:line-break/><text:line-break/>這些年，澳洲和台灣老是互相比賽，各自一再衝刺，力爭美國走狗冠軍寶座，以之為榮。就跟台灣一樣，澳洲花費鉅額軍費，老是嗆聲要跟中國大陸開戰。 <text:line-break/><text:line-break/>特別是在2018年 Scott Morrison 上台後，仇中反華不遺餘力，種種行徑匪夷所思。但是，這極右人渣的民調卻屢創新高，就跟島內人渣黨完全一樣。 <text:line-break/><text:line-break/>當你看到同樣屬性的洋人政客，做著一模一樣傷害自己的國家或社會的醜事和傻事，而他們的國民非但不生氣，反而還覺得能夠充當美國反中的馬前卒好光榮時，你應該感到欣慰嗎？原來台灣說不定還不是全世界最爛最蠢的那一個，原來還有比我們更糟糕的。 <text:line-break/><text:line-break/>澳洲目前有120萬華裔居民。今年三月，澳洲獨立智庫「洛伊國際政策研究所」（ Lowy Institute for International Policy）發佈一項驚人的調查結果，光是在2020年這一年之間，平均每五名華裔就有一名，在過去12個月中，遭受威脅或攻擊。調查對象包括華裔澳洲公民、永久居民和長期簽證持有者。 <text:line-break/><text:line-break/>除了人身安全威脅與攻擊外，大約有將近四成的華裔人士在過去12個月中，因為華人身份，遭到各式各樣的言語攻擊及較差待遇。 <text:line-break/><text:line-break/>底下有一則新聞，很荒唐，有幾位華人移民竟然得被迫公開表態 "無條件譴責中共的獨裁統治"，為什麼呢？因為澳洲的執政黨議員認為 "中共等同於納粹"，因此，只要是人，都有 "義務" 必須公開譴責獨裁統治 (Standing firm against ugly dictatorships is everyone’s duty)。 <text:line-break/><text:line-break/>這幾位被迫表態者，其實都公開表示 "不支持" 中共，但仍遭到澳洲各方的批評與質疑。因為這樣的表態還不行，你不能只是 "不支持"；面對邪惡獨裁與納粹無異的中共，你必須公開譴責並堅定地與之對抗才行。 <text:line-break/><text:line-break/>更荒唐的是，連曾經去過中國大陸旅行，都會構成一種國安疑慮而妨礙就職公部門的資格審查。 <text:line-break/><text:line-break/>類似這些事，二十幾年來我寫過好幾百萬字。隨著美國啟動對華鬥爭，仇中反華也越來越嚴重，越來越荒腔走板。那些對洋人存有什麼民主自由與人權幻想的人們，他們所認識的世界，與真實相去太遠，甚且完全相反。 <text:line-break/><text:line-break/>================== <text:line-break/>中澳爭端：「我是澳大利亞人，為什麼還要證明對國忠誠?」 <text:line-break/><text:line-break/>毛遠揚（Frances Mao） <text:line-break/><text:line-break/>BBC記者，發自雪梨 <text:line-break/><text:line-break/>2021年1月2日 <text:line-break/><text:line-break/>今年早些時候，澳大利亞政府的一名初級顧問安德魯·陳*拜訪了該國國防部，去參加一次會議。他和同事走進國防部大樓，拿出了自己的政府證件。一名保安攔住陳先生，把他拉到一邊。 <text:line-break/><text:line-break/>「他們要求給我拍張照片，就在大廳裏拍」，他說。 <text:line-break/><text:line-break/>「就只要求我一個人。和我一起的白人同事都沒有被這麼要求，」華裔澳州人陳先生說。 <text:line-break/><text:line-break/>拍照時，陳先生感到「尷尬」，但他不想引起混亂。後來，他問同事們是否有過同樣的經歷——沒有人經歷過。 <text:line-break/><text:line-break/>「所以就只有我一個人。這顯然是保安在執行某種安全程序。他們沒有給出任何解釋。」 <text:line-break/><text:line-break/>隨著澳大利亞對中國的態度變得強硬，他和許多華裔澳州人一樣，感到自己僅僅因為血統關係，面臨越來越多的審視和懷疑。 <text:line-break/><text:line-break/>趙明佑把他在參議院質詢會上的經歷比作麥卡錫聽證會。 <text:line-break/><text:line-break/>麥卡錫主義式的指控 <text:line-break/><text:line-break/>在澳大利亞，120萬人有中國血統，大約佔人口的5%。 <text:line-break/><text:line-break/>今年10月，當地三名華人（都是澳大利亞公民）就當地新移民面臨的問題出席參議院聽證會。但20分鐘後，各人突然被要求「譴責」中國共產黨。 <text:line-break/><text:line-break/>「這感覺不太像公開調查，更像是公開的政治迫害，」其中一位擔任大學研究員的姜雲（Yun Jiang，音譯）後來在twitter上寫道。 <text:line-break/><text:line-break/>另一位名叫趙明佑（Osmond Chiu），他把自己比作20世紀50年代麥卡錫審判期間被迫「證明忠誠」的人。當時美國政府為了對抗共產主義威脅而進行清洗，那是一段臭名昭著的歷史。 <text:line-break/><text:line-break/>「我從沒想過自己會有這樣的遭遇，」身為政治研究員的趙先生在《雪梨先驅晨報》（The Sydney Morning Herald）上寫道。 <text:line-break/><text:line-break/>他對BBC表示：「他（阿貝茨）想要欺負我們。他不想聽證據，只想在政治上有點收獲。 <text:line-break/><text:line-break/>政府參議員埃里克·阿貝茨（Eric Abetz）還發表了一份題為《堅決反對醜惡的獨裁是每個人的責任》的聲明。 <text:line-break/><text:line-break/>2018年，澳大利亞通過了旨在遏制外國干涉的法律。幾個月後，澳大利亞以安全風險為由，成為第一個禁止中國公司華為建設其5G網絡的西方國家。澳大利亞也遭受了一系列針對聯邦議會、政黨、大學和科學機構的網絡攻擊，通常被懷疑與中國有關。 <text:line-break/><text:line-break/>北京逮捕澳大利亞公民，以及在香港和新疆的舉動都令澳洲民眾不滿中國的情緒升溫。在香港，北京制定了嚴厲的、具有巨大爭議的《港區國安法》。在新疆，至少一百萬人被指關押在集中營裏，而中國稱之為「再教育」中心。11月底，一名中國外交官發佈了一張澳大利亞士兵殺害阿富汗兒童的不實圖片，令中澳之間的敵意達到新水平。 <text:line-break/><text:line-break/>同樣在11月，一位著名的華裔澳州人博物館董事成為第一個依據澳州外國干涉法被起訴的人。 <text:line-break/><text:line-break/>姜女士等人擔心，澳大利亞，尤其是澳大利亞媒體，經常錯誤地將普通的華裔社區與中國所謂的邪惡勢力混為一談。 <text:line-break/><text:line-break/>許多華裔澳州人覺得自己面臨越來越多的審查。 <text:line-break/><text:line-break/>沉默的聲音 <text:line-break/><text:line-break/>很少有地方能比澳大利亞公共服務部門更能感受到這種「關聯性罪惡感」。公共服務部門的人為國家利益工作，往往涉及敏感問題。許多華裔澳州官員表示，他們越來越覺得受到懷疑。 <text:line-break/><text:line-break/>「它已經蔓延成一場關於中國僑民、誰應該成為澳大利亞人、誰該被評估和分析(以進一步審查)的對話，這是一場非常、非常糟糕的對話。」 <text:line-break/><text:line-break/>較年輕或地位較低的公務員表示，他們感到有壓力去證明自己的愛國主義，或者在提供政策建議時很謹慎，以避免不公平的審查。 <text:line-break/><text:line-break/>幾名因擔心遭到報復而不願透露姓名的公務員向BBC透露，他們也曾被同事詢問過去的經歷，可能被當做考量因素。這些經歷包括，在中國政府開辦的孔子學院學習漢語，參加大學裏的中國青年團體，以及之前去中國旅行。 <text:line-break/><text:line-break/>澳洲政府對那些在中國有家人、朋友或其他關係的澳大利亞人格外謹慎，認為他們更容易受到脅迫，指「中國的國家機關確實存在利用此類手段剝削並操縱人民的記錄。」 <text:line-break/><text:line-break/>但不肯僱用曾經在中國生活的人，也會構成一定的風險。一位官員告訴BBC：「假設你在中國政策團隊工作。理想情況下，你會想有一些有中國背景的人在。但如果所有了解國內情況的人都不能通過安全審查，剩下的就只有沒有實際專業知識的人。」</text:p>
      <text:p text:style-name="P2">陳真   |  2021.09.26 23:13   |   <text:a xlink:type="simple" xlink:href="http://palinfo.habago.org/Entry?Command=Information_PrintForum&amp;iPage=2#FORUM41034"><text:span text:style-name="T1">#</text:span></text:a></text:p>
      <text:p text:style-name="P4">孟晚舟的事，我平常都盡量避看，以免看了生氣。他媽的天底下竟然有這種事，這跟土匪打家劫舍有何兩樣？ <text:line-break/><text:line-break/>美國制裁伊朗，不准全世界的人跟伊朗做生意，否則就把你抓起來。今天，如果我國也下令制裁日本鬼子，誰敢跟日本鬼子做生意就把你抓起來，比方說把臉書的老闆祖克柏的女兒抓起來，或是把微軟的比爾蓋茲抓起來，戴上腳鐐百般羞辱虐待，你覺得這樣合理嗎？ <text:line-break/><text:line-break/>你班上如果有個同學宣佈說大家都不准跟某人做朋友，否則就要把你抓來痛揍一頓，你覺得這樣合理嗎？ <text:line-break/><text:line-break/>美國就是這樣一個國家，他只認識拳頭，惟有當你可以打贏他或讓他付出重大代價時，他才有可能停止作惡。習近平說得對，他說，有時候，我們只好用某些人惟一能聽得懂的 "語言" 來跟對方溝通。 <text:line-break/><text:line-break/>孟晚舟前兩天終於脫離魔掌，這不是因為美國和他的一幫走狗良心發現，而是因為中國的介入救援。你得拳頭夠粗才行，否則救不了人。 <text:line-break/><text:line-break/>在島內，腦殘們整天睜眼說瞎話每天說些什麼民主自由與人權，以西方社會為標竿，真的很荒唐，他們是不識字嗎？認清基本事實有那麼難嗎？ <text:line-break/><text:line-break/>今天，如果是中國幹這樣的事，去把跟CIA 密切合作的臉書和微軟的老闆們的兒女統統抓來囚禁虐待，你想，腦殘們會覺得這樣很棒嗎？ <text:line-break/><text:line-break/>我並非像羅素那樣由衷認可智能或智商對於價值文明發展的重要意義，但我確實對於腦殘很無奈；他們是如此愚笨，卻又個個意見一堆，張揚跋扈，一張口就是蠢話，卻又以為自己很懂。 <text:line-break/><text:line-break/>巴勒網其實很歡迎綠色生物，歡迎他們提出更好的見解或辯駁，但這些蠢材除了不斷講蠢到爆的傻話，我從沒見過一個腦子正常或人品正直的綠色生物，不是蠢就是壞，通常是兩者兼具。 <text:line-break/><text:line-break/>我常想，如果有人可以發明一種聰明藥，讓人吃了智商馬上增加至少60分，我相信世界和平應該很快就會到來，因為謊言與政治操弄將難以起作用。當大家都一樣聰明時，就只好回到事實與理性上來處理問題。 <text:line-break/><text:line-break/>你想，一個有點智商的人會喜歡給人當狗，甚至當人家的狗肉炸彈嗎？而且還當得很開心很榮耀。</text:p>
      <text:p text:style-name="P2">怡靜   |  2021.09.26 16:18   |   <text:a xlink:type="simple" xlink:href="http://palinfo.habago.org/Entry?Command=Information_PrintForum&amp;iPage=2#FORUM41033"><text:span text:style-name="T1">#</text:span></text:a></text:p>
      <text:p text:style-name="P3">從輔說的那個影片我沒有看，但從油管上看，澳洲60分鐘的視頻有關中國的點擊率都很高，可想而知油管一定不遺餘力的推送，加上那刻意醜化的陰間濾鏡下的視頻封面圖片很吸引人類的好奇心啊。 <text:line-break/>前陣子還看到某則消息，澳洲某個智庫在澳洲報紙(The Australian)公開叫囂，應該搞個政變把習近平拉下來。 <text:line-break/><text:line-break/>倒是Daniel Dumbrill 也發了一個視頻回應這個澳洲60分鐘的節目， <text:line-break/><text:line-break/>Reaction Video: Watching the 60 Minutes Australia Episode "War with China" <text:line-break/><text:line-break/><text:a xlink:type="simple" xlink:href="https://youtu.be/od6Js490cWI"><text:span text:style-name="T2">https://youtu.be/od6Js490cWI</text:span></text:a><text:s/><text:line-break/><text:line-break/>我自己還沒時間看，但Daniel的油管視頻都頗值得一聽，可惜就是時間太長(美國幹的壞事太多，講也講不完），我這個週末趁著做家事戴耳機聽了他跟Brian Berletic 的兩段對談，感觸頗深． <text:line-break/><text:line-break/>推薦這一個視頻，兩個小時長．對於熟知美帝骯髒歷史的朋友也許覺得他們談的都是早就知道的事，但還是有一些細節讓我覺得這所有一切的惡行我們所知道的不過是冰山一角． <text:line-break/><text:line-break/>A Conversation w/Brian Berletic (ex US Marine Corps) on American Empire &amp;; Fighting Global Propaganda <text:line-break/><text:line-break/><text:a xlink:type="simple" xlink:href="https://youtu.be/gFC9p-79Sks"><text:span text:style-name="T2">https://youtu.be/gFC9p-79Sks</text:span></text:a><text:s/><text:line-break/><text:line-break/>插話一下，Daniel Dumbrill是住在深圳的加拿大人，前陣子我們留言板也有人轉貼一篇關於他寫的有關新疆種族滅絕謊言的文章，在外網他被許多仇中反華的媒體智庫等攻擊為五毛．拿中共錢的宣傳機器． <text:line-break/><text:line-break/>Brian Berletic 就是Tony Cartalucci ，陳真翻譯過他的文章 <text:line-break/>美國顛覆委內瑞拉實錄(自行搜尋本站），他是一個住在泰國的美國前海軍，專注東南亞這邊的地緣政治分析，我很久以前看過他的文章，後來也在推特上關注他，原來他一直使用好幾個筆名寫作(為了保護家人)，但他的推特和臉書帳號及其上的所有文章全在同一天被刪除，甚至跟政治無關的文章也一併被刪（所以這不是媒體平台的演算法刪的，是有人調查後刻意要在社交媒體平台上對他消音），他只好被迫公開身份，保護自己。 <text:line-break/><text:span text:style-name="T2">https://landdestroyer.blogspot.com/2020/10/who-is-tony-cartalucci.html </text:span><text:line-break/><text:line-break/><text:line-break/>同場加映 <text:line-break/><text:line-break/>玉淵潭天在b站發表的這篇文章，我覺得是比較中肯的分析． <text:line-break/><text:line-break/>孟晚舟的1028天和中美3年之变 <text:line-break/><text:line-break/><text:a xlink:type="simple" xlink:href="https://www.bilibili.com/read/cv13338971"><text:span text:style-name="T2">https://www.bilibili.com/read/cv13338971</text:span></text:a><text:s/></text:p>
      <text:p text:style-name="P2">孫從輔   |  2021.09.26 14:55   |   <text:a xlink:type="simple" xlink:href="http://palinfo.habago.org/Entry?Command=Information_PrintForum&amp;iPage=3#FORUM41032"><text:span text:style-name="T1">#</text:span></text:a></text:p>
      <text:p text:style-name="P3">澳洲《六十分鐘》做了個專題節目討論與中國的戰爭，讓我感覺伊拉克戰爭前那種熟悉的宣傳配方又來了。節目中偶爾穿插一些假中立的言論，但整個主key，包括畫面、配音、敘事方法等等，就是那種不趁萬惡的海珊……不，是萬惡的中國開始行動前毀滅它，人類就沒有好日子過的調調。這個節目單在YouTube一週就有近三百萬的觀看量，影響力不可小看。 <text:line-break/><text:line-break/>節目網址： <text:a xlink:type="simple" xlink:href="https://youtu.be/kA2KaEKs1LA"><text:span text:style-name="T2">https://youtu.be/kA2KaEKs1LA</text:span></text:a><text:s/><text:line-break/>影片可開啟機器翻譯的中文字幕，但效果不是太好。</text:p>
      <text:p text:style-name="P2">馨尹   |  2021.09.25 14:46   |   <text:a xlink:type="simple" xlink:href="http://palinfo.habago.org/Entry?Command=Information_PrintForum&amp;iPage=3#FORUM41031"><text:span text:style-name="T1">#</text:span></text:a></text:p>
      <text:p text:style-name="P4">更正 <text:line-break/><text:line-break/>孟晚舟與美國達成延後起訴協議，不認罪沒罰款沒有保證金。 <text:line-break/>如果至2022年12月1日孟晚舟能遵守協議，將撤銷起訴。 <text:line-break/>協議內容可能包括保密、不索賠、不評論案情等等。 <text:line-break/><text:line-break/>鳳凰衛視 <text:line-break/><text:a xlink:type="simple" xlink:href="https://youtu.be/jNnSi-9nc0M"><text:span text:style-name="T2">https://youtu.be/jNnSi-9nc0M</text:span></text:a><text:s/><text:line-break/><text:line-break/>另外隨後 <text:line-break/>加拿大總理稱兩位在中國被逮捕的加拿大公民也將被釋放。 <text:line-break/><text:line-break/>--- <text:line-break/>中國以間諜罪名判處加拿大商人11年有期徒刑 <text:line-break/>2021年8月11日 <text:line-break/><text:line-break/>斯帕弗曾居住在中國東北，當地一家法院在判定他犯有間諜罪行後，判處其11年監禁。此舉加深了中國與加拿大之間的裂痕，加拿大譴責此案為政治劫持。 <text:line-break/><text:line-break/>加拿大政府表示，判處斯帕弗監禁是中國政府為讓孟晚舟獲釋所採取的最新行動。孟晚舟是一名中國電信設備企業高管，目前被扣押在加拿大，她面臨被引渡到美國的可能。2018年，另一名加拿大人康明凱(Michael Kovrig)與斯帕沃爾差不多同時在中國被捕，他被控從事間諜活動，可能很快也將面臨定罪和判刑。 <text:line-break/>斯帕弗的獲刑提高了加拿大政府和拜登政府與中國就孟晚舟案進行談判的壓力。 <text:line-break/><text:line-break/>「我們的首要任務仍然是爭取讓他們立即獲釋，」杜魯道週三在斯帕弗被判刑後發表聲明說。「我們將繼續夜以繼日地努力，儘快把他們帶回家。」 <text:line-break/><text:line-break/>拜登總統已表示，他將尋求爭取讓這兩人獲釋。但這可能需要美國撤銷或調整對孟晚舟的指控，以便她能返回中國。她是中國科技巨頭華為的首席財務官，面臨與職務有關的欺詐指控，她對這一指控予以否認。 <text:line-break/><text:line-break/><text:a xlink:type="simple" xlink:href="https://cn.nytimes.com/china/20210811/china-canada-spavor-kovrig/zh-hant/"><text:span text:style-name="T2">https://cn.nytimes.com/china/20210811/china-canada-spavor-kovrig/zh-hant/</text:span></text:a><text:s/><text:line-break/><text:line-break/><text:line-break/><text:line-break/></text:p>
      <text:p text:style-name="P2">馨尹   |  2021.09.25 07:58   |   <text:a xlink:type="simple" xlink:href="http://palinfo.habago.org/Entry?Command=Information_PrintForum&amp;iPage=3#FORUM41030"><text:span text:style-name="T1">#</text:span></text:a></text:p>
      <text:p text:style-name="P3">宋 陳師道 《秋懷四首》 <text:line-break/><text:line-break/>山斷開平野，河回殺急流。 <text:line-break/>登臨須向夕，風雨更宜秋。 <text:line-break/>急急後飛雁，翩翩不下鷗。 <text:line-break/>晚舟猶小待，暮雀已深投。 <text:line-break/><text:line-break/>How Meng Wanzhou Changes China, America &amp;; Canada Geopolitics <text:line-break/><text:a xlink:type="simple" xlink:href="https://youtu.be/oh2GFQJgFcA"><text:span text:style-name="T2">https://youtu.be/oh2GFQJgFcA</text:span></text:a><text:s/></text:p>
      <text:p text:style-name="P2">馨尹   |  2021.09.25 07:50   |   <text:a xlink:type="simple" xlink:href="http://palinfo.habago.org/Entry?Command=Information_PrintForum&amp;iPage=3#FORUM41029"><text:span text:style-name="T1">#</text:span></text:a></text:p>
      <text:p text:style-name="P4">快訊 :孟晚舟無罪獲釋，但可能罰華為一大筆錢 <text:line-break/>https://youtu.be/vhUrt262rQE</text:p>
      <text:p text:style-name="P2">陳真   |  2021.09.24 14:56   |   <text:a xlink:type="simple" xlink:href="http://palinfo.habago.org/Entry?Command=Information_PrintForum&amp;iPage=3#FORUM41025"><text:span text:style-name="T1">#</text:span></text:a></text:p>
      <text:p text:style-name="P3">我看報上寫說林正杰批評韓國瑜毀掉半個國民黨，張亞中將再毀掉剩下的另一半。對於這種睜眼瞎話，我很無言。 <text:line-break/><text:line-break/>應該說是韓國瑜給了這個沒出息的爛黨一個重生的機會，但是爛黨的“公公”們卻群起圍攻之。 <text:line-break/><text:line-break/>林正杰有正氣，但諸多見解卻極其幼稚可笑。 <text:line-break/><text:line-break/>國民黨早已毀掉十多年，黨內只剩一些黑金遺毒或馬英九之類的溫吞書生。如果張亞中當選，也只是廢物利用而已，哪來什麼毀黨？ <text:line-break/><text:line-break/>若有人要因此分裂出走，應該放鞭炮歡送才對，黨才有重生機會，年輕人才會想入黨。否則，誰會想加入一個幾乎全是“公公”、陰陽怪氣庭院深深的太監黨？誰會對木乃伊般的太監有熱情？人渣黨再怎麼爛，也不會有人寄希望於了無生氣、連一句人話都不會說的太監。</text:p>
      <text:p text:style-name="P2">陳真   |  2021.09.24 14:27   |   <text:a xlink:type="simple" xlink:href="http://palinfo.habago.org/Entry?Command=Information_PrintForum&amp;iPage=3#FORUM41024"><text:span text:style-name="T1">#</text:span></text:a></text:p>
      <text:p text:style-name="P4">兩蔣沒有遺毒，黑金老賊李登輝才有。 <text:line-break/><text:line-break/>什麼路線都沒意義，是非善惡才是惟一重要，它並不依附於任何路線上。 <text:line-break/><text:line-break/>羅智強並不是很聰明，但他有利他之心。其他兩個都只是圖謀一己之利。但是，趙少康還有點分寸，朱立倫沒有。 <text:line-break/><text:line-break/>另外，有仕途之心者，想要將來當個一官半職者，我可以幫大家指點一條比較有可能在解放之後被黨重用的功名之路，那就是趕緊依附柯文哲的民眾黨。柯才是對岸過去五、六年來欽點、押寶的對象。 <text:line-break/><text:line-break/>解放之後，打前鋒的，或立場鮮明者，很可能會被晾在一旁，因為他們功成便可身退，而那些左右逢源顏色變來變去的投機主義者，反而會被重用，藉以安撫各方民情。趙少康也可以視為柯之同類。 <text:line-break/><text:line-break/>韓國瑜並非投機者，但他是最得民心的政治人物，若能持盈保泰，將來也必然有他的一席之地。 <text:line-break/><text:line-break/>我相信，政治嗅覺敏銳者，應該都已經開始在思索解放之後的前途了。只有笨蛋還在那邊搞仇中反華。 <text:line-break/><text:line-break/>如果我能夠在二十幾年前就清楚論斷當時普遍被認為民主清廉勤政愛鄉土的民進黨之法西斯走向與無法無天的貪污腐敗本質，斷然與其決裂、為敵，意味著我的政治敏感度是很好的。 <text:line-break/><text:line-break/>2021年可以視為台灣解放元年。所謂兩岸猿聲啼不住，解放輕舟已過了萬重山；被妖魔化二十幾年的統一禁忌已被突破，由美帝一手打造的法西斯殖民堤防之潰堤，已經指日可待。 <text:line-break/><text:line-break/>我當然不是要鼓吹功利，而只是描述我所見。年輕一代應該醒醒，天快亮了，別再做傻夢，趕緊認清是非善惡，認清時局，認清一己身世，切莫再為美帝漢奸所驅使，未來的世界將是你們的舞台，而我們這些先飛之笨鳥，屆時早已凋零。 <text:line-break/><text:line-break/>現在仍在40歲以下的島民有福了，你們將擁有整個世界做為你的舞台。好好用功讀書，充實學問，好好鍛鍊一技之長，以後所能立足者，將不再只是一方池塘，而是一片汪洋。至遲2049年，中華民族將會再度揚眉吐氣於世。這不是預言，而只是描述已發之事實。</text:p>
      <text:p text:style-name="P2">陳鳳花   |  2021.09.24 13:45   |   <text:a xlink:type="simple" xlink:href="http://palinfo.habago.org/Entry?Command=Information_PrintForum&amp;iPage=3#FORUM41023"><text:span text:style-name="T1">#</text:span></text:a></text:p>
      <text:p text:style-name="P3">我是今年才接觸到此網站的，至此每天必看，內容縱橫經緯增長了不少知識。文中懷疑911是自導自演我以為是我的居心不良，但真正不良的是美國，不然活逮的人為什麼還關著，那些人一定也像維基創辦人一樣有著護身符，不然早該灰飛煙滅了吧！所以看到文中有這一說，內心有些激動。 <text:line-break/>西方人慣於欺瞞，唯我獨尊，對於西方的信仰我很排斥，雖然我號稱基督徒，他們有些莫名其妙的優越感，以下是我個人觀點：我認為耶穌基督不是死而復活，而是祂跟本就沒死，只是昏死過去而已，箭槍從腋下剌入沒中要害，待傷好後化身保羅遊走他鄉傳福音，卻編造了這麼個可歌可泣壯烈犧牲的新約神話，招搖撞騙全世界，要全世界的人接受他們的先腦。我這想法絕對會犯了西方人的大忌，所以只能在這抒發一下下，請您多多包涵。</text:p>
      <text:p text:style-name="P2">人民   |  2021.09.24 11:35   |   <text:a xlink:type="simple" xlink:href="http://palinfo.habago.org/Entry?Command=Information_PrintForum&amp;iPage=3#FORUM41022"><text:span text:style-name="T1">#</text:span></text:a></text:p>
      <text:p text:style-name="P4">説趙少康、朱立倫、羅智強等是兩蔣餘毒，絕未冤枉他們。</text:p>
      <text:p text:style-name="P2">陳真   |  2021.09.24 10:30   |   <text:a xlink:type="simple" xlink:href="http://palinfo.habago.org/Entry?Command=Information_PrintForum&amp;iPage=3#FORUM41020"><text:span text:style-name="T1">#</text:span></text:a></text:p>
      <text:p text:style-name="P3">請看3:00-17:00。 <text:line-break/><text:line-break/><text:a xlink:type="simple" xlink:href="https://www.youtube.com/watch?v=IE-JPCoQKAI"><text:span text:style-name="T2">https://www.youtube.com/watch?v=IE-JPCoQKAI</text:span></text:a><text:s/><text:line-break/><text:line-break/>張亞中是有理想和熱情的，不是像朱立倫那種一心想當官的。希望他能夠一路走下去，走出兩岸一條活路。</text:p>
      <text:p text:style-name="P2">陳真   |  2021.09.24 09:51   |   <text:a xlink:type="simple" xlink:href="http://palinfo.habago.org/Entry?Command=Information_PrintForum&amp;iPage=3#FORUM41019"><text:span text:style-name="T1">#</text:span></text:a></text:p>
      <text:p text:style-name="P4">(續) <text:line-break/><text:line-break/>二十幾年前，臨床上常遇到一些病患，也沒什麼婦科疾病，但是子宮卻被切除了，問她為什麼要切除？對方往往也不知道。此一現象，在中南部偏鄉更為普遍。為什麼呢？主要是因為好賺，醫生動一個子宮切除術，就能賺個幾萬塊，何樂不為？反正切了也不會馬上死人，所以就動用各種話術，欺騙病人切子宮，搞得一些村落變成無子宮村，村裏的女人子宮全被切除了。 <text:line-break/><text:line-break/>現在比較少這種事，外科也不再像過去那樣被抬舉。但是，假設世界各國不斷對台灣發動討伐攻擊，說台灣政府是吃子宮配飯的惡魔，專門到處抓女人來切子宮，已經切除了好幾百萬人，切完後不幸死掉者直接燒掉。你聽了，是不是會覺得很荒唐？扯太遠了吧？造謠也該有點分寸不是嗎？ <text:line-break/><text:line-break/>但是，這就是CIA長年以來對中國所做的無恥勾當，所謂新疆種族滅絕，或是什麼抓法輪功人士來掏心挖肝剖肺，就是這樣一種無恥謊言。雖然很低能，可是，再怎麼離譜的謊話，只要透過主流媒體天天傳播，照樣會有一大堆人相信。沒有什麼謊言是創造不了的。 <text:line-break/><text:line-break/>2003年，英國美國剛剛入侵伊拉克時，我天天寫文章說所謂大規模毀滅武器根本就是無中生有的謊言，寫了好幾百篇，結果呢？就像狗吠火車一樣，沒有幾個人相信我說的。為什麼？因為西方主流媒體基本上就是一種戰爭宣傳機器，它們可以毫無羞赧地配合官方需要，不斷編造謊言。每天報導什麼在伊拉克的這裏跟那裏終於找到幾百桶生化武器粉末及病毒，美國拯救了世界！每天就是不斷造謠造謠造謠。 <text:line-break/><text:line-break/>如今，把阿富汗和伊拉克蹂躪了二十年，殺害了幾百萬人之後，現在大家終於相信了吧？原來那一切全是謊言，包括911也是，根本就是自導自演。但是，人們的反應如何？不痛不癢，根本無所謂。 <text:line-break/><text:line-break/>我想說的是，人們的理性能力甚至道德感，其實都令人難以恭維。我年少時非常渴望追求一種目標，希望社會的成員能夠普遍擁有一種不受人惑的獨立思考能力。但我現在已經沒有那麼高遠的理想了，我覺得，絕大部份人只能被引導，甚至被灌輸，你不用期待他能夠自己思考，不如直接告訴他正確答案比較快。 <text:line-break/><text:line-break/>獨立思考只是屬於極少數人也許才有可能擁有的一種天賦，它不可能變成一種普遍素質。絕大部份人只會人云亦云，拿香跟著拜，媒體怎麼瞎掰，他就怎麼信，什麼東西流行，他就會怎麼追隨。 <text:line-break/><text:line-break/>今天，我若掌控媒體，我若洗腦大家說："愛台灣的人就會相信一加一等於五"，媒體天天就這樣一直洗腦，很可能絕大部份人也會相信一加一真的等於五才是真正自由民主的答案，就如同那些會去相信什麼新疆種族滅絕的腦殘一樣，他不可能認識基本事實，他缺乏這種能力，他永遠只會聽從主流媒體的教導。</text:p>
      <text:p text:style-name="P2">許世勤   |  2021.09.24 09:06   |   <text:a xlink:type="simple" xlink:href="http://palinfo.habago.org/Entry?Command=Information_PrintForum&amp;iPage=3#FORUM41018"><text:span text:style-name="T1">#</text:span></text:a></text:p>
      <text:p text:style-name="P3">謊言不必為真，只要有人相信，那謊言就成功了。 <text:line-break/>欺騙這種事，就是連造謠者自己都相信所詮述之事為真實，連自己都騙了。 <text:line-break/>很多法輪功的學員就是這樣，深信不疑。 <text:line-break/><text:line-break/>如果中共官方下令活摘百萬人器官，證據確鑿，那麼美國等西方國家不會拿來大作文章？ <text:line-break/>怎麼不每天集中火力進行「相關報導」，並訴諸國際法庭？ <text:line-break/>怎麼不持續在聯合國大會上譴責中國對人權的迫害？ <text:line-break/>如果是真的，美國早就弄出八國聯軍了。 <text:line-break/><text:line-break/>我並不認為一個可以持續容忍「國家」強摘器官的大國子民，可以創造中國的經濟持續增長。 <text:line-break/>就像我不相信一個把強姦女性視作英雄，只關注奧運獎牌得主種姓的國家會崛起一樣。 <text:line-break/>即使立法禁止，但一國人民的素質普遍低落，這個地方不可能崛起。 <text:line-break/><text:line-break/>任何一個國家的崛起，跟人民的普遍覺醒有關。 <text:line-break/>如果強摘百萬人活體器官為真，那至少與百萬家庭相關，相關人士則超越百萬。 <text:line-break/>這樣的怒氣，中共壓制得了？何況在互聯網盛行的時代。 <text:line-break/>又，CIA不會利用這樣的怒氣，引發中國的顏色革命？ <text:line-break/>北韓再怎麼封閉，都有人民「脫北」了，何況中國崛起，世界上誰沒看見中國？ <text:line-break/>如果還要扯中國大陸資訊封閉，那怎麼整天嘲笑大陸網民「翻牆」？ <text:line-break/>相信謊言的人，經常活在自我矛盾中，但他們以此為傲。 <text:line-break/><text:line-break/>進行欺騙的人連自己都騙，把世界建構成一種僅憑個人意象的存在。 <text:line-break/>不過各種謠言大概都是障眼法，畢竟隱藏一片樹葉最好的方法，就是把葉子放在森林中。 <text:line-break/>這幾年甚至相當流行各種如「美國已經在月球建立跟外星人聯合的殖民地」， <text:line-break/>各種謠言的背後必然存在著某種真實意圖，讓我不禁想起了美蘇的太空軍備競賽。</text:p>
      <text:p text:style-name="P2">陳真   |  2021.09.24 05:26   |   <text:a xlink:type="simple" xlink:href="http://palinfo.habago.org/Entry?Command=Information_PrintForum&amp;iPage=4#FORUM41017"><text:span text:style-name="T1">#</text:span></text:a></text:p>
      <text:p text:style-name="P3">講一句傻話很容易，回答卻很難，越蠢的傻話越難回答。抹黑很容易，隨口瞎掰就行了，但是，澄清抹黑卻很難。 <text:line-break/><text:line-break/>我實在不想在一些很蠢的事情上長篇大論，所以儘可能簡短跳著講。 <text:line-break/><text:line-break/>十三年前回台後，每次開醫學會，總會有一些法輪功人士在現場發資料，指控中共"活體摘器官"、"殺人取內臟"，還說什麼 "殺完就直接丟進大型焚化爐" 等等，甚至還有照片為證等等等。 <text:line-break/><text:line-break/>因為不想當面使人難堪，我通常都會儘可能閃避這些人的糾纏，但有一回一直被擋住去路，一直要我簽名譴責中共，於是我就受不了了，直接跟她們說妳們提供的這些資料全屬捏造。現場其他的法輪功人士，很快就圍了過來，七嘴八舌，辯說這些全是 "鐵證"，還說這是 "外國人的調查結果"，指控中共已經殺害了幾百萬名法輪功人士，強摘器官云云。我很無言，就請她們回去做點功課。 <text:line-break/><text:line-break/>法輪功是 CIA 轄下一個以反華為目的的政治邪教組織，經費極端豐沛，非常有錢，在島內橫行無阻，包括各級學校與名勝風景地，到處都有他們的身影，顯然黨政關係良好。 <text:line-break/><text:line-break/>當然，這不意味著他們的指控必然就是錯的。問題是，對於這些指控，我是做過功課的。有時候，某種指控難免有錯。但是，錯誤有兩種，一種是蓄意捏造，一種是無心之過。法輪功對於所謂活體摘器官、殺人取內臟或殺完直接丟進什麼大型焚化爐等等等，卻是蓄意捏造、扭曲與渲染。 <text:line-break/><text:line-break/>這項指控，十分類似近兩年的什麼 "新疆種族滅絕" 之指控，完全就是蓄意捏造。大家也許知道，我很早就批評新疆的再教育營，但我批評的是一些強制舉措，說要教育你就教育你，沒得商量。而且，"教育" 過程中，遇到反抗，往往還有各種粗暴手段甚至毆打與刑求。 <text:line-break/><text:line-break/>問題是，這跟種族滅絕扯得上什麼關係？那就好像一個老師教學太認真，很兇，動不動打罵學生，結果你卻對外宣傳說這名老師把全校學生都給殺了。這不是鬼扯蛋嗎？人類近代史上，進行種族滅絕的第一名就是美國，光是殺害人數就遙遙領先第三名的納粹殺害六百萬名猶太人的至少十倍以上，第二名是屠殺三千萬中國人的日本，第四名是加拿大與澳洲等等。至於我國，則是帝國主義的受害人而非加害人。 <text:line-break/><text:line-break/>就如中共官方所說，"西方國家是透過全球到處大規模殺人來反恐，中國則是透過內部教育"。而我所批評的也僅僅只是希望在所謂 "教育" 的過程中，儘可能文明一點，溫柔一點。 <text:line-break/><text:line-break/>很多腦殘聽了可能會很興奮，以為這下證明中共是殘暴政權，連超級大紅統中共大粉絲陳真都批評。如果你這樣想就錯了，若要說對待囚犯或難民與戰俘，最泯滅天良、最殘暴的西方國家就是美國，中國哪比得上其千百分之一？當然，在這一點文明態度上，我相信台灣應該還是贏過大陸的。但是，台灣一樣充滿刑求與虐待。 <text:line-break/><text:line-break/>幾年前，我因為舉牌靜站、反對以色列的公然屠殺救援者當場被警察抓走，問完筆錄，移送台北地檢署，進行了一日獄政考察。我被押進去之後，短短半小時內就目睹了兩場施暴。幾位獄警把一個嫌犯拖到角落，拳打腳踢，稍後還有個神智恍惚的年輕女孩，被獄警當成足球那樣，直接一腳用力踹進牢房。 <text:line-break/><text:line-break/>那時候，我在台大雲林分院工作，我的一個經常住院的病人突然有一天變成跛腳，我問他怎麼了？他很氣憤地要我查看他的膝蓋傷勢，說他在監獄被獄卒打到腿殘。 <text:line-break/><text:line-break/>類似的事情其實層出不窮。八零年代我在台權會，那時候台權會仍會關注這些人權問題。後來，台權會就變成掛人權羊頭賣政治狗肉的人渣黨附隨組織。 <text:line-break/><text:line-break/>我想說的是，類似的事情在全世界各國必然都大量存在，大陸不例外，台灣當然也不例外。但是，西方國家卻刻意造謠說成什麼種族滅絕，真的是有夠可恥。美國對待嫌犯或戰俘或難民的方式，那才真的是有夠殘暴不是嗎？甚至動不動就打死人。 <text:line-break/><text:line-break/>回到法輪功所指控的事情上。上面提到，法輪功人士說：這些都是鐵證，是 "外國人" 調查的結果。這些傻蛋強調 "外國人"，意思是說外國人都很客觀很嚴謹。很多傻蛋就是傻到這種無可救藥的地步。 <text:line-break/><text:line-break/>每天在指控中共"活摘器官"、"殺人取內臟"，而且圖文並茂指控中共活體摘完內臟就直接丟進大型焚化爐的幾位"外國人" 之一，就是底下這位向來反華不遺餘力的 "人權律師" David Matas。他一生的 "關心人權" 作為就是不斷捏造中共活摘法輪功人士的器官。你看他講話什麼德性： <text:line-break/><text:line-break/><text:a xlink:type="simple" xlink:href="https://www.ntdtv.com/b5/2021/05/22/a103125310.html"><text:span text:style-name="T2">https://www.ntdtv.com/b5/2021/05/22/a103125310.html</text:span></text:a><text:s/><text:line-break/><text:line-break/>這混蛋幾個月前還出席CIA 的什麼充滿真善忍的 "世界法輪大法日"，擔任貴賓。我引用幾段他的大會致詞。他說： <text:line-break/><text:line-break/>"法輪功修煉者之所以容易受到迫害，是因為出自一個由偏執狂、殺人狂、共產黨政權控制的國家，而法輪功擁有共產黨所不具備的法輪功之充滿神性，與中國傳統相聯，是受大眾歡迎的。法輪功在對抗侵犯人權方面的優勢在於其三個基本原則：真、善、忍。" <text:line-break/><text:line-break/>"真誠意味著法輪功學員，會把自己知道的事情說出來，即使這不是他們想要為人所知的事情。這種溝通方式，對我在中國進行的器官移植之研究至關重要。忍則意味著法輪功在反抗迫害時沒有絲毫暴力，其慈悲心意味著法輪功修煉者形成了一個全球性的支持網路，為受迫害者提供支持。他們的慈悲心，促使他們繼續關心同修的受害情況並採取行動。" <text:line-break/><text:line-break/>"通過慈悲、寬容和忍耐，反抗殺害法輪功學員摘取器官的行為，全球法輪功修煉者已幫助建立了一個平臺，並繼續幫助在中國器官移植受害者。這是一個可以糾正這些暴行的標準和救援平臺。 我今天參加慶祝活動，並向法輪功團體和他們的價值觀致敬。謝謝。" <text:line-break/><text:line-break/>CIA 的這項所謂 "活摘百萬人器官" 的指控，就跟所謂 "新疆種族滅絕" 一樣，全然無中生有。但是，這並不意味著大陸的器官移植沒有問題。我沒法長篇大論，只能簡單說： <text:line-break/><text:line-break/>在二十幾年前，當器官移植逐漸變成一種臨床的普遍技術時，死刑犯往往就成為大陸移植器官的主要來源之一，另一個來源就是買賣。腦殘人士聽了一定很開心，連超級大紅統中共大粉絲陳真都批評中共利用死刑犯。 <text:line-break/><text:line-break/>問題是，大陸如此，台灣也一樣。當你批評大陸利用死囚獲得器官時，台灣也完全一樣啊。不但一樣，而且還長年把它說成一種"美事"，一種"贖罪"，搞得死刑犯不想捐也得捐，否則就是缺乏 "大愛"，不懂得 "贖罪"。 <text:line-break/><text:line-break/>大約1990年，台灣甚至開始把這項 "死刑犯捐器官贖罪" 的作法給法制化，開始合法利用死刑犯摘取器官。最早的死囚器捐制度之催生者，就是著名的心臟外科朱樹勳醫師，當時是台灣移植醫學會理事長。 <text:line-break/><text:line-break/>不但把死囚捐器官給美化和法制化，台灣甚至還為了保存更多 "有用的" 器官，把一個將死之人當成 "器官倉庫"，改變死刑執行方式，由原先的槍擊心臟，改成槍擊腦部，以便搶時間保有更多可用的器官。最好是死一半就趕緊摘器官，器官才不會壞掉。 <text:line-break/><text:line-break/>於是，隔年就發生了一位死囚在被倉促宣布腦死、準備要摘取各部位器官之際，突然又活了過來，把大家嚇壞了，並引起國際抗議。我相信，我肯定是島內第一個寫文章批評這項制度的人。我的質疑點是所謂 "自願"。我說，一個死刑犯，當他面對社會期待他 "贖罪" 的道德壓力下，特別是在監牢中等待槍決之際，獄方跑來問你說要不要槍斃後捐器官啊？要不要發揮大愛啊？你敢說不要嗎？ <text:line-break/><text:line-break/>我過去之所以被視為所謂醫學倫理的一個先行者，就是因為我在三十年前就寫了很多跟醫學倫理相關的文章，比方說反對醫師普遍接受藥廠金錢供養或開藥方拿回扣等等等，因為斷人財路，幾度引起醫界反彈，跟我槓上。 <text:line-break/><text:line-break/>面對國際人權機構的批評，台灣依舊堅持這項讓死刑犯可以 "贖罪" 的 "美事"。大陸也一樣，在二十幾年前，大陸器官移植的主要來源就是死刑犯。你可以批評，但你不能故意扭曲造謠，故意說成什麼幾百萬人 "活體摘器官"、"為了器官殺人"、甚至還捏造什麼大型焚化爐專門燒毀這些被殺害取器官的良心犯。完全就是刻意抹黑造謠。 <text:line-break/><text:line-break/>還說什麼摘肺臟摘肝臟，真是胡說八道一通。器官有這麼好摘嗎？又不是腳踏車零件，摘下來就把肺臟肝臟放冰箱嗎？想移植時就拿出來解凍裝上去？二十幾年前的大陸有這種移植技術嗎？有這麼多器官移植專家嗎？台灣直到現在，有能力換肝的醫師，也不過才那幾個，更何況是二十幾年前。 <text:line-break/><text:line-break/>而且，大陸有十幾億人，每年有一千名死刑犯，並不為過。再怎麼灌水也不該灌到幾百萬人，而且這些死刑犯也根本不是什麼愛好民主自由的什麼良心犯。 <text:line-break/><text:line-break/>西方人真的很無恥，就跟什麼新疆種族滅絕一樣，一個純屬虛構、荒唐透頂的謊言，它照樣能每天四處宣傳、抗議或立法制裁等等等。你想，美國連洗衣粉都能拿到聯合國大會上，騙大家說這就是伊拉克的生化武器。西方人的無恥，真是遠遠超乎正常人的道德底限，非常不誠實，始終就是眛著良心不斷造謠，透過控制主流媒體，洗腦世人。 <text:line-break/><text:line-break/>就如我在三十年前就批評死刑犯捐器官制度，我對大陸或任何國家的這項制度都不認同，更不認同台灣那種心態，把一個人當成器官倉庫，垂涎於其利用價值而企圖改成射爆頭部來執行死刑。 <text:line-break/><text:line-break/>如果你要批評大陸，那你更該批評台灣。後來，兩岸都廢除了這項作法，都是在2015年立法禁止，而且，事實上，大陸還比台灣早了半年多立法禁止。 <text:line-break/><text:line-break/>另外，除了死刑捐器官之外，另一個主要來源就是器官買賣。大陸如此，台灣也一樣。我曾經多次寫文章提到我大學時因為極端赤貧，儘管我同時兼了好幾份工作和家教，依然每天挨餓，瘦成皮包骨，非常痛苦，於是曾經花了一兩百元，在報紙上登廣告說我想賣一顆腎，希望可以一勞永逸解決饑餓問題。 <text:line-break/><text:line-break/>結果，廣告登出之後，沒有人來買我的腎臟，卻引來幾位在楠梓加工出口區的好心女工，跑來找我，騎機車載我去跟她們一起吃飯。 <text:line-break/><text:line-break/>差不多兩三年後，記憶所及，應該是在1987年解嚴前夕，台灣也才正式立法禁止器官買賣。 <text:line-break/><text:line-break/>我並不是說大陸絕對不可能有任何一件謀財害命式的強摘器官事件，但是，這類犯罪行為在許多貧窮國家都曾經發生過，它就是一種極少數的罕見犯罪行為，怎麼能故意扭曲說成是中共所下令的體制性普遍作為？怎麼能故意造謠說是什麼中共針對幾百萬少數民族與法輪功及異議人士進行殺人取器官？ <text:line-break/><text:line-break/>老是得澄清這些無日無之的抹黑造謠，真的很累。</text:p>
      <text:p text:style-name="P2">冽風   |  2021.09.23 22:21   |   <text:a xlink:type="simple" xlink:href="http://palinfo.habago.org/Entry?Command=Information_PrintForum&amp;iPage=4#FORUM41016"><text:span text:style-name="T1">#</text:span></text:a></text:p>
      <text:p text:style-name="P4">法輪功組織擅長把在美國實際發生的事情移花接木到中國大陸。 <text:line-break/>因為其組織的根據地在美國，而其在大陸的勢力基本已經被消滅殆盡，無法得到第一手消息，所以只能通過這種方式去抹黑，還能合理化美國的所作所為。</text:p>
      <text:p text:style-name="P2">鄭豐遠   |  2021.09.23 20:47   |   <text:a xlink:type="simple" xlink:href="http://palinfo.habago.org/Entry?Command=Information_PrintForum&amp;iPage=4#FORUM41015"><text:span text:style-name="T1">#</text:span></text:a></text:p>
      <text:p text:style-name="P3">法什麼功這個 CIA 組織的 "指控" 有需要花一秒鐘去認真看待或澄清嗎?</text:p>
      <text:p text:style-name="P2">s ji   |  2021.09.23 18:29   |   <text:a xlink:type="simple" xlink:href="http://palinfo.habago.org/Entry?Command=Information_PrintForum&amp;iPage=4#FORUM41014"><text:span text:style-name="T1">#</text:span></text:a></text:p>
      <text:p text:style-name="P4">想請教陳真醫師 <text:line-break/>對於中國器官移植體系及現況的議題怎麼看 <text:line-break/>以及法輪功自2006年聲稱的「中共活摘法輪功學員器官」的指控 <text:line-break/><text:line-break/></text:p>
      <text:p text:style-name="P2">馨尹   |  2021.09.23 15:16   |   <text:a xlink:type="simple" xlink:href="http://palinfo.habago.org/Entry?Command=Information_PrintForum&amp;iPage=4#FORUM41013"><text:span text:style-name="T1">#</text:span></text:a></text:p>
      <text:p text:style-name="P3">台湾女孩陈竹音：唱《共产党万岁》就是“舔共”，我偏要唱 <text:line-break/><text:a xlink:type="simple" xlink:href="https://youtu.be/ormbb6R5Yo0"><text:span text:style-name="T2">https://youtu.be/ormbb6R5Yo0</text:span></text:a><text:s/><text:line-break/><text:line-break/>臺灣青年劉樂妍、何紹宏、陳竹音、夏允浩合唱，盧洪亞作詞，方洲作曲 <text:line-break/><text:a xlink:type="simple" xlink:href="https://youtu.be/kNBfCFJ9_xs"><text:span text:style-name="T2">https://youtu.be/kNBfCFJ9_xs</text:span></text:a></text:p>
      <text:p text:style-name="P2">孫從輔   |  2021.09.23 07:11   |   <text:a xlink:type="simple" xlink:href="http://palinfo.habago.org/Entry?Command=Information_PrintForum&amp;iPage=4#FORUM41012"><text:span text:style-name="T1">#</text:span></text:a></text:p>
      <text:p text:style-name="P4">剛剛看到一則新聞，說美國財政部長耶倫致電華爾街前幾大金融公司的執行長，希望他們幫忙向共和黨人施壓，使其支持提高或暫停美國政府債務上限。這麼荒唐的事爆出來，居然輕描淡寫就像沒事一樣（想想在中國發生的話會怎麼樣）。以後再有人說美國民主政治好棒棒，再有人懷疑美國真正的掌權者是誰，就拿這則新聞給他們看。 <text:line-break/><text:line-break/>美國財長耶倫據悉向華爾街高管求助解決債務上限問題 <text:line-break/>網址 <text:a xlink:type="simple" xlink:href="https://tinyurl.com/4aaym2k3"><text:span text:style-name="T2">https://tinyurl.com/4aaym2k3</text:span></text:a></text:p>
      <text:p text:style-name="P2">陳真   |  2021.09.23 01:33   |   <text:a xlink:type="simple" xlink:href="http://palinfo.habago.org/Entry?Command=Information_PrintForum&amp;iPage=4#FORUM41011"><text:span text:style-name="T1">#</text:span></text:a></text:p>
      <text:p text:style-name="P3">娘炮八：台灣殖民悲歌 <text:line-break/><text:line-break/>陳真 <text:line-break/><text:line-break/>2021. 09. 23. <text:line-break/><text:line-break/><text:line-break/>我在 "娘炮六" 裏提到： <text:line-break/><text:line-break/>"我指的娘炮不是一種外表或外在言行，而是個性，一種品味，一種看待世界的方式。男女都一樣，外表如何不是問題，有問題的是內在個性的馴服與弱化，包括弱智化。 <text:line-break/><text:line-break/>黨外時，我寫過許多這方面的文章，那時候沒有娘炮一詞，我給它取個名稱叫小表哥小表妹。 <text:line-break/><text:line-break/>此一問題由來已久。而且，島內不管誰當家，全是故意為之，故意讓年輕一代變得軟綿綿傻乎乎。" <text:line-break/><text:line-break/>有句話說，"會思想的奴隸是危險的"，因為有了思想，他就會尋思如何解脫自己，解放同胞。 <text:line-break/><text:line-break/>同理，如果你全盤掌控了你的敵人的下一代的教育與媒體以及幾乎所有訊息管道，你會怎麼做？你會給他們何種教材與資訊？你會把他們塑造成什麼樣的人？這還用說嗎？一定會千方百計把他們塑造成腦殘，傻乎乎的蠢到爆，讓他完全與世隔絕，卻又以為自己好自由好聰明，以為自己什麼都懂。 <text:line-break/><text:line-break/>你看，島內每天所有所謂 "新聞"，幾乎全部是徹底低能的腦殘八卦，哪個人露奶了，暴紅了，哪個人小蜜臀多麼翹啊，哪個正妹如何如何，網友暴動了，戀愛了，或是什麼歪樓了，什麼邪惡視角看到三角洲黑森林；要不就是這車撞那車，兩車主人大打出手，快來看快來看！螳螂拳大戰無影腿；或是完全毫無意義的各種生活八卦，哪個大媽在公車上偷放屁，哪個小妞妞奶子有多大，哪個阿公偷倒垃圾在水溝裏被發現，哪個加油站正妹讓網友全都戀愛了....千千萬萬，每天就是不斷重覆灌輸這些所謂 "新聞"。 <text:line-break/><text:line-break/>國外當然也有這類垃圾資訊，大陸當然也有，問題是，這些低能無聊的八卦只佔所有資訊極其微小的一部份，而且是一般人所看不起的，但在台灣，它卻幾乎就是全部，所有所謂 "新聞" 全都是這類垃圾。 <text:line-break/><text:line-break/>一個人，如果從小到大每天無時無刻整個腦子就是接收這樣一種垃圾與毒品，你想，他會成為一個什麼樣的人？他會成為一個頂天立地、有勇氣有想法、自尊自信、懂得尊重他人、明辨是非、敢於作為的人嗎？還是成為一個個窩窩囊囊猥猥瑣瑣的低能腦殘？多寫幾個字他就不想看了，他只是想看圖，迅速求個爽，玩一玩，鬧一鬧，求個好笑、有趣，最好全是圖，多寫兩個字他就跳過不看了。 <text:line-break/><text:line-break/>除此之外，就是吹捧各種低能網紅，每天報導網紅們的新聞，好像他們是我們大家的意見領袖或思想導師似的。網紅們隨便放個屁，馬上幾萬、幾十萬的點閱率與留言，媒體吹捧，眾人追逐，引以為樂。特別是年輕一代，基本上就是這副德性。 <text:line-break/><text:line-break/>你覺得這樣一種全世界都找不到的低能資訊環境是一種偶然嗎？當然不是。你覺得 CIA 控制台灣整個媒體與教育，每天大量餵養人們這樣一種垃圾資訊，只是一種無心之舉嗎？當然不是。 <text:line-break/><text:line-break/>我覺得寫這類東西很累是因為，程度完全不對等，就好像你要教一隻猴子學習微積分那樣的感覺，很無言，無語問蒼天。當你寫了一千多萬字，講得夠詳細了吧，資料與證據夠多了吧！問題是，腦殘們卻永遠只會反覆講那幾句話，"中共獨裁暴政"、"捍衛民主自由"，或是 "我愛美國、我愛日本，因為他們好愛我們，有恩於我們"，"民進黨捍衛台灣主權"，"台灣不能輸"，"台灣No.1"。 <text:line-break/><text:line-break/>你覺得，你有可能教一隻猴子學會微積分嗎？不太可能。但我們確實能迅速治好腦殘的病，那就是解放台灣！搶回麥克風，掌控媒體與教育。 <text:line-break/><text:line-break/>我能想像，腦殘們一定不會相信台灣的媒體與教育是由CIA 及其爪牙們所控制，就好像腦殘也不少的日本年輕一代，肯定也不會相信他們的所謂新聞，甚至娛樂，完全就是由美國CIA所掌控。問題是，如果你不相信，為什麼不去做點研究、讀點書再來反駁呢？ <text:line-break/><text:line-break/>網路時代，資訊再怎麼封鎖，事實上還是存在各種真實的聲音，只是看你願不願意去了解而已。比方說之前提供的底下這資訊，雖然掛一漏萬，但講得也算很詳細了吧： <text:line-break/><text:line-break/><text:a xlink:type="simple" xlink:href="https://bit.ly/3h9Lkgi"><text:span text:style-name="T2">https://bit.ly/3h9Lkgi</text:span></text:a><text:s/><text:line-break/><text:line-break/>巴勒網資料又更多了，數以千萬字，難道我有可能每一次都從頭到尾重覆寫上一遍又一遍嗎？ <text:line-break/><text:line-break/>事實上，問題並不在於資訊之封鎖，而是在於人們其實根本沒有絲毫意願想去了解問題，了解真相。但是，很奇怪，他一方面不願了解真相 (因為覺得很乏味，很無聊，字太多了，他只願意看20個字)，一方面卻又對他絲毫不懂也不想懂的東西採取極端強烈的立場。很詭異吧！ <text:line-break/><text:line-break/>那種詭異就好像比方說我不懂如何寫電腦程式，而且我也根本不想去弄懂它，但是很奇怪，我卻又很喜歡去嗆聲電腦專家，對各種我根本一無所知的程式符號指指點點。 <text:line-break/><text:line-break/>最大的一種腦殘就是他不但不知道自己奇蠢無比，而且還以為自己是天才，說起話來大言不慚。台灣年輕一代普遍就是被灌輸、餵養成這樣的一種幾乎無可救藥的腦殘。他若想要拯救自己，第一步就是產生病識感，相信自己有病，相信自己腦子有洞，進水了，相信自己很有可能就是腦殘，那麼，他才有可能靜下心來好好審視自己的思想症狀與思維狀態。 <text:line-break/><text:line-break/>其實，腦殘不分紅藍綠，腦殘就是腦殘，只是綠的顯然病得特別嚴重，因為台灣人恰恰就是CIA的一個思想控制對象，使其心智弱化，性格弱化，既蠢又猥瑣，但他卻很歡樂，自我滿意度超高。某個重要意義上，這樣的腦殘，根本不像個人；腦袋裝屎、裝垃圾居然也能活，這還能算是個人嗎？ <text:line-break/><text:line-break/>剛剛下班吃飯，打開電視，看見偏藍的 "中天新聞" 正在熱烈討論什麼 "塔綠班之歌"，好像又有什麼低能事物暴紅了，暴夯了。我看到朱立倫也出席新聞座談會現場，而且還當場唱起 "塔綠班之歌"。這意味著，這肯定又是一種流行，一種暴紅暴夯的 "民意"，所以政治人物馬上會搶著來演出一番。 <text:line-break/><text:line-break/>這就是個例子。但是，例子就是例子，我並不是想要討論這個低能的例子 "本身"，我沒那麼低能，也沒那麼無聊且蒼白。這類例子要多少有多少，數以千萬計。 <text:line-break/><text:line-break/>大家能聽懂我的意思嗎？以這例子為例，你看，島內對於政治、對於善惡是非的態度就是這樣，非常低能，徹底空洞。姑且不說塔利班 (或神學士) 的高度嚴肅性及其發展之血腥慘烈，怎麼會跟人渣黨有任何一絲相似性？姑且不說這麼嚴肅的東西，就光說這樣一種腦殘態度之可悲，總是把嚴肅事物給娛樂化、趣味化與低能化，好好笑喔，好好玩喔，然後呢？然後就沒了。這就是島內人們理解人事物的方式。 <text:line-break/><text:line-break/>所有嚴肅的議論，所有真實的理解，全然引不起腦殘們的一絲興趣。他們永遠只是一窩蜂追逐著各種低能的所謂 "新聞熱點" 跑，而所謂 "新聞熱點"，往往極盡低能空洞之能事。 <text:line-break/><text:line-break/>在這樣一種舉世所無、極度變態扭曲的新聞環境與社會文化環境中，大家忙著耍寶、搞怪，以求吸引眾人眼球，你想，還會有多少人會好好針對那些極端重要的人事物去提出深入的看法？根本不會有人要看啊。還會有多少政治人物會願意埋頭苦幹實事不做秀？這樣他很可能下回就會落選。 <text:line-break/><text:line-break/>反之，我若畫個什麼好笑的圖，罵兩句人渣黨，相信點閱率會馬上飆高，至少會高過你有理有據地談事情。 <text:line-break/><text:line-break/>這就是所謂 "民意"，聰明人都知道要怎麼迎合 "民意"，以便為自己謀福利。網紅們更是民意的聚散地，網紅們隨便寫幾個字，動輒幾十萬粉絲，而你皓首窮經、出生入死，關注者永遠小貓兩三隻。 <text:line-break/><text:line-break/>重點是，這樣的民意低能趨向，這樣的一種極端低能的文化現象，絕非偶然，而是我們的敵人--美國所刻意塑造。他不可能讓你有發展思想的機會，他會千方百計把你的腦袋弄壞，把你的品性與人格弄得猥瑣窩囊，把理當有熱血有頭腦有個性的 "人"，給洗腦成沒頭沒腦很躁動很嗨很興奮的一大團蛆，然後讓藍蛆綠蛆白蛆互相無腦地每天打來打去，酸來酸去，卻完全沒意識到自己早已變成蛆，沒有大腦，沒有臉，猥瑣窩囊。 <text:line-break/><text:line-break/>各方權勢者也必然會很樂於見到這樣一種 "蛆化" 的無腦社會，因為他們比較好統治，也比較好撈錢，比較好上下其手。掌權者很滿意，蛆蛆們也玩得好開心，而且很聽話。 <text:line-break/><text:line-break/>你要蛆蛆們對誰生氣，牠們就會對誰生氣；你要蛆蛆們追逐什麼，牠們就會馬上一窩蜂去追逐；你要蛆蛆們多多喜歡爆奶，蛆蛆們每天就能在媒體上看到成千上萬的爆奶，每天就是爆奶爆奶爆奶，好像女生活著的意義就只是爆奶。 <text:line-break/><text:line-break/>你要蛆蛆們不當一回事，蛆蛆很乖，不管天大的事，蛆蛆們就會把它不當一回事。你要蛆蛆們傾巢而出幹些什麼，說是救國愛台灣，蛆蛆們連夜就會出動救國愛台灣，然後說這就是什麼偉大的學生運動或什麼運動。 <text:line-break/><text:line-break/>有些東西很具體，很容易說明，但是，關於文化型塑或洗腦這方面的問題卻很難描述。 <text:line-break/><text:line-break/>簡單說，你可別以為市面上這樣那樣的現象只是一種偶然或天然。那是鬼扯蛋。今天如果讓我掌控媒體，信不信只要我願意，我一樣能夠讓人腦殘，讓人變成蛆。 <text:line-break/><text:line-break/>被殖民者之可悲就在此，因為殖民者必然會想方設法用盡一切手段去腐蝕你以及你的下一代之心靈與腦袋，使你不但失去反抗能力，而且樂於充當他的狗，為他賣命，為他傷害自己的骨肉同胞。台灣殖民悲歌，莫過於此。</text:p>
      <text:p text:style-name="P2">陳真   |  2021.09.22 20:56   |   <text:a xlink:type="simple" xlink:href="http://palinfo.habago.org/Entry?Command=Information_PrintForum&amp;iPage=4#FORUM41010"><text:span text:style-name="T1">#</text:span></text:a></text:p>
      <text:p text:style-name="P4">把什麼林為洲和蔣經國並列，會不會太羞辱人啊？ <text:line-break/><text:line-break/>蔣家時代，台灣就是美國盟友，也許談不上平起平坐，但美方對蔣家總是還敬畏三分。 <text:line-break/><text:line-break/>從貪污老賊李登輝時代開始，台灣就由人變成狗了，不管哪一黨都一樣，全是美國狗，但不是美國出錢養的，而是自備狗糧，而且還被主人不斷剝削吸血凌虐。這狗有被虐狂，牠覺得被美國主人這樣搞，真的好爽好幸福好榮耀，而且以為全世界都好羨慕。 <text:line-break/><text:line-break/>誰當國民黨主席都一樣，狗的地位不會改變。能夠解救這條奄奄一息的笨狗者，惟有對岸同胞。 <text:line-break/><text:line-break/>若從本土黑金或財團或政N代富N代來分類，李登輝上台之後，國民黨人非屬上述分類者，我看找不出五個了。 <text:line-break/><text:line-break/>島內沒有什麼台灣黨、中國黨之分，全是美國禁癵，全是美國嘴裏咬爛的一塊肉。 <text:line-break/><text:line-break/>張亞中則是單幹戶，獨行俠，就像荊軻刺秦王，能不能改變既定局面很難說，當然悲觀成份比較大。但我不在意一時所謂成敗，這就跟浪濤拍岸一樣，總得拍個千百萬回，總有一天，有那一浪能沖垮堤防吧。我不會說之前那千百回浪濤全屬枉然，惟有最終一回浪才是英雄，我不會那樣理解事情。</text:p>
      <text:p text:style-name="P2">馨尹   |  2021.09.22 20:34   |   <text:a xlink:type="simple" xlink:href="http://palinfo.habago.org/Entry?Command=Information_PrintForum&amp;iPage=4#FORUM41009"><text:span text:style-name="T1">#</text:span></text:a></text:p>
      <text:p text:style-name="P3">高智凱應該提提中國的核武使用的原則，讓論述更清楚一些 <text:line-break/><text:line-break/>核裁军—中华人民共和国外交部 中国一贯主张最终全面禁止和彻底销毁核武器，坚定奉行自卫防御的核战略，始终恪守在任何时候和任何情况下不首先使用核武器政策，明确承诺无条件不对无核武器国家和无核武器区使用或威胁使用核武器。 </text:p>
      <text:p text:style-name="P2">馨尹   |  2021.09.22 20:05   |   <text:a xlink:type="simple" xlink:href="http://palinfo.habago.org/Entry?Command=Information_PrintForum&amp;iPage=4#FORUM41008"><text:span text:style-name="T1">#</text:span></text:a></text:p>
      <text:p text:style-name="P4">似乎西媒蠻喜歡採訪高志凯，因為他直白強硬，容易引起西方觀眾的反感。 <text:line-break/><text:line-break/>澳大利亚拥有核潜艇之日，就是被核弹头瞄准之时ABC采访高志凯 <text:line-break/><text:a xlink:type="simple" xlink:href="https://youtu.be/X8Y8W71VCBs"><text:span text:style-name="T2">https://youtu.be/X8Y8W71VCBs</text:span></text:a><text:s/><text:line-break/><text:line-break/>中国前外交官舌战BBC！高志凯：总要有人为国怒发冲冠！ <text:line-break/><text:a xlink:type="simple" xlink:href="https://youtu.be/ZfADQ8bBeXA"><text:span text:style-name="T2">https://youtu.be/ZfADQ8bBeXA</text:span></text:a><text:s/><text:line-break/><text:line-break/>看了2個BBC訪問高志凯的影片，都用上陰間濾淨。 <text:line-break/></text:p>
      <text:p text:style-name="P2">人民   |  2021.09.22 12:32   |   <text:a xlink:type="simple" xlink:href="http://palinfo.habago.org/Entry?Command=Information_PrintForum&amp;iPage=4#FORUM41007"><text:span text:style-name="T1">#</text:span></text:a></text:p>
      <text:p text:style-name="P3">張亞中當選，300萬人入黨，嚇死美帝及民黨</text:p>
      <text:p text:style-name="P2">人民   |  2021.09.22 07:02   |   <text:a xlink:type="simple" xlink:href="http://palinfo.habago.org/Entry?Command=Information_PrintForum&amp;iPage=5#FORUM41006"><text:span text:style-name="T1">#</text:span></text:a></text:p>
      <text:p text:style-name="P3">台灣有3個國民黨， <text:line-break/>王金平、林為洲、李登輝、蔣經國等，台灣國民黨。 <text:line-break/>朱立倫、趙少康、羅智強、蔣介石等，美國國民黨。 <text:line-break/>張亞中、韓國瑜、孫中山等，中國國民黨。 <text:line-break/>前兩個國民黨被美帝及民黨聯手KO了。第3個國民黨最後一搏。別把蔣介石蔣經國與孫中山歸為一類。正如別把毛澤東與鄧小平習近平歸為一類。</text:p>
      <text:p text:style-name="P2">陳真   |  2021.09.22 02:53   |   <text:a xlink:type="simple" xlink:href="http://palinfo.habago.org/Entry?Command=Information_PrintForum&amp;iPage=5#FORUM41005"><text:span text:style-name="T1">#</text:span></text:a></text:p>
      <text:p text:style-name="P4">【民間反瘦肉精毒豬聯盟0922採訪通知】 <text:line-break/><text:line-break/>時間：9/22(三)15:30 <text:line-break/><text:line-break/>地點：高雄地檢署前(高雄市前金區市中一路171號) <text:line-break/><text:line-break/>光榮被告，良心無懼 <text:line-break/><text:line-break/>聲援蘇偉碩，公投審萊豬 <text:line-break/><text:line-break/>出席： <text:line-break/>蘇偉碩醫師 <text:line-break/>屏東環盟前理事長 洪輝祥 <text:line-break/>台灣農村陣線前理事長 洪箱 <text:line-break/>工運政治犯 顏坤泉 <text:line-break/>王文心博士 <text:line-break/>劉家榮律師 <text:line-break/>張靜律師 <text:line-break/><text:line-break/>內容： <text:line-break/>1.台灣環境保護終身成就獎得主洪輝祥老師頒發「光榮被告」獎章給蘇偉碩。 <text:line-break/>2.被告最光榮，良心真無懼。聲援者盼請一起加入被蔡政府告發行列：「人人都是蘇偉碩」。 <text:line-break/>3.農陣女俠洪箱現身相挺，共同反萊豬挺農民，支持良心言論有益社會公眾。 <text:line-break/>4.蔡總統說「想念史明」，力挺台灣農民？同時打壓言論，開放美國萊豬？ <text:line-break/>5，蘇偉碩宣布展開「被告不知悔改、全台散佈萊豬有毒」行動，推播12/18公投審萊豬。 <text:line-break/><text:line-break/>新聞聯絡人：李建誠0912-669921 </text:p>
      <text:p text:style-name="P2">陳真   |  2021.09.22 01:05   |   <text:a xlink:type="simple" xlink:href="http://palinfo.habago.org/Entry?Command=Information_PrintForum&amp;iPage=5#FORUM41004"><text:span text:style-name="T1">#</text:span></text:a></text:p>
      <text:p text:style-name="P3">張亞中及其敵人 <text:line-break/><text:line-break/><text:line-break/>陳真 <text:line-break/><text:line-break/>2021. 09. 22. <text:line-break/><text:line-break/><text:line-break/>(續張亞中) <text:line-break/><text:line-break/>與其說張亞中是在選國民黨主席，不如說他是在尋求集結一種挑戰藍綠分贓結構的力量。 <text:line-break/><text:line-break/>藍綠分贓的現象亦曾發生在美麗島事件後的黨外時期，嚴格說來，它始終不曾消失，套句林義雄的話，那就是: "善良的人民對抗無恥政客"。 <text:line-break/><text:line-break/>無恥政客是不分藍綠的。他們表面上爭吵鬥嘴，實際上私下根本就是哥倆好一對寶，甚至一起打牌泡溫泉，一起上酒店玩女人。但是，在議場上就會演一齣所謂藍綠對抗的鳥戲給傻逼選民看，各自有個交待。 <text:line-break/><text:line-break/>藍綠的爭執點絕對不是在於任何是非善惡或任何理念本身，而是在於分贓不均。你多我少豈有此理，心有不甘，但我絕不會因此翻桌拆台，因為這個分贓體制是你我所共同打造與維護，是藍綠一家親、雞犬子孫代代相傳的富貴來源。 <text:line-break/><text:line-break/>黨外時期也有過一波波類似的反抗，所謂 "善良人民反抗無恥政客"，比方說 "批康運動" 或反對 "雞兔同籠" 或 "反公職掛帥" 等等等。這些黨外內部自清運動的帶頭者就是新潮流與阿扁。他們當時 "代表" 著一股清純善良、具有理念與理想性的人民力量。 <text:line-break/><text:line-break/>可是，人民是真，代言人卻是十足的冒牌貨。不但冒牌，而且反而比他們當初所反對的那些沒有理想只有利益的兔寶寶同志們還更惡劣，更貪婪，更無恥，更卑鄙下流。特別是新潮流的徒子徒孫們，更是貪婪猥瑣，不堪入目。 <text:line-break/><text:line-break/>阿扁當然也是。這兩年，我寫過一些關於阿扁當年在黨外雜誌上發表的文章，字字句句痛罵民進黨公職人員與民代唯利是圖、貪婪腐敗的普遍現象。很難想像吧？ <text:line-break/><text:line-break/>我若把那些文章的作者名字遮起來，你說不定會以為是我寫的，其實是 "鬥雞" 代表人阿扁寫的 (有理想有理念的鬥雞，對抗唯利是圖、與國民黨眉來眼去的眾多兔寶寶同志)。 <text:line-break/><text:line-break/>至於新潮流的舌燦蓮花，滿口仁義道德，滿口革命犧牲，滿口左派理想，滿口進步思維，其無恥下流程度，那就更不用說了。 <text:line-break/><text:line-break/>這些無恥政客，以所謂戰鬥 "公雞" 之姿，以理想主義者之名，打著革命家的旗號，挾著 "善良人民" 的不滿以及對於公義是非的渴求，攻擊那些號稱站在主流民意一方、不具理念只求利益與權力、與國民黨眉來眼去的 "兔寶寶" 同志們。 <text:line-break/><text:line-break/>新潮流這些人渣很厲害，擅於言語煽動，口舌伶俐，扛著憤怒群眾賦予的尚方寶劍，很快就打垮了那些沒有理想理念、與國民黨沆瀣一氣、惟利是圖的同志們。然後呢？然後由自己掌權，全面篡奪權位。然後呢？然後比那些被他們鬥倒的人更加的無恥與貪婪。 <text:line-break/><text:line-break/>我的十年黨外生涯，除了一開始有幾年和陳秀賢在一起之外，其它時間幾乎都跟新潮流站在同一陣線。 <text:line-break/><text:line-break/>新潮流的前身叫做 "黨外編輯作家聯誼會"，戴振耀邀我加入。當我思索再三，決定加入之際，聽說還得繳一筆會費，於是我就臨時拒絕了，因為那時候的我身無分文，三餐不繼，平常身上幾十元也沒有，哪來幾千繳會費？ <text:line-break/><text:line-break/>當然，不加入編聯會的最主要原因是，我對於任何喜歡強調所謂 "進步" 思維的人事物總覺得八字不合。我這個人很古典，保守反動，很守舊，不喜歡也不相信什麼進步思想。 <text:line-break/><text:line-break/>我相信人，不信言語，不信思想，更不相信行為，畢竟哪個人渣不是言行美妙姿態萬千？我相信，一切思想言行都得在某個值得信任的 "人" 身上才有意義。不過，這不是我現在要講的重點。 <text:line-break/><text:line-break/>藉由張亞中現象，我想說的是，一個人或一個團體，不會單單因為什麼口才或個人特質而產生一種類似像 "運動" 那樣的東西；"運動" 之所以形成的背後，必然還是得有一種結構性的集體因素；是時勢造了英雄，不是英雄造時勢。 <text:line-break/><text:line-break/>簡單這麼說，重點不在於張亞中或韓國瑜，而在於他們所企圖對抗的分贓體制。這樣一種結構，長期以來蓄積宛若火山一般的憤怒能量，因此，只要有人願意站出來，並能取信於人，他就會成為這股反抗力量的代言人。所謂黨外，不就是這麼回事？ <text:line-break/><text:line-break/>比方說大約35年前，應該仍是戒嚴時期，也就是1986年左右，我和幾位同學及黨外朋友，在高雄勞工公園發起一場第一次由學生主辦的群眾演講。 <text:line-break/><text:line-break/>在那個戒嚴年代，聚眾抗爭是所謂 "唯一死刑" 罪。所謂 "唯一死刑" 是說，除了死罪之外，沒有其它刑責，惟一刑責就是死刑。因此，舉辦這樣一場非法集會，後果是無法預料的，輕則退學，重則坐牢。 <text:line-break/><text:line-break/>可是，在情治單位的重重壓制與恫嚇及人身安全威脅下，我從決定舉辦到真的開辦，前後不超過三天，在那個沒有電腦沒有網路沒有手機的年代，現場卻迅速聚集了三千多名群眾。 <text:line-break/><text:line-break/>那天，我走進演講會場時，群眾激動、感動的場面，大概就像韓國瑜出現那樣，非常瘋狂；現場必須有一些人幫我開路，幫我擋住蜂擁而上的群眾，我才有辦法緩慢前進。 <text:line-break/><text:line-break/>這當然不是因為我有什麼個人魅力或煽動力。我大學時因為極端赤貧，一年三百六十五天難得能有五天溫飽，餓得跟遊民、難民根本沒兩樣，面黃肌瘦，骨瘦如柴，體重只有現在的一半，外形跟餓死鬼差不多。 <text:line-break/><text:line-break/>至於我的任何所謂演講或講課，更是可怕，我向來只會念稿子，言語平淡，內容呆板，完全不是一個會講話的人。若是辯論，我自認天下無敵，可是單向演講我就完全不行了。 <text:line-break/><text:line-break/>可是，黨外群眾看到我出現，往往就像看到偶像明星那樣激動。在那當下，我充份意識到所謂民怨或民心思變是一種什麼樣的強烈意象。 <text:line-break/><text:line-break/>這股嚮往公義、企求改變既有分贓體制的力量始終存在。它充滿熱情與激情，一根火柴就能點燃熊熊烈火。但在某個意義上，它其實也是盲目的，很容易就會把一切希望全盤寄託在某個人或某個團體身上，於是也一再被出賣，一再遭到背叛。 <text:line-break/><text:line-break/>我不是說張亞中或韓國瑜倘若掌權也會背叛我們，事實上，我並不關注個人，因為個人只是那根火柴，重要的是烈燄，不是火柴。 <text:line-break/><text:line-break/>而我想說的是，只要反對惡行的憤怒始終存在，只要渴望公義的力量永存，就存在著改變的希望。甘地說得對，"保存你的憤怒"，不要輕易消費它，有一天，當它無比巨大時，也許就能成就許多事。 <text:line-break/><text:line-break/>至於分贓體制，面對挑戰，一定會傾全力攻擊，不置你於死地不罷休。你看，綠營或綠媒不斷說些什麼張亞中最好打，歡迎張亞中當國民黨主席，還說張亞中若當主席，國民黨就會亡黨云云。可是，若真如此，綠營應該很開心啊，怎麼反而感覺如喪考妣，每天撲天蓋地抹黑張亞中。不信，你去看看人渣自由時報怎麼攻擊張亞中，你就知道誰才是這個由藍綠共築的邪惡體制所最不喜歡的人。 <text:line-break/><text:line-break/>講述集體現象或集體概念最容易引發的誤解是：把集體概念之抽象本質給抽離，扭曲成一種個人事務。比方說，這很容易讓人誤以為凡是反對張亞中者就是分贓體制的一員或支持者。當然不是那個意思。 <text:line-break/><text:line-break/>這就如同當我們批評升學主義時，你若想升學就儘管去升學，完全不用感到愧疚，因為概念所指陳的是某種集體意義而非個人；訴諸事物本質，而非個別現象與差異。 <text:line-break/><text:line-break/>總之，透過這樣一種理解，你也許可以稍微清楚看見各方作為之緣由。我沒辦法說你個人一定是這樣或那樣，但我能夠說，以張亞中做為一種對象，某種屬性或階級或品味的人，自然就會站在他的這方或彼方。 <text:line-break/><text:line-break/>我們之所以會去選擇某個人來充當某種角色，往往是因為我們在他身上看見自己的影子，看見自己的想望與情感，或是看見自己所欣賞卻欠缺的特質，於是就賦予他做為你的代言人。 <text:line-break/><text:line-break/>比方說，你不用看我的八字，應該也能猜到我和朱立倫、蔡英文那一類的人或角色，幾乎就像黑暗和光亮一樣，永遠不可能兜在一塊。他們若是那光，我就是那黑暗。 <text:line-break/><text:line-break/>結論是：把問題侷限於藍綠是錯的，就好像美國的內政與外交問題哪是出於什麼共和黨或民主黨之爭，他們統統是一起分贓的，共享同一幫派結構。這回你錢分得多，下回得換我。所謂政黨政治，現實所見，其實就是輪流分贓的意思。輪不到主菜時，同樣還是有得吃，不會餓著，因此也絕不會翻桌。但是，倘若有人企圖顛覆這樣一個分贓結構，他就會成為各方的共同敵人。 <text:line-break/><text:line-break/>你看，國民黨那些權貴世家，那些老枝新秀，還有一些真的是蠢到嚇死人卻又自我滿意度破表的小屁孩(國民黨的什麼中常委)，攻擊起張亞中，宛若殺父仇人。你幾時見過國民黨人如此攻擊人渣黨？不可能！面對人渣黨滔天惡行，國民黨全是嘴炮，毫無一絲義憤可言。 <text:line-break/><text:line-break/>不管人渣黨如何倒行逆施貪贓枉法，不管人渣黨如何謀財害命，如何掏空台灣，不管人渣黨如何泯滅天良、貪得無饜，國民黨人就是不可能如此猛烈地 <text:line-break/>攻擊人渣黨。不可能就是不可能。 <text:line-break/><text:line-break/>為什麼不可能呢？因為他們事實上是盟友，同屬這個由美國所制定的分贓結構；表面上鬥鬥嘴，酸兩句，頂多打情罵俏一下，如此而已，絕不會真幹。 <text:line-break/><text:line-break/>張亞中說要真幹，當然就會成為藍綠的共同敵人。馬的，要是真的讓你真幹，那我還能撈什麼？要是讓你真的弄個什麼打鬼基金，專抓貪官污吏，那我還能安心睡覺嗎？ <text:line-break/><text:line-break/>就連一個最容易打、違背基本正當性的蔡英文假學位詐騙案，國民黨照樣不動如山，當做沒看見。為什麼呢？因為他們事實上就是盟友，都是美國走狗，分贓概念上是盟友，實際政治作為上也是盟友，就連過去與現在也全都是盟友。 <text:line-break/><text:line-break/>目前人渣黨檯面上權力核心這一大群人，大約有八成以上根本就是過去的舊黨國由藍轉綠，跳槽而來，有幾個不是呢？蔡英文過去就是國民黨的紅人，尤其是在那樣一個黨天下的年代，在黨校弄個假學位教書，一點困難也沒有。 <text:line-break/><text:line-break/>國民黨不可能對此不知情，就連新黨也是。蔡英文當年弄假學位的貴人之一，我猜馮滬祥應該脫離不了關係，因為他是當時不學無術的黨國學閥，後來代表新黨出來選總統。我不相信這國、新兩黨對於蔡英文的學位造假一事一無所知。不過，這只是舉例，不是本文重點。 <text:line-break/><text:line-break/>台灣應該改革的不是哪個黨，而是這樣一個存在已久、由美國控制，由財團和政幾代及各路文人走狗所把持的黑金分贓體制。島內政治，藍綠一家。捨此不言，全屬空談。</text:p>
      <text:p text:style-name="P2">A hsin   |  2021.09.21 14:47   |   <text:a xlink:type="simple" xlink:href="http://palinfo.habago.org/Entry?Command=Information_PrintForum&amp;iPage=5#FORUM41003"><text:span text:style-name="T1">#</text:span></text:a></text:p>
      <text:p text:style-name="P4">紐西蘭從6月就開始禁止進口臺灣芒果、荔枝， <text:line-break/><text:line-break/>台灣芒果荔枝遭東方果實蠅入侵 紐西蘭暫停進口(2021/06/22) <text:line-break/><text:a xlink:type="simple" xlink:href="https://www.cna.com.tw/news/firstnews/202106220031.aspx"><text:span text:style-name="T2">https://www.cna.com.tw/news/firstnews/202106220031.aspx</text:span></text:a><text:s/><text:line-break/><text:line-break/>現在9月繼續禁止， <text:line-break/><text:line-break/>台灣芒果、荔枝還是進不了紐西蘭　陳吉仲：尊重當地處理(2021/09/08) <text:line-break/><text:a xlink:type="simple" xlink:href="https://www.ettoday.net/news/20210908/2074523.htm"><text:span text:style-name="T2">https://www.ettoday.net/news/20210908/2074523.htm</text:span></text:a><text:s/><text:line-break/><text:line-break/>發函給紐西蘭，沒有任何回應， <text:line-break/>『發函該國要求取消暫停措施，恢復芒果進口。不過，後續到底如何至今沒消沒息， <text:line-break/>農委會今（7日）表示，截至昨天兩項水果都沒再出口到紐西蘭。』 <text:line-break/><text:line-break/>紐西蘭已經禁止臺灣芒果、荔枝3個月以上，怎不見民主芒果或告上WTO， <text:line-break/>希望早日解放，才能從刻意操弄仇中反華和洋奴的泥沼中脫出。</text:p>
      <text:p text:style-name="P2">陳真   |  2021.09.20 20:59   |   <text:a xlink:type="simple" xlink:href="http://palinfo.habago.org/Entry?Command=Information_PrintForum&amp;iPage=5#FORUM41002"><text:span text:style-name="T1">#</text:span></text:a></text:p>
      <text:p text:style-name="P3">還記得嗎？AIT 那些人渣，前陣子開記者會時，就會故意擺個鳳梨在發言台上，說這是台灣的民主鳳梨，被獨裁的中國給禁止進口，呼籲大家要多吃台灣鳳梨來捍衛民主自由。 <text:line-break/><text:line-break/>政治操弄就是這樣，腦殘人士看了馬上就熱血沸騰，彷彿這真的是對岸的什麼獨裁暴行。 <text:line-break/><text:line-break/>人渣黨的操弄之卑鄙和無恥，就更不用說了。藍營也一樣，炒作與表態不落人後。 <text:line-break/><text:line-break/>從這樣一些事情，你就可以看出政治人物的基本素質及其心裏頭的妖魔鬼怪，他不是真的在乎農民，也不是真的想面對問題，而只是隨時想著怎麼抓緊各種機會，藉機操弄、騙取選票。 <text:line-break/><text:line-break/>最近，除了鳳梨之外，蓮霧和釋迦因為病蟲害也被對岸給禁了。人渣黨說要狀告WTO，藍綠政客們個個趕緊抓住機會做秀表態挺農民，故意往所謂 "中國打壓" 的方向進行炒作。 <text:line-break/><text:line-break/>可是，大陸只禁台灣三項農產品，台灣卻禁止大陸600多項。這樣合理嗎？ <text:line-break/><text:line-break/>我並不是要討論相關議題，而是要說：島內每天就是不斷在造謠抹黑，長年洗腦大眾仇中反華；就跟疫苗一樣，人渣黨違法亂紀，謀財害命，草菅人命，就是要硬推根本不合格的黑心高端疫苗，但他卻能把這樣的邪惡之事不斷造謠抹黑，轉化為 "中國打壓"，害我們沒有疫苗。 <text:line-break/><text:line-break/>二十幾年來，每天無窮無盡的這類造謠抹黑，各位都不覺得累嗎？ <text:line-break/><text:line-break/>貪污到根本就是泯滅天良的人渣黨，不斷五鬼搬運，掏空台灣，不管大大小小的事都能貪，都能大撈一筆，例如什麼五倍券。至於美國，則是不斷透過軍購與強迫勒捐美軍軍費，對台灣吸血，動輒以千億計，完全就是無法無天。再加上各種完全黑箱作業臭不可聞的金權外交與巧立名目的一大堆什麼大計畫，更是為所欲為，把國庫當成自家金庫。 <text:line-break/><text:line-break/>而真正讓台灣每年貿易順差一千多億美元(折合台幣三兆多)的卻是大陸；光是今年上半年，台灣對陸順差就高達780億美元。但是，台灣人卻一直活在謊言裏，每天感謝美國、感謝黨，痛恨大陸說他們害我們沒飯吃，害我們沒疫苗打。 <text:line-break/><text:line-break/>我覺得真是夠了。選舉選不選得上根本不重要。當媒體被人渣黨和CIA全面掌控做為一種仇中反華的造謠工具時，你怎麼選？就算選上，你怎麼反抗美國在台軍政府的旨令？ <text:line-break/><text:line-break/>重要的已經不是選舉選不選得上的問題，而是在這樣一種被敵人全面掌控的情況下，如何讓更多人了解真相，認清敵我。 <text:line-break/><text:line-break/>至於那些裝模作樣的政治老套，什麼挺農民、什麼捍衛民主自由的鬼話與作秀，任何一個有點良心的政治人物，都應該對此感到慚愧。別再自欺欺人了！任何一個真的在乎台灣人死活的政治人物，如果他還有一點點解決問題的基本誠意，就應該拆掉一己假面，真實地去理解並陳述各種真相，讓台灣人少受一點殖民之苦及貪污之害。 <text:line-break/><text:line-break/>今天如果不是對岸還願意力挺台灣經濟，台灣早已山窮水盡。我實在很不願意談論這類相當事務性的東西，因為掛一漏萬，哪談得完千千萬萬的謊言？而且，認清謊言根本一點困難也沒有，還需要講嗎？問題是你到底有沒有意願想要了解明明白白的各種真相？還是執意要自欺欺人到底，每天在那無窮無盡的鬼話與謊言中不斷自欺欺人，胡說八道一通。</text:p>
      <text:p text:style-name="P2">陳真   |  2021.09.20 17:28   |   <text:a xlink:type="simple" xlink:href="http://palinfo.habago.org/Entry?Command=Information_PrintForum&amp;iPage=5#FORUM41001"><text:span text:style-name="T1">#</text:span></text:a></text:p>
      <text:p text:style-name="P4">(再續) <text:line-break/><text:line-break/>熱情很重要。韓國瑜或張亞中及當年的洪秀柱，之所以能夠在缺乏權貴背景(例如朱立倫家族那樣一種盤根錯結的政治山頭)、缺乏資源、金錢與人脈的狀況下，橫空出世，異軍突起，激起人們的熱情，不是因為他們的什麼口才，而是因為他們對於政治的基本嚴肅性。你會相信，他們確實在乎一些關於政治的基本價值。 <text:line-break/><text:line-break/>不管你對政治有多少種定義或觀點，都脫離不了政治理當為眾人謀福祉的基本價值，否則我不知道政治存在有何意義可言。 <text:line-break/><text:line-break/>聽起來很簡單，問題是，放眼島內外，有多少政治人物心裏有一絲絲利他的念頭？少之又少，更不用說什麼淑世濟民、造福大眾了。 <text:line-break/><text:line-break/>撇開人渣黨那種蟑螂等級的垃圾不講，就講一般的政治人物，他不一定大貪特貪，但是，他之所以投入政治，基本上就像開公司、拼事業那樣，謀求一己、一家之權力與利益。 <text:line-break/><text:line-break/>我並非要指控非法，那是政治外行人的外行話。搞政治要撈錢奪權卡位搶資源哪需要非法？只有層級很低或有恃無恐的政治人物才會大張旗鼓地違法行事。一般來講，"合法" 撈錢奪權卡位搶資源的管道多得是，哪需要違法？又不是智障，就算違法也能夠透過各種權力把它弄成 "合法" 不是嗎？ <text:line-break/><text:line-break/>光是一個土地變更案，就能賺進數百億 "合法" 暴利。光是一項巧立名目的採購或標案，透過各種資金流竄，就能撈上巨大合法暴利；我先照顧你，你也自然就懂得如何孝敬我。光是一項所謂合法的人事任命，就能讓雞犬昇天，財源滾滾。其它還有各種什麼基金會，左手給右手，或是數以萬計的肥缺，所謂國庫，根本就是一座私人金庫，人人垂涎。 <text:line-break/><text:line-break/>請你告訴我，島內政壇，政治家族盤根錯結，有哪幾個人不是這樣子在從事所謂政治？很多傻蛋很熱衷政治，但你對於島內政治人事物了解多少？ <text:line-break/><text:line-break/>島內政治人物大概只有三種，頭一種是蟑螂型 (我不想侮辱畜牲)，例如人渣黨，貪得無饜，大撈特撈，無法無天。 <text:line-break/><text:line-break/>第二種是事業型，他不是在從政，而是在拼家族事業或個人前途。他不一定做壞事，也不一定惡形惡狀，但他基本上就是某個利益集團或政治家族的代表人，為其所屬的家族或團體服務，或是經營個人前途(很多年輕一代基本上就是這一類，投靠某個政治勢力，創造一己前途)。 <text:line-break/><text:line-break/>至於第三種政治人物，藍綠皆有，但人數極為稀少，如果連里長也算在內，頂多大約數十人。第三種人懷抱理想，人品正直，不貪不取，基本上不為己謀。當然，不一定到達聖人程度，但至少行事正直，懷抱利他念頭，有所為有所不為。 <text:line-break/><text:line-break/>其實還有第四類，應該算是聖人等級了，一樣藍綠皆有，例如王建煊、林義雄、戴振耀、翁金珠、劉峰松等等。當然，其他還有一些，雖然為政治付出許多代價，但是通常都沒有走入政壇掠奪權力，例如陳明忠、黃紀男、史明、(刺蔣案的) 黃文雄等等。 <text:line-break/><text:line-break/>我這文章只是想說：你到底知不知道自己在支持一些什麼樣的人？而你支持他究竟是為了什麼？朱立倫這一類的人，已經把持國民黨半個多世紀了，實在是夠了。這些既得利益階層，這些政治家族，不管怎麼改朝換代，永遠吃香喝辣，他媽的到底有些什麼樣的理想？零！我很難想像，當你有更好的選擇時，怎麼會有人會有熱情去支持這一類政治人物？</text:p>
      <text:p text:style-name="P2">張紹中   |  2021.09.20 04:41   |   <text:a xlink:type="simple" xlink:href="http://palinfo.habago.org/Entry?Command=Information_PrintForum&amp;iPage=5#FORUM41000"><text:span text:style-name="T1">#</text:span></text:a></text:p>
      <text:p text:style-name="P3">我跑去讀書了 <text:line-break/>學校剛上完桃花源記，就是陶淵明那個桃花源詩的序，小時候我的老師葉嘉瑩也上過桃源詩，那時感動得快哭了，想不到變成學校課程會這麼無聊 <text:line-break/>我老師為陶淵明寫過一段話：「陶潛詩藉酒為名，絕世無親慨六經，卻聽梵音思禮樂，人天悲願入蒼冥。」但變成課程就完全感受不到 <text:line-break/>我想要是《蕭蕭》或《邊城》變成課程，我可能也會覺得很無聊吧，考試真是破壞情趣的東西</text:p>
      <text:p text:style-name="P2">陳真   |  2021.09.20 03:57   |   <text:a xlink:type="simple" xlink:href="http://palinfo.habago.org/Entry?Command=Information_PrintForum&amp;iPage=5#FORUM40999"><text:span text:style-name="T1">#</text:span></text:a></text:p>
      <text:p text:style-name="P4">(續2021.09.17.關於國民黨黨主席選舉) <text:line-break/><text:line-break/>這兩天，看到一些反張亞中的言論覺得很不爽，全是睜眼瞎話。最無恥的當然就是維基解密認證的CIA 特務朱立倫，對張亞中大扣 "紅統" 的大帽子。 <text:line-break/><text:line-break/>紅統在我看來是一種尊稱，但你知道，一般人是不這麼想的。在島內，它就是一個完全被污名化的指控。這就跟三十幾年前的 "台獨" 一詞一樣。 <text:line-break/><text:line-break/>30幾年前，我因為主張台獨被以叛亂罪移送法辦。在那個時代，國民黨曾經做過幾次調查，洋洋得意地說，台灣99%的民意都是主張中國統一，所有人都說自己是中國人。誰膽敢強調 "台灣" 二字，誰膽敢用 "台灣" 二字來命名團體，誰膽敢稍微說幾句關於本土的好話，馬上 "台獨" 的血滴子就會扣上來了，馬上會被人格毀滅，當成過街老鼠。 <text:line-break/><text:line-break/>簡單說，所謂扣帽子就是：主流勢力並不是真的想要跟你討論什麼台灣前途的問題，他只是透過掌控主流媒體，對一切稍有異議之聲，丟出血滴子，取你的項上人頭。 <text:line-break/><text:line-break/>朱立倫對張亞中的扣帽指控，就是這麼一回事，直接扣你一個污名化的血滴子，對你進行人格毀滅，打成過街老鼠，要你的項上人頭，非常無恥下流。 <text:line-break/><text:line-break/>不過，我覺得，對朱立倫談道德談人品有點像是大砲打小鳥。這意思是說，你平常光看他那一副冷淡傲慢、油頭粉面、億萬富翁等級的公子哥兒的嘴臉，難道不會反感？你真的看不出來這是一個什麼樣的政客？簡直就像是塑膠做的不是嗎？你相信他會去關心什麼平民百姓的痛苦與福祉？ <text:line-break/><text:line-break/>他拼命扣人 "紅統" 的大帽子。他媽的他既然不是紅統，那他又是什麼？綠獨？當然不是，他就跟人渣黨一樣，非統非獨，缺乏信念與理想，純粹就是個投機者，完全就是著眼於權力的掠奪，並且效忠於美國。 <text:line-break/><text:line-break/>不只人渣黨，國民黨也一樣，不然請你告訴我，國民黨的政治人物有哪幾個是有理想有信念的？兩個巴掌十根手指頭肯定就能數完。 <text:line-break/><text:line-break/>至於其他人，滿腦子想的就是選舉勝負，毫無理想可言。他們最喜歡說什麼 "要先贏得權力，然後才能實踐理想"，可是他媽的你難道不需要先說清楚你的理想到底是什麼？你不能只是一味等著民進黨犯錯或討人厭，然後就可以輪到我來享受權力的滋味了。這些人的心態基本上就是這樣。 <text:line-break/><text:line-break/>張亞中，洪秀柱和韓國瑜等人，就是這個黨裏頭僅剩的幾位仍然抱持理想與信念的正直之士，其他人若非黑金或地方山頭，就是投機政客或根本就是財團養的狗。 <text:line-break/><text:line-break/>他們所謂的戰鬥，其實就像秀場上的演出，就像一種演技，純粹是技術性的，不但去結構化、去政治，缺乏信念，而且隨著權力更迭就會有所變動。 <text:line-break/><text:line-break/>所謂換了屁股就換了腦袋，一旦坐上某個權力位置，各種說法或作法就會隨之改變；這並不是因為他們掌權後人變了，而是因為他們始終就是那樣的人，只是你不懂得看人而已。 <text:line-break/><text:line-break/>對於這樣一些高唱 "權力優先論者" 或 "實力論者"，所謂理想或理念，其實就只是一種奪權的工具。 <text:line-break/><text:line-break/>我們當年費盡青春血淚，創立民進黨，前後根本不到兩年的時間就開始 "人渣化"，為什麼呢？就是因為這樣一些論調，整天高唱權力優先，高唱實力至上，把理想和理念當成一種打擊敵人或討好選民的奪權工具，而非真心信仰；一切都是以所謂實力為依歸，權力至上。成功奪權者，瞬間黃袍加身，鎂光燈集於一身，動見觀瞻，前呼後擁，不可一世。至於什麼理想或理念，則統統管它娘了。 <text:line-break/><text:line-break/>就比方說我寫過許多篇關於萊豬的文章，指證歷歷，國民黨現在在野，他就反萊豬，可是，當年他們掌權時卻又是完全另外一套相反的說詞，人渣黨更是如此。憑什麼你要相信同樣的這些人將來掌權後就會反萊豬、反萊牛？有可能嗎？ <text:line-break/><text:line-break/>我並不是反選舉，我只是企圖指陳島內選舉應有的意義。這場黨主席選舉，如果還有點意義，那就是選擇一個走向，看是要選擇進一步 "人渣黨化"，還是走出一種新的可能性。如果你選擇前者，那何必選？他們這些人，表面上藍綠顏色不同，骨子裏其實是一模一樣的屬性。 <text:line-break/><text:line-break/>當然，藍營的投機政客 "餐桌禮儀" 比較好，比較會在意吃相，不像人渣黨那樣瘋狂地大撈特撈，完全肆無忌憚。 <text:line-break/><text:line-break/>這場黨主席選舉，做為一場茶壺裏的風暴，雖說不影響中美鬥爭大局，但它仍然有個重要意義就是：它雖不影響大局，但它會減少大局推進過程中台灣人所將承受的痛苦。 <text:line-break/><text:line-break/>台灣做為舉世排名第一忠貞的美國走狗 (最近將進行核武裝、不斷對大陸嗆聲要開戰的澳洲排名第二，日本第三)，並不是美國反中的一顆棋子，而是一枚狗肉炸彈。 <text:line-break/><text:line-break/>長年以來，美國的基本圖謀就是處心積慮讓兩岸同胞儘可能流最多的血，儘可能死最多的人，儘可能產生最大的內部仇恨，最好演變成美方所不斷鼓吹的長期內戰，製造兩岸最大的傷亡來毀滅中國。 <text:line-break/><text:line-break/>因此，台灣人的自覺很重要。你應該要認清美國及其走狗們才是我們的敵人，認清敵人的基本盤算，認清台灣人自身的重大利益所在，認清大陸才是我們利害一致的至親骨肉，從而才有可能儘量避免被敵人操弄，減少時局演進過程中完全不必要的痛苦與傷害。 <text:line-break/><text:line-break/>在這個意義上，不光是哪一種選舉，只要能夠有助於台灣人覺醒並且能夠明辨是非善惡與利害所在的任何言行都是有用的。我之所以百忙之中硬撐著體力、硬挖出一點時間寫東西，很大一部份的原因也是在此，否則，一個美國殖民小島的各種選舉，能夠有何意義可言？ <text:line-break/><text:line-break/>即便是島內所謂總統大選，真實意義之本質上，其實就跟選里長根本沒有兩樣。你看，馬英九以那樣懸殊的超高票數當選所謂總統，他的一切人事任命還不是一樣統統都得聽命於美國，由美國一一欽定或批准。 <text:line-break/><text:line-break/>事實上，你難道不知道，就跟日本一樣，島內的所有主流媒體完全就是控制在CIA手上，就連小小一個大學校長，之所以發生卡管事件，硬是不讓管中閔上台，同樣也是來自美方的旨意。 <text:line-break/><text:line-break/>其它包括換柱或鬥臭韓國瑜或什麼大腸花運動、刻意瞎捧一堆什麼屎袋力量的人渣當政治明星或篡奪NGO充當政治工具等等等，統統都是CIA在世界許多次殖民地的基本操作模式。 <text:line-break/><text:line-break/>關於這些，二十幾年來我寫過少說也有好幾百萬字。如果你一定要睜眼說瞎話，自欺欺人到底，那我也沒辦法。但是，如果你真的想認清事實，不用三天，你就能清楚看見基本真相。 <text:line-break/><text:line-break/>阿扁是所有政治人物中，在台灣殖民地位這一點上最誠實的一位。他說，他做為一個總統，事實上只是 "美國在台軍政府" 的一個執行者而已。他說，AIT 隨便一個官員都比他大，都能對他頤指氣使。 <text:line-break/><text:line-break/>阿扁確實貪污，他之所以在事情尚未曝光前就自己出來開記者會承認貪污洗錢，是因為美國要他認罪。阿扁確實貪汙，但他貪的那幾十億，事實上人渣黨個個都有分到錢。 <text:line-break/><text:line-break/>而且，阿扁的貪污規模若是1，那麼，時下這個人渣黨的貪污規模就是10000，根本就是以兆計算，哪是阿扁的什麼海角七億所能比擬？哪還需要像扁嫂那樣辛苦到處收集發票公報私帳。 <text:line-break/><text:line-break/>阿扁如果應該判處無期徒刑，那麼，人渣黨檯面上這些人，幾乎統統都得槍斃一萬遍，恐怕都還不足以反映其貪污罪行之規模。 <text:line-break/><text:line-break/>阿扁為了申冤求饒，向美國法院遞狀，表明惟有美國司法才有資格審判他，因為他是美國在台軍政府的一個辦事員、一個執行者而已。很多人以為阿扁瘋了，當然不是。阿扁才是真正誠實說出殖民真相的人。恰恰也因為他的誠實和不聽話，因此被美方打入監牢。 <text:line-break/><text:line-break/>阿扁當然會覺得不滿，因為他的貪污等級根本只是時下人渣黨貪污程度的萬分之一，連零頭都不到。 <text:line-break/><text:line-break/>我要說的是，我並沒有傻到以為誰來當島內的所謂總統會影響什麼大局。島內選舉，不管是選總統或選里長，本質上是一樣的；就跟小學生選班長一樣，不會影響校方的任何決策。 <text:line-break/><text:line-break/>但是，以什麼樣的理由，選擇什麼樣的候選人，卻有著某種重要意義，亦即減少台灣人往後將承受的各種痛苦。台灣人越覺醒，越能避免淪為美國狗肉炸彈的慘劇。台灣人越能認清敵我，就越能避免親痛仇快的可悲後果。 <text:line-break/><text:line-break/>在這個意義上，任何有助於台灣人覺醒的言行都是有用的。在我看來，大局已定，我國將勝出，美國將落敗，台灣毫無疑問必將解放。問題是，我希望在這個難以避免的中美鬥爭過程中，台灣人能夠少吃一點苦，少做一點親痛仇快之事。 <text:line-break/><text:line-break/>張亞中或任何人想要選舉都ok，但是應該負責任地把事關台灣人身家性命的根本問題說清楚，而不是一堆投機者或CIA 特務居然反過來制止這樣一種議論或覺醒，拼命攻擊一個努力想要把根本問題說清楚的人，存心就是想要繼續用過去那樣一些朦混欺騙的手法來奪得權力，謀求一己之私。</text:p>
      <text:p text:style-name="P2">A hsin   |  2021.09.19 07:14   |   <text:a xlink:type="simple" xlink:href="http://palinfo.habago.org/Entry?Command=Information_PrintForum&amp;iPage=5#FORUM40998"><text:span text:style-name="T1">#</text:span></text:a></text:p>
      <text:p text:style-name="P3">德國人會道歉，是因為猶太人掌握美國金融、媒體和政治，對世界有強大的影響力， <text:line-break/>另一方面美國、加拿大和澳洲過去屠殺原住民和強佔土地，都沒有像德國人這樣道歉， <text:line-break/><text:line-break/>中國會越來越強大， <text:line-break/>如果未來中國強大到像美國一樣可以控制教育和媒體， <text:line-break/>會發現那些日本極右派和台獨分子的氣焰通通都消失。</text:p>
      <text:p text:style-name="P2">陳真   |  2021.09.19 02:03   |   <text:a xlink:type="simple" xlink:href="http://palinfo.habago.org/Entry?Command=Information_PrintForum&amp;iPage=5#FORUM40997"><text:span text:style-name="T1">#</text:span></text:a></text:p>
      <text:p text:style-name="P4">二次戰後，德國對於納粹暴行從不間斷地鞠躬、道歉，並且深刻反省納粹之危害世人。但是日本鬼子卻不是這樣。他對我國所犯下的各種變態血腥暴行遠遠超過納粹，至今卻無一絲悔意與歉意，甚至還表揚、紀念施暴者。你說，日本鬼子知道恥字怎麼寫嗎？ <text:line-break/><text:line-break/>日本鬼子似乎一直有這樣一種心態，他只臣服於所謂強者，亦即他始終認為是美國的兩顆原子彈打敗他，而非敗於中國。這也是為什麼日本鬼子非常崇洋，至今對於我國卻無絲毫歉意與悔意的原因，並且持續侮辱與挑釁，因為惟有在所謂強者面前，他才會低頭。 <text:line-break/><text:line-break/>九一八事變90周年，日本鬼子不是忙著懺悔，而是忙著繼續竄改教科書，不斷淡化、湮滅二戰暴行。例如昨天，日本政府把 "強徵" 慰安婦，改成 "徵用"，講得雲淡風輕，引起日本民間一些團體的抗議，指控日本政府一手主導教科書的內容，蓄意淡化、湮滅各種暴行。 <text:line-break/><text:line-break/>四十萬的慰安婦血淚，在日本的洗腦教科書中彷彿不存在。島內人渣黨這群以當日本走狗為榮的人渣更離譜，竟然把慰安婦說成自願，說是 "台灣人出人頭地" 的一個管道。如果這不是喪心病狂，什麼是喪心病狂？ <text:line-break/><text:line-break/>我在二十八年前退黨，二十年前(2001年)進一步跟一些原本私交十分友好的所謂黨外前輩決裂，純粹就是因為這個原因。他們竟然歌頌、附和黑金老賊李登輝的各種無恥言論。例如，黑金老賊李登輝在日本極右派雜誌上投書說道：中國 "捏造南京大屠殺" 來抹黑日本，還說中、韓兩國共同捏造慰安婦的 "歷史謊言" 來詆毀日本祖國，甚至還說台灣有一些人在紀念對日抗戰是故意在 "找日本的麻煩" 等等。 <text:line-break/><text:line-break/>李登輝還鼓勵日本人，希望日本人面對這樣一些抹黑，"不要因此而喪失自信心"，並批評中國之所以捏造南京大屠殺及慰安婦的謊言，"只是為了向日本人要錢"。 <text:line-break/><text:line-break/>你覺得這樣的人渣還有人性，還有基本良知嗎？ <text:line-break/><text:line-break/>我覺得任何事情都一樣，你可以有各種想法或所謂觀點與立場，你甚至可以為惡，有點小私心，幹點小奸小壞之事。這些我都能容忍。我對自己有道德潔癖，但我對人的包容性卻很高。問題是，你總不能泯滅基本良知；任何是非總該有個底線，一旦連底線都不要，為達目的，不擇手段，那就是人渣。 <text:line-break/><text:line-break/>陳真 <text:line-break/><text:line-break/>2021. 09. 19. <text:line-break/><text:line-break/>===================== <text:line-break/>日本刪改教科書中有關慰安婦的內容，有何目的？ <text:line-break/><text:line-break/>北京新浪網 2021-09-18 <text:line-break/><text:line-break/>近日，日本5家教科書出版社提出了刪除或更改「從軍慰安婦」「強擄」等表述的訂正申請，日本文部科學省已於當天批准。此次共涉及29冊教科書，其中既有日本目前正使用的教科書，也有明年春季起使用的教科書，內容上除將「從軍慰安婦」改為「慰安婦」外，也將「強制帶走」改為「強制動員」或「徵用」。 <text:line-break/><text:line-break/>「這可視為又一起教科書事件。日本政府實際上是想通過玩文字遊戲的拙劣方式，達到模糊、否定『慰安婦』問題的目的。」中國社會科學院近代史研究所研究員、史料學研究室主任劉萍對此表示。 <text:line-break/><text:line-break/>劉萍說，近年來，日本多次以修改教科書的形式否認、淡化、模糊其侵略歷史及對亞洲人民犯下的種種暴行，企圖通過向青少年灌輸錯誤的歷史觀，以達到篡改歷史的目的。「尤其是在『慰安婦』問題上，花樣百出」。 <text:line-break/><text:line-break/>「忘記歷史就意味著背叛，否認罪責就意味著重犯。」廈門大學馬克思主義學院教授石紅梅指出，強征慰安婦是日本軍國主義犯下的嚴重反人道罪行，這是國際公認的歷史事實，鐵證如山，不容否認。「但日本政府多次模糊歷史，改換『慰安婦』稱謂，掩蓋『慰安婦』來源，並在教科書中對慰安婦事實不斷進行所謂的修正和掩蓋，這是無視歷史、模糊史實，淡化和逃避歷史罪責的行為。」「這是日方否認和歪曲侵略歷史的消極動向。」 <text:line-break/><text:line-break/>近年來，國際社會對人權，尤其是婦女權益越來越關注和重視。劉萍介紹說，1992年，聯合國人權委員會對二戰期間日本強制亞洲婦女充當日軍「慰安婦」的歷史展開調查，在隨後連續發佈的調查報告中，確認日本強征「慰安婦」的歷史屬實，並將「慰安婦」制度定性為軍事性奴隸制度，要求日本承認在戰爭期間強征「慰安婦」的事實，並向受害婦女賠償並道歉。但是，日本在該問題上一直採取迴避、拖延，甚至否認的態度。 <text:line-break/><text:line-break/>日本一些媒體甚至將『慰安婦』問題視為一場『歷史戰』，日本政府和右翼人士也加大了在國際社會的活動，如刊登廣告、在聯合國人權會議上否認『慰安婦』歷史等。」 <text:line-break/><text:line-break/>劉萍表示，「慰安婦」制度是二戰中日本政府有意識、有目的、有計劃制定的侵略政策之一，表現為高度政治化、組織化、制度化的國家行為，是一種典型的國家犯罪，其持續時間之長、涉及國家之多、受害婦女之眾亘古未有，其手段令人髮指。 <text:line-break/><text:line-break/>它與大屠殺、無差別轟炸、細菌戰、強制勞工等構成了日本國家的整體戰爭犯罪，在性質上均是反人類的極端暴行。 <text:line-break/><text:line-break/>今天是9月18日，90年前的今天，「九一八」事變爆發，這是日本帝國主義侵華的開端。石紅梅教授強調，任何時候我們都不應忘記侵略者所犯下的嚴重罪行。不尊重歷史史實、不正視歷史事件、刻意美化或淡化戰爭的罪惡，對於人類和平和正義來說都是極大的傷害。 <text:line-break/><text:line-break/>根據有關資料，「慰安婦」制度下，共有40萬以上的婦女成為受害者，其中有20萬中國婦女。</text:p>
      <text:p text:style-name="P2">陳真   |  2021.09.18 12:09   |   <text:a xlink:type="simple" xlink:href="http://palinfo.habago.org/Entry?Command=Information_PrintForum&amp;iPage=5#FORUM40996"><text:span text:style-name="T1">#</text:span></text:a></text:p>
      <text:p text:style-name="P3">今天是九一八事變90周年。日本鬼子自導自演自己炸鐵路，自己搞恐怖攻擊，以此為藉口，入侵瀋陽，旋即佔領東北。 <text:line-break/><text:line-break/>我不明白張學良的東北軍為何不抵抗？ <text:line-break/><text:line-break/>小時候，每到918，老師就會講這段歷史，要大家勿忘國恥。現在的教育卻刻意全盤抹煞歷史，只一味講死了頂多數千人的228（而且不少外省人同樣遇害），藉以醜化自己的骨肉同胞，造謠抹黑無所不用其極。 <text:line-break/><text:line-break/>另一方面則拼命美化泯滅人性殺害台灣人和原住民四十萬的日本鬼子，說無恥下流血腥殘暴至極的日本鬼子是台灣人的恩人，是台灣人的祖公，是台灣人的主子。 <text:line-break/><text:line-break/>這些昧著良心的人渣漢奸，希望有一天能夠被繩之以法。</text:p>
      <text:p text:style-name="P2">孫從輔   |  2021.09.18 02:42   |   <text:a xlink:type="simple" xlink:href="http://palinfo.habago.org/Entry?Command=Information_PrintForum&amp;iPage=6#FORUM40995"><text:span text:style-name="T1">#</text:span></text:a></text:p>
      <text:p text:style-name="P3">台灣人的血汗錢，除了以買武器的名義被搜刮走以外，有一大筆是以央行或其它政府資產的形式存放在美國。到時兩岸統一，美國就會像對阿富汗一樣沒收這些資產。台灣的貪官汙吏們，到美國去成立一個流亡政府，再得到美國從這些「戰利品」分贓中分出來的一點菜渣（比如說沒收數千億美元資產的百分之五，也有超過百億美元），就可以享受榮華富貴到死了。這是我最恨卻又無可奈可的事之一。</text:p>
      <text:p text:style-name="P2">許世勤   |  2021.09.17 09:24   |   <text:a xlink:type="simple" xlink:href="http://palinfo.habago.org/Entry?Command=Information_PrintForum&amp;iPage=6#FORUM40994"><text:span text:style-name="T1">#</text:span></text:a></text:p>
      <text:p text:style-name="P4">台灣的兩黨都拴著美國的狗鍊，張亞中想掙脫狗鍊， <text:line-break/>但美國會用各種辦法讓擋了美國財路的人消失。 <text:line-break/><text:line-break/>這次漢光演習，人渣黨政府宣布接下來的五年將投入兩千四百億台幣的軍事花費， <text:line-break/>包括巡弋飛彈、戰艦，還有來自美國技術支援下的「自主研發」... <text:line-break/><text:line-break/><text:a xlink:type="simple" xlink:href="https://geopolitics.news/asia-pacific/taiwan-plans-9-bln-boost-in-arms-spending-warns-of-severe-threat/"><text:span text:style-name="T2">https://geopolitics.news/asia-pacific/taiwan-plans-9-bln-boost-in-arms-spending-warns-of-severe-threat/</text:span></text:a><text:s/><text:line-break/><text:line-break/>預期大量的新台幣將進入美國的口袋，這對狂印美鈔的Biden政府來說， <text:line-break/>根本是救命的活水。 <text:line-break/><text:line-break/>這種軍購對於實質提升台灣的軍事實力根本沒有幫助，也不可能把台灣打造成「刺蝟」， <text:line-break/>反而在檯面下有多少人可以藉此上下其手，以此「厚植」自己的口袋， <text:line-break/>這大概才是這筆預算的真實目的。 <text:line-break/><text:line-break/>這種搞法，同時把美國的通膨壓力吸收到台灣來了。 <text:line-break/>現在發「五倍券」根本無濟於事，通膨的壓力將促使人民口袋中的錢變薄， <text:line-break/>同時讓各種金融投機行為變得更加難以控制。 <text:line-break/><text:line-break/>現在人民感受不大，主要是因為對大陸的貿易量支持著， <text:line-break/>但台灣人民在新的黨國體制下，只是不斷仇恨給自己送來活水的同胞。 <text:line-break/><text:line-break/>人民辛苦的生活，為此奔波勞苦，最後的經濟果實卻無端送給大資本、帝國主義... <text:line-break/>這幾年下來，我從以往對共產黨的偏見，變得愈來愈傾向共產黨。 <text:line-break/>尤其在實質與大陸方面交流過後，總覺得以往被教育的「鐵幕」並非實情。 <text:line-break/>如果再看到現在台媒對大陸的相關報導，或所謂「國際事務」，根本只是腦補， <text:line-break/>實際去了解後，真相往往不是那麼一回事。</text:p>
      <text:p text:style-name="P2">陳真   |  2021.09.17 01:49   |   <text:a xlink:type="simple" xlink:href="http://palinfo.habago.org/Entry?Command=Information_PrintForum&amp;iPage=6#FORUM40993"><text:span text:style-name="T1">#</text:span></text:a></text:p>
      <text:p text:style-name="P3">沒有兩岸問題，只有中美問題；沒有統獨問題，只有何時解放與如何解放的問題。 <text:line-break/><text:line-break/>在這個意義上，島內事務猶如茶壺裏的風暴，無關大局。可我們就住在茶壺裏，島內事務其實就是我們的生活，不想理會，多少也得理會，就好像我家蟑螂非常多，消滅蟑螂對於世界和平或氣候暖化起不了作用，但我還是每天得想辦法看要怎麼滅蟑，畢竟那是我的生活。 <text:line-break/><text:line-break/>幾個朋友問我國民黨最近要選黨主席的事。我若是黨員，當然只會投給張亞中。我不是很清楚他的所謂兩岸統合是什麼意思，對我來說，只要有助於台灣解放，只要不是美國走狗，就是同志。 <text:line-break/><text:line-break/>三個主要候選人之中，朱立倫和江啟臣都可以直接掃地出門，一個是CIA，另一個則是CIA 的外圍組織 "台灣NED" 的成員，半斤八兩，只有張亞中是惟一 "親中"。倘若你要投給朱、江二人，那你不如直接加入人渣黨還比較名正言順。 <text:line-break/><text:line-break/>但我能想像島內一定有一些所謂統派很堵爛張亞中。島內統派很奇怪，似乎內鬥得很厲害，許多時候我真的聽不懂他們到底在內鬥一些什麼，感覺好像是在爭寵，搶著想獲得對岸更多的關注。 <text:line-break/><text:line-break/>另外有一些內鬥則似乎是關於所謂理念上的。如果只是純粹概念上的爭議倒無所謂，但事實上卻似乎一樣是一種內鬥，甚至到達一種敵我對立的層次。 <text:line-break/><text:line-break/>我覺得很奇怪，如果連張亞中這麼所謂 "親中" 的人都還親得不夠純粹，不然是要怎樣？非得喊 "祖國萬歲、趕緊武統" 才叫做路線純正嗎？<text:line-break/><text:line-break/>總之，把票投給朱、江二人是很荒唐的，他們跟人渣黨在政治作為上會有什麼不一樣嗎？當然，他們不是貪婪之徒，但本質上一樣是美國走狗。 <text:line-break/><text:line-break/>至於洪秀柱，我無法理解她到底是在對張亞中暴怒什麼？本票、支票的口誤，澄清一下不就好了？至於她所指控的什麼 "破壞團結"，更無意義。國民黨的主要問題就是在是非善惡和立場上總是和稀泥，這時候，來一個候選人張亞中言談比較直接，比較重視是非，願意對黨內外不公不義與貪贓枉法之事發動調查，鼓勵都來不及了，怎麼是罵他不團結呢？團結是應該團結同志，不是團結立場迥異者，更不是團結醜陋人事。 <text:line-break/><text:line-break/>比方說朱立倫，如果維基解密的文件是真的，那麼，檢調單位或國民黨應該主動把他移送法辦才對啊，怎麼還刻意維護、說要跟他團結？有哪個國家的政治人物是可以擔任他國特務而不會被移送法辦？ <text:line-break/><text:line-break/>其實，光是憑追究蔡英文以假學位招搖撞騙三、四十年之事，你就應該支持張亞中。 <text:line-break/><text:line-break/>另外，還有一種常聽到的說法是所謂實力原則，簡單說就是認為政治講究實力，誰有實力就支持誰。 <text:line-break/><text:line-break/>這是最糟糕最墮落最窩囊的一種想法。當年我們創建民進黨，後來之所以變成人渣黨，主要原因之一就是所謂實力原則。誰最有實力？黑金最有實力！誰最有實力？長袖善舞結黨營私者最有實力！誰最有實力？滿口謊言擅於鑽營者最有實力！誰最有實力？立場搖擺、擅於和稀泥者，例如王金平之類，最有實力！誰最有實力？地方山頭最有實力！誰最有實力？政治家族、政二代最有實力！誰最有實力？左右逢源、壓榨勞工行為投機的大財團大老闆如郭台銘之流最有實力！ <text:line-break/><text:line-break/>如果我們那麼崇拜所謂實力，根本不需要政治，不需要理念，更不用說什麼理想了。從民進黨到人渣黨，就是這麼來的不是嗎？利益當前，蟑螂蒼蠅聞風而至，個個都很有實力，很快就打敗慢慢在改邪歸正的國民黨，成為台灣新一代的一黨獨大。可是，這樣一種獲勝，有任何意義嗎？這只是讓政治更骯髒更齷齪不是嗎？ <text:line-break/><text:line-break/>因此，別再說什麼張亞中沒人脈沒實力了，也別再說什麼統派沒市場沒實力了。民進黨當初建黨時，你知道高雄市黨部確實有在參與的實質黨員有幾個嗎？兩個巴掌十根手指頭就能數完了。共產黨當初創立時，不也一樣小貓兩三隻？ <text:line-break/><text:line-break/>重點哪裏是什麼實力不實力的，重點是你到底信仰什麼？好好說清楚，然後為它努力，而不是滿腦子只是想著一時的選票，也不是急於想要擁有什麼實力。 <text:line-break/><text:line-break/>另外，我看到底下這個視頻： <text:line-break/><text:line-break/><text:a xlink:type="simple" xlink:href="https://www.youtube.com/watch?v=OsVShsluQTI"><text:span text:style-name="T2">https://www.youtube.com/watch?v=OsVShsluQTI</text:span></text:a><text:s/><text:line-break/><text:line-break/>我不推薦大家看。我光隨便看了兩分鐘(13:00-15:30)，看那種嘴臉我就受不了。一個人，當他處於主流一方時，倘若他表現得囂張跋扈，我跟你說，這樣的人絕不會是一個敢於在居於少數時還敢堅持理念與是非的人。 <text:line-break/><text:line-break/>對岸很多這樣的嘴臉，他們的某些想法也許表面上與我一樣，但其實一點意義也沒有。他們絕不會是我的同志。 <text:line-break/><text:line-break/>我看千秋，也看一時，看大也看小。小若台灣，其實一樣巨大。 <text:line-break/><text:line-break/>對待台灣人，竟表現這種囂張傲慢的態度，能說是同胞嗎？這類動不動就喊打喊殺的囂張人士，其實應該去對西方人表現你們的勇猛才對，而不是對於飽受美帝荼毒與剝削、飽受貪污人渣黨肆虐的痛苦同胞採取這種傲慢態度。</text:p>
      <text:p text:style-name="P2">陳真   |  2021.09.16 22:01   |   <text:a xlink:type="simple" xlink:href="http://palinfo.habago.org/Entry?Command=Information_PrintForum&amp;iPage=6#FORUM40992"><text:span text:style-name="T1">#</text:span></text:a></text:p>
      <text:p text:style-name="P4">邦樑， <text:line-break/><text:line-break/>我一點都不認同這樣的 "童書"，太可怕了。仇恨不需要教，仇恨只是一種生物本能，憐憫與寬恕才是教育應有的內涵，報仇不是。 <text:line-break/><text:line-break/>就算是一頭野獸也知道反擊與攻擊，教導小孩發揚獸性行使暴力復仇是不對的，這種私刑概念，不是正義應有的內涵。 <text:line-break/><text:line-break/>記得小時候也有類似的 "教育"，比方說台灣有一首兒歌，如此唱道： "小飛機，丟炸彈，炸死共匪千萬萬，蔣總統，笑哈哈"。 <text:line-break/><text:line-break/>你覺得這是正義嗎？教小孩這樣一種變態心理是對的嗎？ <text:line-break/><text:line-break/>我們反對美國殺害數千萬人的血腥侵略暴行，反對日本侵華泯滅人性的姦殺擄掠，但也正因為如此，我們希望只要是 "人"，不管他是哪一國人，不管他是哪個民族，都不應該再發生同樣的悲劇。即便有一天發生戰爭，我們打敗了敵人，"殺死敵人千萬萬"，我們也不該 "笑哈哈" 不是嗎？ <text:line-break/><text:line-break/>在大人的世界裏，如果這聽起來陳義過高，那麼，至少在小孩的世界裏，我們教他憐憫、教他愛、教他同情、教他寬恕都來不及了，怎麼會急著教小孩以恐怖暴力進行復仇呢？ <text:line-break/><text:line-break/>事實上，小孩也根本不可能懂得現實政治或各種複雜事件的來龍去脈，因此，教育的內涵不該是灌輸特定結論或特定內容，而是應該教導小孩懂得如何評價是非善惡的形式與原則，如何判斷對錯，這就跟教數學一樣，你要教他演算的原理與方法，教他某種評價態度，而不是教他某個答案。 <text:line-break/><text:line-break/>我這輩子只打過一次架，一拳把一個家境富裕的同學給打得鼻血猛流。結果，聽說對方家長興師問罪，幼兒園於是就把我開除了，叫我以後不用再來上學。因此，我幼兒園只念了幾個月。 <text:line-break/><text:line-break/>我之所以揍那富家仔是因為，他總是在娃娃車上一人強佔兩三個座位，然後把強佔來的座位讓給那些他喜歡的女同學坐，好讓她們可以坐他身邊。 <text:line-break/><text:line-break/>有一回，有一個小兒痲痺的女同學想坐某個空位，那個富家仔居然舉起腳馬上擋住那個座位，不准她坐，還用力把她推開。我看到後，忍不住就當場一拳往他臉上揍下去，對方馬上血流如注。 <text:line-break/><text:line-break/>我忘了當時我的父母怎麼善後，但我一直記得，上小學第一天，我媽媽在帶我進校門口之前，把我拉到一旁，跟我說了一些在我當時聽起來很奇怪的話。她說："以後在學校，如果有人拿掃帚打你的右腳，你就把左腳也讓他打。" <text:line-break/><text:line-break/>我當時聽不懂這個意思，稍微長大後才明白。我爸媽並非基督徒，我媽甚至只念了幾年小學，不懂漢字，我不知道她是從哪聽來這些類似聖經的話語？還是她自己體悟出來的道理？ <text:line-break/><text:line-break/>我從小打抱不平的火爆性格，給父母添了許多煩惱，但慢慢長大後才發現，我父母從小給我的一些觀念是對的；正義不是復仇，不是以暴制暴。我媽常說，真正的強者是那些溫柔卻勇敢、會替人著想的人，不是打打殺殺。我父母還經常說，如果你要幫助人，就不要讓對方感受到好像你在施捨他。 <text:line-break/><text:line-break/>總之，我不認為那樣一種 "殺害壞人" 的童書是對的，殺恐龍、殺怪獸等等科幻情節，跟你在現實中殺人畢竟是兩回事。 <text:line-break/><text:line-break/>當然，跟你一樣，我也覺得台灣媒體據此擴大解釋來抹黑大陸是很卑鄙的。 <text:line-break/><text:line-break/>至於愛國教育，我並不反對，但是，就如我過去一篇文章標題所說， "我掛念的是人，而不是國家"。我們之所以愛國、愛家，是因為我們愛人不是嗎？人，才是一切善惡美醜的評價基礎，才是情感與道德的行使對象。</text:p>
      <text:p text:style-name="P2">石邦樑   |  2021.09.16 15:09   |   <text:a xlink:type="simple" xlink:href="http://palinfo.habago.org/Entry?Command=Information_PrintForum&amp;iPage=6#FORUM40991"><text:span text:style-name="T1">#</text:span></text:a></text:p>
      <text:p text:style-name="P3">漏了綠色地溝油「民視」報道的最後一段，抱歉。 <text:line-break/><text:line-break/>====== <text:line-break/><text:line-break/>明明是童書，內容讀起來卻讓人毛骨悚然。臉書爆料的網友感嘆，「恐怖主義要從小學起，殺人放火要熟能生巧」、「從小讀這種兒童繪本，長大應該也會認為這種事很正常合理」，也有網友狂酸，這套中國系列童書，根本是「塔利班指定鄰國文化教材」。 <text:line-break/><text:line-break/><text:line-break/></text:p>
      <text:p text:style-name="P2">石邦樑   |  2021.09.16 15:06   |   <text:a xlink:type="simple" xlink:href="http://palinfo.habago.org/Entry?Command=Information_PrintForum&amp;iPage=6#FORUM40990"><text:span text:style-name="T1">#</text:span></text:a></text:p>
      <text:p text:style-name="P4">上一篇台獨人渣記者的報道，把整本大陸童書截頭去尾，只說「冬子燒死地主」，並點名「博客來」賣這本書，報道目的很明顯是要營造查禁大陸童書、大陸圖書的輿論。完全沒有新聞道德可言。 <text:line-break/><text:line-break/>果然，在「新頭殼」的人渣報道之後，不久在綠色地溝油媒體「民視」的報道中，說這本書在博客來上面找不到了。 <text:line-break/><text:line-break/>要是我寫個報道，介紹英國童書《哈利波特》，哈利波特用魔法邪惡的燃燒佛地魔，又把佛地魔摔下懸崖弄死他，博客來居然賣這種「殺人放火」的英國童書，傷害台灣民主！這樣如何？ <text:line-break/><text:line-break/>＝＝＝ <text:line-break/><text:line-break/>中國童書宣揚愛國主義 網：讀起來毛骨悚然 <text:line-break/>民視新聞網 <text:line-break/>2021年9月16日 週四 上午11:30·1 分鐘 (閱讀時間) <text:line-break/>國際中心／綜合報導 <text:line-break/><text:line-break/>近日有網友在臉書爆料，中國1套《愛國主義教育系列繪本》叢書，其中1本《閃閃紅星》強調是「紅色經典繪本故事」，聲稱要繼承革命傳統，弘揚愛國主義精神，書中每一個主人公都閃耀著崇高而美好的愛國主義精神和英雄光輝，鼓勵小朋友閱讀，培養成熱愛祖國的中華兒女。 <text:line-break/><text:line-break/>書中內容詳細描述主角冬子，如何在半夜潛入「邪惡地主」的房間，還可以憑一己之力，把喝得醉醺醺的「邪惡地主」手腳綁上，又在他的床上澆了油。最後把一支點燃的蠟燭丟在床上，「轟」的一下，火熖燃起，結束「邪惡地主」的生命。而查詢國內最大書網博客來官網，並未能查詢到此書有在台灣販售；不過這激進的內容，沒有販售無疑是對兒童教育的一大萬幸。</text:p>
      <text:p text:style-name="P2">石邦樑   |  2021.09.16 14:52   |   <text:a xlink:type="simple" xlink:href="http://palinfo.habago.org/Entry?Command=Information_PrintForum&amp;iPage=6#FORUM40989"><text:span text:style-name="T1">#</text:span></text:a></text:p>
      <text:p text:style-name="P3">台灣這些滿嘴噴糞的人渣媒體，例如這個新頭殼洪翠蓮，真是下流無極限的一個人渣。《閃閃的紅星》的主角潘冬子，殺地主胡漢三為母親和鄉親復仇，符合天道正義，殺得好！ <text:line-break/><text:line-break/>從漢奸人渣李登輝當政開始，台灣出了多少個官員政棍，滿口要「炸毀三峽大壩」，要淹死上億的中國大陸同胞？這些人簡直就是滿嘴「反人類罪」的言論。這些人的走狗記者居然罵一個為母復仇的小孩潘冬子「殺人放火」？ <text:line-break/><text:line-break/>美國在全世界侵略殺戮，慘無人道，還不是台獨口中的「美國爸爸」。台獨崇拜的日本政客，每個月去靖國鬼社，參拜侵華的甲級戰犯東條英機、山本五十六，還好意思說中國童書主張殺人放火。 <text:line-break/><text:line-break/>真是無恥無極限！ <text:line-break/><text:line-break/>====== <text:line-break/><text:line-break/>驚死人！中國童書教小孩殺人放火 博客來也有販售 <text:line-break/>新頭殼newtalk &amp;;#124; 洪翠蓮 綜合報導 <text:line-break/>發布 2021.09.16 &amp;;#124; 08:25 <text:line-break/><text:line-break/>中國發行《愛國主義教育系列繪本》叢書，其中1本《閃閃紅星》的主角雖是小朋友，卻殺人放火不手軟。 圖：翻攝自中國東京書網 <text:line-break/><text:line-break/>夭壽喔～～中國的經典兒童讀物竟然是教小孩子殺人放火！有網友在臉書爆料，中國1套《愛國主義教育系列繪本》叢書，其中1本《閃閃紅星》的主角獨力放火燒死地主，簡直是「恐怖主義要從小學起，殺人放火要熟能生巧……」。《新頭殼》網路搜尋後，赫然發現，博客來竟然也有販售，雖然沒有書籍的封面與內容介紹，但依然在架上打折促銷。 <text:line-break/><text:line-break/>這套中國的愛國主義教育系列叢書，原本是用真人拍攝照片作為圖片，講了許多紅衛兵時期的故事，後來改成繪本，根據博客來的資訊，是由中國北方婦女兒童出版社發行。 <text:line-break/><text:line-break/><text:line-break/>該套書強調是「紅色經典繪本故事」，聲稱要繼承革命傳統，弘揚愛國主義精神，書中每一個主人公都閃耀著崇高而美好的愛國主義精神和英雄光輝，鼓勵小朋友閱讀，培養成熱愛祖國的中華兒女。 <text:line-break/><text:line-break/>只是，書中內容詳細描述主角冬子，如何在半夜潛入「邪惡地主」的房間，還可以憑一己之力，把喝得醉醺醺的「邪惡地主」手腳綁上，又在他的床上澆了油。最後把一支點燃的蠟燭丟在床上，「轟」的一下，火熖燃起，結束「邪惡地主」的生命。 <text:line-break/><text:line-break/>明明是童書，內容讀起來卻讓人毛骨悚然。臉書爆料的網友Yik Lim感嘆「恐怖主義要從小學起，殺人放火要熟能生巧……」，C網友表示，從小讀這種兒童繪本，長大應該也會認為這種事很正常合理；J網友則酸，這套中國系列童書，根本是「塔利班指定鄰國文化教材」。 <text:line-break/><text:line-break/>博客來販售中國發行的《愛國主義教育系列繪本》叢書，雖然沒有書籍的封面與內容介紹，但在架上打折促銷。 圖：翻攝自博客來 </text:p>
      <text:p text:style-name="P2">陳真   |  2021.09.16 09:45   |   <text:a xlink:type="simple" xlink:href="http://palinfo.habago.org/Entry?Command=Information_PrintForum&amp;iPage=6#FORUM40988"><text:span text:style-name="T1">#</text:span></text:a></text:p>
      <text:p text:style-name="P4">針對我上上一則留言提到人們往往無能理解人事物，有位沒留下姓名的網友傳給我底下這東西： <text:line-break/><text:line-break/><text:a xlink:type="simple" xlink:href="https://www.bilibili.com/video/BV1xv411P7tG"><text:span text:style-name="T2">https://www.bilibili.com/video/BV1xv411P7tG</text:span></text:a><text:s/><text:line-break/><text:line-break/>我想，他傳這東西的意思顯然是認同這類什麼碗糕分析，但我感到極端厭惡的，恰恰也是這一類東西，離生命，離真實，真的非常遙遠且荒唐透了頂。這類八卦男女，在我們生活周遭，要多少有多少，對人事物毫無理解力，但他們卻往往以為自己很懂。 <text:line-break/><text:line-break/>這類偽科學真八卦的特色是：看到一個什麼行為，或聽到一些什麼話，馬上就能闡釋一堆。真的是一種心靈刑求。</text:p>
      <text:p text:style-name="P2">陳真   |  2021.09.15 20:52   |   <text:a xlink:type="simple" xlink:href="http://palinfo.habago.org/Entry?Command=Information_PrintForum#FORUM40987"><text:span text:style-name="T1">#</text:span></text:a></text:p>
      <text:p text:style-name="P3">一封信。一位好朋友寫信問我911。我回答如下： <text:line-break/><text:line-break/>===== <text:line-break/><text:line-break/>這有點難回答。 <text:line-break/><text:line-break/>跟大家一樣，當年發生911時，我完全不會有任何懷疑，但是很快我就發現真相顯然不是如此。 <text:line-break/><text:line-break/>我在20年前就寫了十幾篇相關文章，標題是“你還相信911嗎？”，我列舉無數資料，指證美國官方不但早就知道將會有這麼一場攻擊，連執行攻擊任務的相關人員都已掌握，但是美國卻故意讓它發生。 <text:line-break/><text:line-break/>除此之外，還有無數資料證明美國早在911前就已決定入侵中東，包括阿富汗伊拉克以及利比亞敘利亞等等。 <text:line-break/><text:line-break/>在一次高層會議中，布希和倫斯斐等人甚至表明為了推動侵略中東計畫，美國需要一場“珍珠港事件”，做為發動一系列侵略戰爭的藉口。 <text:line-break/><text:line-break/>偏偏就這麼巧，不久之後，布希政府所渴望的“珍珠港事件”（即911）居然就真的如其所願地發生了。 <text:line-break/><text:line-break/>關於911，有別於官方說法及主流媒體的謊言，一般有三種看法： <text:line-break/><text:line-break/>一叫做LIHOP(LET IT HAPPEN ON PURPOSE),亦即美國故意讓它發生。 <text:line-break/><text:line-break/>這也是我一開始的看法。也就是說，美國事先知道將會有這麼一場攻擊（事實上許多國家也都事先便獲得情報），但是因為發生所謂恐怖攻擊將大大有助於美國以反恐為名，在全世界各地發動一系列侵略戰爭，因此就故意在各個環節放水，故意讓它發生，以便取得一種發動舉世侵略戰爭的藉口。 <text:line-break/><text:line-break/>可是，我很快就發現這樣的一種看法事實上過於淡化美國在911的主導角色。於是人們有了第二種看法，亦即 MIHOP(MADE IT HAPPEN ON PURPOSE),簡單說就是自導自演。 <text:line-break/><text:line-break/>當然，這兩種看法實際上並沒有事件本質上太大的差別。 <text:line-break/><text:line-break/>第三種看法則不採取明確態度，但同樣也一一指出官方說法的各種謊言與漏洞及不合常理之處。 <text:line-break/><text:line-break/>我只能簡單這麼說，因為若真要細說，我得寫上一本書也許才講得完各種資料與細節。 <text:line-break/><text:line-break/>我知道一般人不太會相信我講的這些，但是，如果我們還相信基本理性這回事，那麼，911就是這麼一回事。 <text:line-break/><text:line-break/>你也許知道，我們每個月都會發起一次靜站，遇到戰爭或以巴衝突的特殊狀況時，甚至每天舉牌接力靜站。 <text:line-break/><text:line-break/>我們的標語牌其中有一個就是寫著：“911: 千謊之首”。 <text:line-break/><text:line-break/>之所以說是千謊是因為，有個美國研究機構指出美國政府為了侵略與佔領伊拉克，製造了近千個（九百七十多個）謊言，美國對海珊政府的所有指控，幾乎沒有一項是真的，完全就是捏造。在這一千個漫天大謊之中，以911最大，自導自演得最出色。 <text:line-break/><text:line-break/>關於西方社會罄竹難書的血腥惡行以及幾乎沒有一句話可信的基本事實，我不太想去說服任何人，因為太累太難了。 <text:line-break/><text:line-break/>這些東西我寫了二十幾年，寫了上千萬字，實在很難從頭一一說起。 <text:line-break/><text:line-break/>而且，我相信，在這些事情上，要改變別人很難。我只能說，三十年前我也跟大家一樣，以為西方什麼民主自由什麼人權，實際上卻完全不是那麼一回事，實際上卻是屠戮數千萬人，製造上億的難民。反倒是被西方主流媒體給妖魔化的中國大陸，才是真正的世界和平與人權及人類多元文明的積極捍衛者。 <text:line-break/><text:line-break/>如果我的想法聽起來很不可思議，那其實就像當年伽利略說地球不是宇宙中心而且會動那樣不可思議。 <text:line-break/><text:line-break/>我相信，那一天很快就會來臨，也許10年，也許20年或頂多30年，人們將會明白我所說的這些，其實只是像一加一等於二那樣，絲毫無驚奇之處。</text:p>
      <text:p text:style-name="P2">陳真   |  2021.09.15 02:04   |   <text:a xlink:type="simple" xlink:href="http://palinfo.habago.org/Entry?Command=Information_PrintForum#FORUM40985"><text:span text:style-name="T1">#</text:span></text:a></text:p>
      <text:p text:style-name="P4">下班之際，看到今天的一則新聞，兒子打媽媽，感觸甚深。圖片如下： <text:line-break/><text:line-break/><text:a xlink:type="simple" xlink:href="https://www.ctwant.com/article/139336"><text:span text:style-name="T2">https://www.ctwant.com/article/139336</text:span></text:a><text:s/><text:line-break/><text:line-break/>我對那些局外人自以為是的風涼話覺得很可悲(見文末新聞內容)。我們的社會，或說華人的社會，對於很多方面的知識與現象 (例如精神醫學)，似乎依舊還停留在一千多年前的獵巫時期。 <text:line-break/><text:line-break/>每次有一些凶殺案或虐童案、殺童案發生，社會馬上就會出現一片自以為是的謾罵與嘲諷；人們好像根本不需要進入個案真實狀況就能理解真相似的，馬上就能有各種道德結論與認定，對當事人一片喊打喊殺或進行各種道德指導。 <text:line-break/><text:line-break/>媒體標題則往往極盡聳動之能事，「狠毒殺人魔」、「狠毒父母」什麼的，極盡妖魔化之能事。可是，生命是這麼空洞粗糙的一回事嗎？不需什麼理解，馬上就能有各種結論與道德教誨？ <text:line-break/><text:line-break/>德國思想家Wilhelm Diltheywe說，"We explain nature, but understand the life of the soul” (「我們解釋自然，但我們理解生命。」) 許多人卻似乎剛好相反，該理解的他不想理解也無能理解，卻急著提供一堆自以為是的解釋；該進行解釋的，他卻也無能憑藉知識與理性說出個道理來。 <text:line-break/><text:line-break/>雖然拙於社交，但我自認個性開朗、好客。可是，現實生活裏，許多時候，卻似乎只能讓自己像隻蝙蝠一樣，活在一種純粹私人的小天地裏頭，畏光，很排斥公眾化，因為我知道我的某些遭遇、身世及個性好惡與價值觀等等，都不可能被公眾所理解。 <text:line-break/><text:line-break/>舉個例，比方說我私下很不喜歡和人們談政治，更不願意談論我的一己經歷。為什麼呢？因為人們不可能相信我的這樣一些經歷的基本嚴肅性與慘烈代價，更不用說什麼貢獻了。 <text:line-break/><text:line-break/>人們只會覺得你在吹牛，或是以為你想高攀一些什麼，會把你想像得很窩囊。可是，我明明付出家破人亡的慘痛代價，並且在許多方面做出開創性的巨大貢獻不是嗎？為什麼人們卻不可能相信呢？ <text:line-break/><text:line-break/>因為，我並沒有從中謀得一官半職，也沒有出來選個立委或當個部長什麼的。當你什麼好處也沒撈到時，人們不會因此而尊敬你，而是反而會看輕你，覺得你怪怪的，很卑微很可笑，根本不會相信你曾經做過什麼貢獻。 <text:line-break/><text:line-break/>並非說一己經歷與作為本身有多麼了不起，而是說，當你明明不是那樣一種會看重權勢的人，當你明明不是某種窩囊心態，當你曾經滄海時，你還會有興趣討論一灘水嗎？你能假裝好像很有興趣去跟人們討論什麼蔡英文、賴清德嗎？就好像你覺得習近平會很喜歡跟你討論什麼3Q哥嗎？ <text:line-break/><text:line-break/>我這樣講，一定會有人以為這是一種自我驕傲，但它不是，這只是一種生命形式，一種form of life。屬於天空的生物，你很難要求他假裝對泥巴裏頭的世界感興趣，反之亦然。做為一條蚯蚓，我實在沒有辦法假裝對天空感興趣。 <text:line-break/><text:line-break/>由此你能想像，人活著往往有多麼孤獨。一樣是人，但人們卻似乎完全無法理解你，或者說，人們根本不相信，甚至無從想像。人們總是以為大家都跟他一樣，一樣幸福，或一樣窩囊，一樣的父慈子孝、兄友弟恭，一樣的心思與虛榮，渴望與追求一樣的成就與目標，他無法想像另類，無法想像這世上就是有一些異類的存在。 <text:line-break/><text:line-break/>我很喜歡聖方濟的祈禱文，過去始終把它印在名片上。我特別喜歡林義雄的譯文，就刻在林家祖孫墓園的石碑上。其中有一段是這麼說的： <text:line-break/><text:line-break/>「主啊！ <text:line-break/>求你讓我能不求別人的安慰，而能安慰別人； <text:line-break/>不求別人的了解，而能了解別人； <text:line-break/>不求別人的愛，而能愛人； <text:line-break/>在給予中，我們有所收穫； <text:line-break/>赦免別人的同時，我們也將獲得赦免； <text:line-break/>當我們死的時候，要活在那永遠的世界。」 <text:line-break/><text:line-break/>每當我對一己遭遇感到難以忍受的痛苦時，這段祈禱文總是讓我熱淚盈眶，我多麼希望自己也能成為那樣一個人，「不求別人的了解，而能了解別人」，但是這樣的情操又如何可能輕易企及？ <text:line-break/><text:line-break/>31 年前，我在林口長庚醫院工作。有一天黃昏，下班後跟學姐騎機車出門閒逛，看到一名約莫小學三、四年級的男童，推倒媽媽的機車，拼死命地扯住媽媽的頭髮，景象十分駭人；倘若男童力氣再大一點，媽媽的整把頭髮肯定會被他血淋淋地扯下。 <text:line-break/><text:line-break/>我們停下機車，聯手制止了這個長相清秀的小朋友。小男童氣喘如牛，瞪著我們看，眼神凶狠，但我卻彷彿依稀能看到那個瘋狂凶狠的眼神深處閃過一絲無助與羞愧的神色。 <text:line-break/><text:line-break/>我們好不容易壓制了情緒逐漸平息的男童，安撫了狼狽羞愧披頭散髮的媽媽。我告訴她說，妳的小孩需要治療，我就在附近的長庚醫院工作，你趕緊找個時間帶妳的小孩來掛號看診。 <text:line-break/><text:line-break/>最近高雄發生一件殺子血案，一個辛苦工作的父親勒死他十多歲的兒子，因為媽媽制止小孩說「你洗衣粉放太多了」，那個小孩就出拳攻擊。他爸爸發現後，介入阻止，小孩就揍他爸爸，結果被平日十分摯愛他的爸爸給活活勒死。 <text:line-break/><text:line-break/>鄰居表示，父母平常為人客氣溫和很照顧小孩，但常聽到那個小孩的怒吼聲。報上說，父母的臉書貼滿照片，經常帶著孩子到處玩，騎馬玩沙看海看夕陽，親子照片上寫滿溫柔詩句，對小孩充滿愛憐，結果卻發生慘劇。鄰居說，這是一對很好的父母，不像是會傷害小孩的人。 <text:line-break/><text:line-break/>就在昨天，新竹也發生一件人倫慘劇。一個二十多歲的男子把媽媽給殺了，而且還分屍好幾塊，用垃圾袋分裝成四袋，丟進垃圾車。凶手的爸爸很早就過世，由母親含辛茹苦一手帶大；兇手被警察抓到時，瘋言瘋語，堅持他只是在「殺一頭大豬」。 <text:line-break/><text:line-break/>可以想像，媒體一定會說這是個「逆子」、「毒子」之類，充滿自以為是的「正義感」之社會大眾更會說「又來一個裝瘋賣儍逃避刑責的」，「一定要判死刑」，「槍斃之後再分屍」等等。 <text:line-break/><text:line-break/>這類自以為是的風涼話有幾個特色，比方說充滿道德腔，好像某個事件的根源只是因為道德上或教養上出了問題，或是以為大家都該跟自己的家庭一樣，一樣幸福美滿，一樣溫馨洋溢，倘若不是如此溫馨美滿，那一定是因為你不夠努力或不夠美好，應該「反省」、應該「加油」、「活該自食惡果」等等。很多窮人不也是始終活在這樣一種誤解之中？ <text:line-break/><text:line-break/>我的這類表白，說過千百萬次，如果只能用一個詞來描述我所寫的一切，也許可以說就是「理解」二字。我並不喜歡解釋(explanation) ，畢竟我不是在談科學；更不喜歡另一種無謂的社會學式的解釋 (interpretation)。可我卻又沒有作家的表達能力；做為一個蹩腳的哲學家，我只會寫一些 I argue that...I wish to claim that...I find that...By this I mean that...，更多時候是 I am inclined to say that....之類的僵硬語句。 <text:line-break/><text:line-break/>這時候，我還能說些什麼呢？我常想起泰戈爾的一些詩句，也許能幫我說出我想說卻始終無法說清楚的。對於生命與造化，雖然艱辛，但我沒有絲毫遺憾，因為事實上，「我不曾選擇那最好的，而是最好的選擇了我」(I cannot choose the best. It's the best chooses me)。 <text:line-break/><text:line-break/>「你微微笑著，不同我說些什麼。但我明白，這是我等待許久的一刻。」(You smiled and talked to me of nothing and I felt that for this I had been waiting long.)。 <text:line-break/><text:line-break/>「你那不經意的給予之一刻，宛如秋夜的流星，在我生命深處點燃了烈焰。」(Your careless gifts of a moment, like the meteors of an autumn night, catch fire in the depth of my being.)。 <text:line-break/>　 <text:line-break/>「我們誤讀了世界，卻反倒說是世界欺騙了我們。」(We read the world wrong and say that it deceives us.)。 <text:line-break/><text:line-break/>「惟有獻出生命，才能得到生命。就讓死者有那不朽的名，讓生者有那不朽的愛。」(Life is given to us, we earn it by giving it. Let the dead have the immortality of fame, but the living the immortality of love.) <text:line-break/>　 <text:line-break/>「愛是理解和體貼的另一個名字」(Love is an alias of understanding and consideration.)。 <text:line-break/><text:line-break/>「猶如樹木之落葉，我的言詞掉落在大地上，就讓我那沒法說出口的思想，在你的沉默裏開花。」(As the tree its leaves, I shed my words on the earth, let my thoughts unuttered flower in thy silence.)。 <text:line-break/><text:line-break/>「果實啊，你究竟離我有多遠呢？」「我就藏在你心裡啊，花兒。」(“How far are you from me, O fruit?” “I am hidden in your heart, O Flower.”)。 <text:line-break/><text:line-break/>「相信愛吧，儘管它帶給你無盡的憂傷」(Believe in love, even if it brings sadness to you.)。 <text:line-break/><text:line-break/>「倘若你願意，就請把燈熄滅吧，我將會認識你的黑暗，並且愛上它。」(Put out the lamp when thou wishest. I shall know thy darkness and shall love it.)。 <text:line-break/><text:line-break/>「我不曾請求你進我的屋子。我的愛人啊，進來我無盡的孤寂吧！」(I do not ask thee into the house. Come into my infinite loneliness, my Lover.) <text:line-break/><text:line-break/>「世界在躊躇之心的琴弦上飛躍而過，奏出憂鬱的樂章。（ The world rushes on over the strings of the lingering heart making the music of sadness.）」。 <text:line-break/><text:line-break/>「世界對著它的愛人，把浩翰的面具給揭下了。於是世界變小了，小如一首歌，小如一回永恆的吻。」（The world puts off its mask of vastness to its lover. It becomes small as one song, as one kiss of the eternal.） <text:line-break/><text:line-break/>「我看著搖曳的樹枝，想念著萬物的偉大。（I look at the swaying branches and ponder over the greatness of all things.）」。 <text:line-break/><text:line-break/>「且讓我如此設想，滿天繁星中，有一顆星引導著我的生命通過那不可知的黑暗。」（Let me think that there is one among those stars that guides my life through the dark unknown.) <text:line-break/><text:line-break/>「天空並沒有留下翅膀的痕跡，而我已然飛過」(I leave no trace of wings in the air, but I am glad I have had my flight.）。 <text:line-break/><text:line-break/>===================== <text:line-break/><text:line-break/>男童「當街踹媽」遭保全制止竟還回嗆！目擊者嘆：家長最該反省 <text:line-break/><text:line-break/>CTWANT <text:line-break/><text:line-break/>編輯：王德蓉 2021-09-12 <text:line-break/><text:line-break/>男童「當街踹媽」遭保全制止竟還回嗆！目擊者嘆：家長最該反省 <text:line-break/>一名小男孩疑似和媽媽發生爭執，竟將媽媽壓倒在地且用腳踹。（圖／翻攝遼瀋晚報） <text:line-break/><text:line-break/>近日有中國網友上傳一段影片，一名小男孩疑似和媽媽發生爭執，竟將媽媽壓倒在地且用腳踹，一旁保全人員見狀趕緊上前制止，沒想到竟還遭小男孩回嗆，誇張行徑引起網友熱議。 <text:line-break/><text:line-break/>綜合陸媒報導，事發於8日，有網友爆料陝西寶雞一名小男孩疑似與媽媽起爭執，將媽媽壓倒在地後用腳猛踹，附近保安見狀上前制止，沒想到小男孩竟大聲反嗆。 <text:line-break/><text:line-break/>目擊者陳女士表示，男孩是附近一小學的學生，當時他好像想要什麼東西，但媽媽不答應，他便又哭又喊騎在媽媽背上，用手按著不讓她起來並用腳踹，附近保全看到後制止並表示要報警，男孩竟不服氣大喊大叫，甚至還想搶保全的電話。 <text:line-break/><text:line-break/>陳女士表示，孩子這樣最該反省的是家長，指出家庭教育很重要。畫面曝光後，網友也紛紛留言「一味地寵小孩，只能把孩子推向深淵」、「驕生慣養的結果」、「父母才是孩子最重要的老師，顯然這老師不合格」、「家長確實應該反省，反省之前先把孩子打一頓」、「孩子養成這樣雖然外人也不好說什麼，反正都是你自己受著，但長大了把他放出來禍害社會就不行了」。</text:p>
      <text:p text:style-name="P6"><text:span text:style-name="T4">馨尹</text:span><text:s/>  |  2021.09.13 00:18   |   <text:a xlink:type="simple" xlink:href="http://palinfo.habago.org/Entry?Command=Information_PrintForum&amp;iPage=1#FORUM40984"><text:span text:style-name="T7">#</text:span></text:a></text:p>
      <text:p text:style-name="P7">1<text:span text:style-name="T4">、火鍋大王製作史詩中國系列，資料調查、整理工作量之大及對追尋真相的執著、熱情令人難以置信。建議大家看看下面的影片，原來世上有這麼努力的人</text:span><text:s/>! <text:span text:style-name="T4">令人十分尊敬佩服的高人</text:span> <text:line-break/>How I RESEARCH Chinese History <text:line-break/><text:a xlink:type="simple" xlink:href="https://youtu.be/XID9cVqNEtQ"><text:span text:style-name="T8">https://youtu.be/XID9cVqNEtQ</text:span></text:a> <text:line-break/><text:line-break/>2<text:span text:style-name="T4">、玉淵譚天提到的病毒專家</text:span><text:s/>Ralph Baric <text:line-break/><text:line-break/>Did Ralph Baric ever do gain-of-function research? <text:line-break/>https://youtu.be/ISVEhDpuxFE <text:line-break/><text:span text:style-name="T4">改造冠狀病毒是非常容易的，</text:span><text:s/><text:span text:style-name="T4">因為我們能做到，所以就做了</text:span>(<text:span text:style-name="T4">博士得意地笑了</text:span>) <text:line-break/><text:line-break/>Ralph Baric: The Coronavirus Hunter That Is Under The Spotlight <text:line-break/><text:a xlink:type="simple" xlink:href="https://youtu.be/JpX71ZtaqRI"><text:span text:style-name="T8">https://youtu.be/JpX71ZtaqRI</text:span></text:a><text:line-break/>Ralph Baric<text:span text:style-name="T4">在全球蒐集冠狀病毒，</text:span>2015<text:span text:style-name="T4">年武漢病毒研究所的科學家石正麗和她的團隊在雲南省的蝙蝠洞找到幾個冠狀病毒基因，她將她的發現分享給</text:span><text:s/>Ralph Baric<text:span text:style-name="T4">。</text:span>Ralph Baric <text:span text:style-name="T4">據此修改成一種可以傳染人的新型冠狀病毒，並發表在同年的自然科學雜誌。</text:span> <text:line-break/><text:line-break/>Imagining the Next Flu Pandemic – and Preventing it! <text:line-break/><text:a xlink:type="simple" xlink:href="https://youtu.be/UuERPvBFfco"><text:span text:style-name="T8">https://youtu.be/UuERPvBFfco</text:span></text:a> <text:line-break/>Ralph Baric<text:span text:style-name="T4">演講中預言全球將有傳染病發生，規模超出大家的想像，他說可以投資生技股，這是賺錢的大好機會。</text:span></text:p>
      <text:p text:style-name="P6"><text:span text:style-name="T4">柳春春阿忠</text:span><text:s/>  |  2021.09.12 09:14   |   <text:a xlink:type="simple" xlink:href="http://palinfo.habago.org/Entry?Command=Information_PrintForum&amp;iPage=1#FORUM40983"><text:span text:style-name="T7">#</text:span></text:a></text:p>
      <text:p text:style-name="P8">玉淵譚天的共同創作團隊是人民日報。<text:span text:style-name="T3"> <text:line-break/></text:span>用事實說話的戰鬥指數滿滿～</text:p>
      <text:p text:style-name="P6"><text:span text:style-name="T4">陳真</text:span><text:s/>  |  2021.09.12 03:02   |   <text:a xlink:type="simple" xlink:href="http://palinfo.habago.org/Entry?Command=Information_PrintForum&amp;iPage=1#FORUM40982"><text:span text:style-name="T7">#</text:span></text:a></text:p>
      <text:p text:style-name="P9">生物武器：一個更陰暗的未來<text:span text:style-name="T3">(18)</text:span>：你又要說這一切都只是巧合嗎？<text:span text:style-name="T3"> <text:line-break/><text:line-break/></text:span>陳真<text:span text:style-name="T3"> <text:line-break/><text:line-break/>2021. 09. 12. <text:line-break/><text:line-break/><text:line-break/></text:span>剛剛看到一段視頻，作者叫做<text:span text:style-name="T3"><text:s/>"</text:span>玉淵譚天<text:span text:style-name="T3">"</text:span>，調查能力很好，而且製作精良，讓我很驚訝。我只能用又臭又長的文字講事情，沒法像他那樣弄畫面，弄得如此簡潔生動而且抓住重點。強烈建議各位仔細看一遍，十分鐘而已。看完之後麻煩儘量流傳。<text:span text:style-name="T3"> <text:line-break/><text:line-break/></text:span>我常希望巴勒網也能留下一些視頻或圖片，但我缺乏這方面的能力，當然也沒有那麼多時間。一些很好的資料，若不下載保留，過一陣子往往就找不到了，挺可惜，應該要有系統地保存下來才對。可惜巴勒網這方面的能力很差，等於<text:span text:style-name="T3">0</text:span>，科技智障，只會打字。<text:span text:style-name="T3"> <text:line-break/><text:line-break/></text:span>視頻在此，看完之後，你又要跟我說這一切只是巧合嗎？<text:span text:style-name="T3"> <text:line-break/><text:line-break/></text:span><text:a xlink:type="simple" xlink:href="https://bit.ly/3hotzts"><text:span text:style-name="T9">https://bit.ly/3hotzts</text:span></text:a><text:span text:style-name="T3"> <text:line-break/><text:line-break/>"</text:span>玉淵譚天<text:span text:style-name="T3">" </text:span>還有很多視頻，如下：<text:span text:style-name="T3"> <text:line-break/><text:line-break/></text:span><text:a xlink:type="simple" xlink:href="https://space.bilibili.com/335850246/video"><text:span text:style-name="T9">https://space.bilibili.com/335850246/video</text:span></text:a><text:span text:style-name="T3"> <text:line-break/><text:line-break/></text:span>我還沒看，但我想內容質量應該也都很高。這是個高人，要不就是個工作團隊。<text:span text:style-name="T3"> <text:line-break/><text:line-break/></text:span>新冠病毒，幾乎可以說毫無疑問，就是美國的生物武器。如果你不同意，或是認為絕不可能，那就麻煩先把我這一系列十幾篇文字先仔細看過一遍再來反駁也不遲。</text:p>
      <text:p text:style-name="P6"><text:span text:style-name="T4">許世勤</text:span><text:s/>  |  2021.09.11 11:28   |   <text:a xlink:type="simple" xlink:href="http://palinfo.habago.org/Entry?Command=Information_PrintForum&amp;iPage=1#FORUM40981"><text:span text:style-name="T7">#</text:span></text:a></text:p>
      <text:p text:style-name="P8">這次阿富汗撤軍，塔利班快速拿回政權，美國則是在一場最長的對外戰爭中灰頭土臉，<text:span text:style-name="T3"> <text:line-break/></text:span>最後什麼也沒有拿到，造成<text:span text:style-name="T3">Biden</text:span>聲勢下滑，在接下來的期中選舉很可能會被共和黨打敗。<text:span text:style-name="T3"> <text:line-break/></text:span>期中選舉一旦失敗，<text:span text:style-name="T3">Biden</text:span>要面對的不只是跛腳政府，更是下台的壓力。<text:span text:style-name="T3"> <text:line-break/>Kamala Harris</text:span>即便繼任，也沒有辦法處理跛腳政府的問題，<text:span text:style-name="T3"> <text:line-break/></text:span>這對美國新自由主義的統治菁英來講，將是一個難以處理的棘手問題。<text:span text:style-name="T3"> <text:line-break/><text:line-break/></text:span>共和黨最近不斷指控<text:span text:style-name="T3">Fauci</text:span>在<text:span text:style-name="T3">NIH</text:span>的時候，曾經補助武漢病毒研究所的事實。<text:span text:style-name="T3"> <text:line-break/></text:span>雖然這個指控對栽贓中國「病毒從實驗室流出」的實質殺傷力不大，<text:span text:style-name="T3"> <text:line-break/></text:span>但是共和黨的意圖明顯是要造成<text:span text:style-name="T3">Biden</text:span>政府的壓力，讓美國人民對<text:span text:style-name="T3">Biden</text:span>失去信任。<text:span text:style-name="T3"> <text:line-break/><text:line-break/></text:span>防疫方面，<text:span text:style-name="T3">Biden</text:span>更下令強制美國人民接種疫苗，<text:span text:style-name="T3"> <text:line-break/></text:span>引起了美國人的反彈，這更是給了共和黨擊敗<text:span text:style-name="T3">Biden</text:span>政府的機會。<text:span text:style-name="T3"> <text:line-break/><text:line-break/></text:span>內外交迫下，<text:span text:style-name="T3">Biden</text:span>被迫只能尋求奧援，顯然尋求與中國和解是最好的解方。<text:span text:style-name="T3"> <text:line-break/></text:span>昨天美國方面主動與中國通話，<text:span text:style-name="T3">Biden</text:span>表示不會改變美國的「一中政策」，<text:span text:style-name="T3"> <text:line-break/></text:span>並會持續地與中國方面保持「率直的」的溝通與意見交換。<text:span text:style-name="T3"> <text:line-break/><text:line-break/></text:span>習近平與<text:span text:style-name="T3">Biden</text:span>的通話，中國方面直指美國的政策造成了雙邊關係惡化，<text:span text:style-name="T3"> <text:line-break/></text:span>美國的反應雖不至於唯唯諾諾，卻也像個犯了錯被教訓的孩子。<text:span text:style-name="T3"> <text:line-break/><text:line-break/></text:span>與中國展開對話是理智的決定，但是<text:span text:style-name="T3">Biden</text:span>能藉由中國脫離他陷落的泥沼嗎？<text:span text:style-name="T3"> <text:line-break/></text:span>因為美國的人民不是理智的，美國的體制更決定<text:span text:style-name="T3">Biden</text:span>註定要失敗。<text:span text:style-name="T3"> <text:line-break/></text:span>當美國不再「例外」的時候，要讓美國人民清醒地認識到帝國衰落的事實，<text:span text:style-name="T3"> <text:line-break/></text:span>那恐怕還要再好幾個十年。<text:span text:style-name="T3"> <text:line-break/></text:span>所以當<text:span text:style-name="T3">Trump</text:span>說出<text:span text:style-name="T3">"America first" "Make America Great Again"</text:span>的口號時，<text:span text:style-name="T3"> <text:line-break/></text:span>人民便不由分說地支持他，跟台灣很像。<text:span text:style-name="T3"> <text:line-break/></text:span>這種不清醒，或是醉心於帝國的過往光榮，將更深一層地吞噬美國。<text:span text:style-name="T3"> <text:line-break/><text:line-break/></text:span>最近台灣內部仇中反華的聲浪相比以前有減少的趨勢，<text:span text:style-name="T3"> <text:line-break/></text:span>尤其是張鈞甯事件竟沒有發展成全台起乩式的仇中反華運動，<text:span text:style-name="T3"> <text:line-break/></text:span>或是有人開始喊出「我是台灣人，也是中國人」的時候，<text:span text:style-name="T3"> <text:line-break/>1450</text:span>跟<text:span text:style-name="T3">817</text:span>的反應卻不若以往激烈，表示當局其實也有意減少在兩岸關係之間衝撞。<text:span text:style-name="T3"> <text:line-break/><text:line-break/></text:span>但是隨著疫情的持續失控與經濟下滑，美國需要來自中國的幫助只會愈來愈多，<text:span text:style-name="T3"> <text:line-break/></text:span>台灣被提上檯面進行交易，或暗盤交易的日子我看也不遠了。<text:span text:style-name="T3"> <text:line-break/></text:span>如果這幾年愈來愈多人喊出「我是中國人」，而且不會備受打壓的時候，<text:span text:style-name="T3"> <text:line-break/></text:span>那大概可以判明風向的變化。</text:p>
      <text:p text:style-name="P6"><text:span text:style-name="T4">吳聲志</text:span><text:s/>  |  2021.09.10 22:50   |   <text:a xlink:type="simple" xlink:href="http://palinfo.habago.org/Entry?Command=Information_PrintForum&amp;iPage=1#FORUM40980"><text:span text:style-name="T7">#</text:span></text:a></text:p>
      <text:p text:style-name="P9">我預言台灣很快就會回歸中國，並不是我隨口說的，而是觀察到習近平透露的一項訊息。<text:span text:style-name="T3"> <text:line-break/><text:line-break/>1.</text:span>習近平一開始就說出了自己的底限，就是<text:span text:style-name="T3">’</text:span>台灣<text:span text:style-name="T3">‘</text:span>、新疆、香港、西藏。意思就是說美國要談判的話，台灣要還我，為什麼呢？因為中共高層研判美國要崩潰了，屆時就可以談台灣問題，就因為這樣，我敢判斷兩岸很快要統一了。<text:span text:style-name="T3"> <text:line-break/><text:line-break/>2.</text:span>至於習近平主席的對台灣的態度，從他提出人類命運共同體的態度就知道，他會很關懷台灣同胞，並且分享發展成果。人類命運共同體的態度就是說我們中國人從侵略、殖民中站起來，並且發展成功，我們要幫助其他跟我們一樣受苦的第三世界同胞，一樣擺脫殖民、一樣發展成功。</text:p>
      <text:p text:style-name="P6"><text:span text:style-name="T4">陳真</text:span><text:s/>  |  2021.09.10 13:06   |   <text:a xlink:type="simple" xlink:href="http://palinfo.habago.org/Entry?Command=Information_PrintForum#FORUM40979"><text:span text:style-name="T7">#</text:span></text:a></text:p>
      <text:p text:style-name="P9">在舊黨國年代，只要乖巧聽話，只要有點錢，只要忠黨愛國，凡事都好辦；透過關係，跑些形式上的流程，安插各種人事，一點困難也沒有，更何況是蔡啥小那樣一個始終和當權者緊密掛勾的土豪劣紳家族。特別是在黨校，當個什麼教授，根本就是輕而易舉。<text:span text:style-name="T3"><text:line-break/><text:line-break/></text:span>據我了解，這個假博士真詐財的教職任命案之關鍵人物之一很可能就是當年不學無術、論文涉嫌抄襲的黨國學閥馮滬祥，近幾年因為性侵外籍女佣而入獄，但是關沒兩天就以健康為由而保外就醫。此人就是蔡英文當年的貴人，同時也是蓬萊島案的主角，當年害阿扁坐了一年黑牢；明明以翻譯代替著作，官司竟然照樣勝訴，把阿扁打入監牢。<text:span text:style-name="T3"><text:line-break/><text:line-break/></text:span>至於<text:span text:style-name="T3">LSE</text:span>那邊，事後幫忙喬假學位的人之一就是<text:span text:style-name="T3">LSE </text:span>的前院長<text:span text:style-name="T3">Anthony Giddens</text:span>，幫忙牽線的人是我在英國的一位已故舊識叫做黃國俊。當年<text:span text:style-name="T3">(1998)</text:span>我在英國發起反種族歧視運動<text:span text:style-name="T3">(CARD)</text:span>，請我去演講的人就是黃國俊，演講地點就在倫敦大學。演講結束當天，返回劍橋時，我的三個好朋友就在路途中遭到英國種族歧視者的圍毆成傷，全被打倒在地。<text:span text:style-name="T3"><text:line-break/><text:line-break/></text:span>至於<text:span text:style-name="T3">LSE</text:span>，雖然不是野雞大學，但它過去就有由校方高層主動販賣假學位的前科，那位假博士就是後來遭到希拉蕊屠戮慘死的利比亞強人格達費的兒子，根本沒念過研究所，論文卻有人代寫，校方公然奉上一個博士學位，所獲得的酬勞不光是鉅額捐獻，更包<text:span text:style-name="T3">LSE</text:span>在海外勢力與政治人脈的拓展，有助於學校擴大影響力。<text:span text:style-name="T3"><text:line-break/><text:line-break/></text:span>幾個月前，我針對這幾個假學位的案子，寫了幾篇較為深入細節的文章，但已不知下落，簡單說就是上述這樣。<text:span text:style-name="T3"><text:line-break/><text:line-break/></text:span>這位姓蔡的富家女，什麼都敢騙，什麼都敢做，謀財害命都不在乎了，更何況只是區區一個假學位。不可思議的是，這麼大的一件丟人醜聞，媒體卻封鎖至今不報導，而台灣人亦無所謂，國民黨更是假裝沒看見。為什麼呢？因為蔡英文是舊黨國餘孽，後來見風轉舵，由藍轉綠，假學位一事若掀開來，不但臭不可聞，而且恐怕會危及許多類似的人事案。<text:span text:style-name="T3"><text:line-break/><text:line-break/></text:span>台灣整天高喊轉型正義，實在很好笑，自己轉自己，自己審判自己嗎？過去的黨國餘孽，現在還是黨國，而且是呼風喚雨的當權者，惡行變本加厲，目無法紀，貪得無饜，根本無法無天，轉型正義是要轉個屁嗎？自欺欺人莫此為甚。<text:span text:style-name="T3"><text:line-break/><text:line-break/></text:span>哪天解放了，共產黨會不會執行轉型正義，會不會懲奸鋤惡，表揚忠良，我都很懷疑，更何況藍綠一脈相傳的島內黨國。所謂政黨輪替就是同樣一批人，不同時期舉著不同顏色的旗子，高喊截然相反的詐欺口號。斂財奪權才是這群政治人渣的惟一目的。台灣之所謂民主，就是這麼一回事。<text:span text:style-name="T3"><text:line-break/><text:line-break/></text:span>美國人希望看到的也就是這樣，只要你肯當狗，肯聽話，就會有骨頭吃。你儘量貪吃沒關係，他怕的就是你不貪。有貪才有把柄，有把柄才會乖乖聽話。不然你告訴我，美國的哪個殖民政權是乾淨的？非常少。就島內來講，馬英九政府是個例外，其它全是貪腐集團。李登輝更是黑金教父，而目前掌權的全是李登輝的徒子徒孫，黑金本質，一脈相傳。</text:p>
      <text:p text:style-name="P6"><text:span text:style-name="T4">魏思燕</text:span><text:s/>  |  2021.09.10 10:49   |   <text:a xlink:type="simple" xlink:href="http://palinfo.habago.org/Entry?Command=Information_PrintForum#FORUM40978"><text:span text:style-name="T7">#</text:span></text:a></text:p>
      <text:p text:style-name="P8">論文門發展至今，證據展示最齊備的一次記者會，<text:span text:style-name="T3"><text:line-break/></text:span>就在昨天的立法院召開。<text:span text:style-name="T3"><text:line-break/>1450 + NCC +</text:span>司法整肅，關中天，加上有系統洗腦，效果良好。<text:span text:style-name="T3"><text:line-break/></text:span>絕大多數的媒體，一片靜默。<text:span text:style-name="T3"><text:line-break/></text:span><text:a xlink:type="simple" xlink:href="https://www.youtube.com/watch?v=EhkS4cyI5II"><text:span text:style-name="T9">https://www.youtube.com/watch?v=EhkS4cyI5II</text:span></text:a></text:p>
      <text:p text:style-name="P6"><text:span text:style-name="T4">陳真</text:span><text:s/>  |  2021.09.09 23:36   |   <text:a xlink:type="simple" xlink:href="http://palinfo.habago.org/Entry?Command=Information_PrintForum#FORUM40976"><text:span text:style-name="T7">#</text:span></text:a></text:p>
      <text:p text:style-name="P9">苦苓的畢生心願<text:span text:style-name="T3"><text:line-break/><text:line-break/></text:span>陳真<text:span text:style-name="T3"><text:line-break/><text:line-break/>2021. 09. 09.<text:line-break/><text:line-break/><text:line-break/></text:span>「有一次在晚餐桌上，我終於忿忿不平的說：『我到底是大陸人還是台灣人？』爸媽都放下碗筷，一聲不響，我像闖了大禍般低下頭去，終於聽到了我一輩子也不會忘記的答案：『我們都是中國人。』」<text:span text:style-name="T3"><text:line-break/><text:line-break/></text:span>以上是一位目前綠到化膿流汁的名嘴作家，在<text:span text:style-name="T3">1985</text:span>年出版的一本書裏頭某篇文章的「前言」。那文章標題是「籍貫」，篇幅很長，講述作家的父親來自大陸熱河省、母親是台灣宜蘭人的省籍遭遇。寫得很煽情，溫馨小故事鋪陳不斷，最後整篇文章的高潮結尾來了。他寫道：<text:span text:style-name="T3"><text:line-break/><text:line-break/></text:span>「我們的膚色相同，血液相同，籍貫當然也都相同。今年春天，我的第一個孩子就要出生了。我希望他，以及在這塊土地上所有新生嬰兒的籍貫裏，填的都是：中國，台灣」。<text:span text:style-name="T3"><text:line-break/><text:line-break/></text:span>作者還用粗體字特別放大加深顏色強調「中國，台灣」這四個字！<text:span text:style-name="T3"><text:line-break/><text:line-break/></text:span>之所以找到這本書，是因為我一直在整理東西。我對自己的健康沒有很大的信心，因此想趁著還有一口氣時幫我的「財產」找到它們應有的歸宿。<text:span text:style-name="T3"><text:line-break/><text:line-break/></text:span>荷索的電影《<text:span text:style-name="T3">Stroszek</text:span>》裏頭有個傻蛋很喜歡音樂，經常拖著樂器在社區中庭兀自彈唱，旁若無人。可惜天災人禍不斷，朝不保夕。有一天，他對著樂器自言自語說道：「將來這些小東西究竟何去何從，這問題總該有個說法。」<text:span text:style-name="T3"><text:line-break/><text:line-break/></text:span>我的「財產」主要就是一些「小東西」，包括書籍、音樂、電影和信件、家書以及我二十幾年來高達一千多萬字的哲學筆記。就跟這傻蛋一樣，我也常掛念著我的這些「小東西」，是不是有一天會成為「孤兒」，被當成垃圾清理掉？<text:span text:style-name="T3"><text:line-break/><text:line-break/></text:span>這些「小東西」大多是可賣錢的，比方說數千本的哲學外文書以及一大堆黨外時代買的書和數百本黨外雜誌；有些則是能夠賣錢但我並不打算賣的，例如我的那一堆筆記。<text:span text:style-name="T3"><text:line-break/><text:line-break/></text:span>除此之外，最重要的是一些無法賣錢但是對我而言卻是無價之寶的東西，例如我爸媽在我於台北念高中時經常寫給我的信，例如我爸媽的遺物和數萬張照片<text:span text:style-name="T3"><text:s/>(</text:span>包括我在黨外時的各種照片<text:span text:style-name="T3">)</text:span>，例如我七歲時在台南鯤鯓海邊以幾元零用錢向一個路邊小攤販買給我媽媽當生日禮物的一條塑膠心形項鍊。<text:span text:style-name="T3"><text:line-break/><text:line-break/></text:span>我在我媽突然過世的那一天，在她隨身的皮包中竟然找到這條項鍊，很震驚，想不到這麼一個根本不值錢的小玩具她竟然隨身攜帶了二十年。<text:span text:style-name="T3"><text:line-break/><text:line-break/></text:span>所有可以賣錢的東西我都能拋棄，包括那些耗費我二十多年青春的哲學筆記，我都可以統統不要，但我就是沒法放棄那些無價之寶。父母一生血汗所換來的巨大財富早已遭人搜刮殆盡，化為烏有，但關於陳家的一點記憶就全在我手上了，我怎麼可能棄而不顧？<text:span text:style-name="T3"><text:line-break/><text:line-break/></text:span>所謂「攜子自殺」是不是這樣一種概念？如果有朝一日這些寶藏對旁人已無任何意義，只能當成垃圾丟棄，何不就讓它們與我同歸塵土？<text:span text:style-name="T3"><text:line-break/><text:line-break/></text:span>這些是題外話，看過便罷。我只是在整理東西時，找到一本書，隨手翻開，就翻到上面說的那篇文章。如此熱愛中國的名作家，大家猜得出來是誰嗎？<text:span text:style-name="T3"><text:line-break/><text:line-break/></text:span>我給個提示，此人在前一陣子，大陸不是發生嚴重水災嗎？他公開叫囂說，「誰膽敢捐款給中國救助災民，他就要唾罵兩句話，一句是髒話，另一句也是髒話。」<text:span text:style-name="T3"><text:line-break/><text:line-break/></text:span>白色恐怖時代，蔣家在美國的支持與策動下，在台灣以「正統中國」自居，以「反共」為名，大肆捕殺所謂左傾人士，製造十四萬個政治案件。許多人家破人亡，無數人頭落地，許多人滿身刑求傷痛，坐穿牢底。<text:span text:style-name="T3"><text:line-break/><text:line-break/></text:span>後來，黨外出現，此岸的「中國」依舊是一個信奉槍炮黑牢的外來高壓統治政權，偶語棄市，文字成獄。但是，不管是學界、醫界或文化界，幾乎完全就是一面倒地支持，大家爭相表態效忠，爭相高喊「我愛中國」；誰敢對「中國」不敬，輕則學業中斷、事業毀滅，重則家破人亡。<text:span text:style-name="T3"><text:line-break/><text:line-break/></text:span>過往那些整天高舉「中國」這頂血滴子、藉以表忠貞、藉以傷害少數異己的知識菁英們，改朝換代之後，幾乎全部瞬間變成仇中反華的一方，從「愛中國」變成「愛台灣」，由藍轉綠，以另一種顏色的旗子繼續表忠貞，繼續傷害少數異己。<text:span text:style-name="T3"><text:line-break/><text:line-break/></text:span>過去是愛中國愛到歇斯底里，愛到醜態百出，現在卻仇中反華到近乎泯滅人性，甚至罵自己的血統是「支那賤畜」，罵中國人應該被「幹你娘」，罵中國人應該「去吃屎」，連對岸同胞遇到天災，若有人膽敢捐款或捐口罩，就是萬惡不赦的台灣公敵。<text:span text:style-name="T3"><text:line-break/><text:line-break/></text:span>這樣一些人，你覺得他們值得尊敬嗎？時下這個人渣黨的統治階層，八成以上就是這樣一些人；不管怎麼改朝換代，不管怎麼政黨輪替，他們永遠都牢牢掌握權勢。只要效忠美國，他們的權勢就能確保，大家輪流吃香喝辣。<text:span text:style-name="T3"><text:line-break/><text:line-break/></text:span>我很想知道的是，如果真有解放的那一天，共產黨是不是一樣要讓這樣一些人再度由綠轉紅，繼續掌權、繼續吃香喝辣？<text:span text:style-name="T3"><text:line-break/><text:line-break/></text:span>至於上述那位名嘴作家到底是誰，我的文章標題已經公布答案。我在家中儲藏室找到他寫的七本書。在我看來，這些書與垃圾無異，畢竟文字的價值在於人，而非在於表面文字本身。但是，垃圾還是能賣點錢。我會統一收集各種要賣的東西之後，一一賣掉。</text:p>
      <text:p text:style-name="P6"><text:span text:style-name="T4">許世勤</text:span><text:s/>  |  2021.09.09 09:14   |   <text:a xlink:type="simple" xlink:href="http://palinfo.habago.org/Entry?Command=Information_PrintForum#FORUM40975"><text:span text:style-name="T7">#</text:span></text:a></text:p>
      <text:p text:style-name="P8">我上班通勤的過程，習慣聽英語廣播，剛好聽到兩段內容。<text:span text:style-name="T3"><text:line-break/><text:line-break/></text:span>第一段內容是關於加拿大有計畫性地消滅原住民，提到帝國主義者的作法。<text:span text:style-name="T3"><text:line-break/></text:span>他們的「基本」作法，不外乎就是設立學校，「教育」印地安原住民，<text:span text:style-name="T3"><text:line-break/></text:span>他們自身的文化是「落後的、可恥的」，以至於後來白人的眼中印地安原住民與牲畜沒有兩樣，<text:span text:style-name="T3"><text:line-break/></text:span>而印地安人的後代也「自然」覺得自己的血統不如白人。<text:span text:style-name="T3"><text:line-break/><text:line-break/></text:span>第二段內容提到非洲文學之父<text:span text:style-name="T3">Chinua Achebe</text:span>，<text:span text:style-name="T3"><text:line-break/></text:span>著有一部知名的作品「分崩離析<text:span text:style-name="T3"><text:s/>(Things Fall Apart)</text:span>」<text:span text:style-name="T3"><text:line-break/></text:span>他曾提到他開始寫作的緣由。<text:span text:style-name="T3"><text:line-break/></text:span>他說一直以來，非洲黑人的形象，總是被塑造成愚蠢的、可笑的、盲目的。<text:span text:style-name="T3"><text:line-break/></text:span>這並不是非洲黑人真正的形象，而是人為刻意塑造的一種刻板印象，<text:span text:style-name="T3"><text:line-break/></text:span>他要透過寫作來反抗這種形象的塑造。<text:span text:style-name="T3"><text:line-break/><text:line-break/></text:span>如果娘泡文化這麼好，怎麼歐美各國不在自家多多推廣？<text:span text:style-name="T3"><text:line-break/></text:span>歐美影視歌星中，強壯、優雅、豪邁是基本的形象設定，<text:span text:style-name="T3"><text:line-break/></text:span>甚至是「暴力」都是流行元素的一環。<text:span text:style-name="T3"><text:line-break/><text:line-break/></text:span>我本身過去曾參與學校散打隊的創立，但是格鬥運動在台灣畢竟是小眾。<text:span text:style-name="T3"><text:line-break/></text:span>在推廣的過程中，西方白人留學生對於加入格鬥訓練非常踴躍，<text:span text:style-name="T3"><text:line-break/></text:span>比之台灣的年輕人，他們更願意上擂台格鬥，尚武的風氣對他們來講只是生活日常。<text:span text:style-name="T3"><text:line-break/><text:line-break/></text:span>當然不是說大家都得在擂台上拚個你死我活，而是說西方文化中，「娘泡」從來不是主流元素。<text:span text:style-name="T3"><text:line-break/></text:span>何況我在格鬥訓練的過程中，發現其實東方人的拳頭並不比西方人差，<text:span text:style-name="T3"><text:line-break/></text:span>科學化的訓練模式、觀念、營養補充才是造成落差的原因。<text:span text:style-name="T3"><text:line-break/><text:line-break/></text:span>最近聽說中國大陸為了鼓勵全民運動，積極提倡一日運動至少二十分鐘，<text:span text:style-name="T3"><text:line-break/></text:span>每周至少三天，因此運動相關產業的股價都上漲了，但我覺得這很好。</text:p>
      <text:p text:style-name="P6"><text:span text:style-name="T4">陳真</text:span><text:s/>  |  2021.09.09 02:13   |   <text:a xlink:type="simple" xlink:href="http://palinfo.habago.org/Entry?Command=Information_PrintForum#FORUM40974"><text:span text:style-name="T7">#</text:span></text:a></text:p>
      <text:p text:style-name="P9"><text:span text:style-name="T3">(</text:span>娘炮續七<text:span text:style-name="T3">)<text:line-break/><text:line-break/></text:span>這裏也有一段類似的視頻：<text:span text:style-name="T3"><text:line-break/><text:line-break/></text:span><text:a xlink:type="simple" xlink:href="https://www.youtube.com/watch?v=FRWPAhgQZx0"><text:span text:style-name="T9">https://www.youtube.com/watch?v=FRWPAhgQZx0</text:span></text:a><text:span text:style-name="T3"><text:line-break/><text:line-break/></text:span>我想陳述的重點並非某種文化現象的好或不好，而是某種文化現象之所以大行其道並非偶然，更非自主選擇，而是因為某種政治需要，出於某種文化戰略所刻意型塑。<text:span text:style-name="T3"><text:line-break/><text:line-break/></text:span>美國<text:span text:style-name="T3">CIA</text:span>之於日、韓的娘炮文化不是單一事件，而是長期以來對於許多國家的全面政治操作，例如西方一百多年來總是把華人塑造成猥瑣呆滯尖嘴猴鰓的刻板形象。你在歷史上可以找到無數的史料與證據，但它終究還不是<text:span text:style-name="T3"><text:s/>"</text:span>歷史<text:span text:style-name="T3">"</text:span>，意思是說它從未成為過去，只是塑造的方式與內容有所不同。<text:span text:style-name="T3"><text:line-break/><text:line-break/></text:span>它不但從未成為過去，而且變本加厲，由皮到骨，由外到內，重新改造。過去只是建構外在形象，現在則是餵食殖民文化飼料，由內改造文化基因，型塑特定認同。<text:span text:style-name="T3"><text:line-break/><text:line-break/></text:span>你用肚臍想也知道，如果你掌握他國的文化與教育大權，你會怎麼改造對方或改造你的敵人的下一代？你會希望敵人或奴才的後代剛柔並濟，威武不屈，思想宏遠，氣宇非凡嗎？還是想方設法把他給弱雞化，腦殘化，或是弄得陰陽怪氣？一個個打造成沒啥出息窩窩囊囊的小表哥小表妹？每天只關心爆奶正妹，或滿口什麼小鮮肉，或是誰爆紅了、爆夯了，誰好好笑好誇張哦、誰出了什麼洋相等等等，整天只關心各種毫無意義的市井八卦，關心一些低能到爆的雞毛蒜皮事。<text:span text:style-name="T3"><text:line-break/><text:line-break/></text:span>我經常發現，比方說護士，每天就是歡樂地浸泡在這類腦殘新聞中，非常愉悅滿足。但是她們並非真的<text:span text:style-name="T3"><text:s/>"</text:span>去政治化<text:span text:style-name="T3">"</text:span>，並非只關心八卦娛樂。恰恰相反，她們的政治意向與態度通常十分主流且強烈，仇中反華幾乎是必然的，而且往往特別熱愛比方說什麼屎袋力量或雞雞黨這類所謂年輕人的黨。<text:span text:style-name="T3"><text:line-break/><text:line-break/></text:span>這一切當然不是偶然，更不是什麼自主選擇，而是文化型塑與思想操弄的必然後果。<text:span text:style-name="T3"><text:line-break/><text:line-break/></text:span>今天，我若全盤掌控美國媒體，我也一定要讓他們的下一代每天收看不斷重覆的爆奶爆紅爆夯的無聊低級八卦新聞，讓他們的身心靈每天就浸泡在一些低能無聊的市井八卦趣味中，完全不讓他們知道世界真實狀況，並且讓他們仇視輕視自己的血統，視自己的同胞為敵，說自己同文同種的同胞是<text:span text:style-name="T3"><text:s/>"</text:span>賤畜<text:span text:style-name="T3">"</text:span>，最好是像最近一位綠色人渣那樣，自己罵自己的血統<text:span text:style-name="T3"><text:s/>"</text:span>幹你娘、去吃屎<text:span text:style-name="T3">"</text:span>，對自己的西方人血液成份感到自卑、厭惡與痛恨，並且崇拜聰慧威武氣質高尚的中國人。<text:span text:style-name="T3"><text:line-break/><text:line-break/></text:span>這就是西方人百年來一直在幹的事。所謂民主自由，恰恰就是西方世界過去一百多年來最大最醜陋最血腥的謊言；對於非西方國家，從教育到媒體，從經濟到政治，控制得滴水不漏，才是基本事實真相。人們就像史賓諾莎被拋向空中的那顆石頭，以為自己根據一己自由意志正在自由飛翔。<text:span text:style-name="T3"><text:line-break/><text:line-break/></text:span>我從來沒有關於自由的幻覺，我並不追求虛幻的自由。或者說，我反對的不是控制，而是反對基於不良動機的思想控制與文化型塑。<text:span text:style-name="T3"><text:line-break/><text:line-break/></text:span>最近又複習了陳凱歌的<text:span text:style-name="T3"><text:s/>"</text:span>霸王別姬<text:span text:style-name="T3">"</text:span>，對於文革時期諸多反人性反理性的作為與政治鬥爭感到很可怕，但是建立一定的文化自覺總是對的。西方社會對於中國文化向來視為洪水猛獸那般提防、詆譭與攻擊，我們自己難道要傻到完全不設防？然後自欺欺人說這是一種自由。<text:span text:style-name="T3"><text:line-break/><text:line-break/></text:span>請問哪個西方國家願意讓他人<text:span text:style-name="T3"><text:s/>"</text:span>自由<text:span text:style-name="T3">" </text:span>地掌握本國的教育與媒體及各種文化事業？恰恰相反，西方主流媒體始終牢牢掌控在特定幾個家族手裏，藉以控制整個政治，為一切對外侵略與對內控制提供思想服務與文化操作，進行宣傳戰。<text:span text:style-name="T3"><text:line-break/><text:line-break/></text:span>我以前不懂這些，若有人跟我這樣說，我恐怕也不會相信，但我二十幾年前來到英國後很快就懂了，原來所謂媒體，包括後來才有的臉書與谷歌等等，基本上就只是一種情治單位的政治工具。<text:span text:style-name="T3"><text:line-break/><text:line-break/></text:span>主流媒體甚至會自我揭露某種事實上已經對整個權力結構無害的所謂弊端或真相，讓你誤以為它仍具有一定的理想性。事實上，那只是一種抓大放小、小罵大捧的障眼法，整個權力結構之惡性程度，遠遠超過那些表面上所揭露的。</text:p>
      <text:p text:style-name="P6"><text:span text:style-name="T4">馨尹</text:span><text:s/>  |  2021.09.08 12:17   |   <text:a xlink:type="simple" xlink:href="http://palinfo.habago.org/Entry?Command=Information_PrintForum#FORUM40973"><text:span text:style-name="T7">#</text:span></text:a></text:p>
      <text:p text:style-name="P10"><text:span text:style-name="T4">影片將娘泡文化的來歷及影響說得很清楚。</text:span><text:span text:style-name="T3"><text:line-break/><text:line-break/></text:span><text:span text:style-name="T4">中国重拳出</text:span>击打击娘炮文化、小鲜肉文化竟然是美国阉割日本民族精神的工具韩国将其发扬光大<text:span text:style-name="T3"><text:line-break/></text:span><text:a xlink:type="simple" xlink:href="https://youtu.be/DJiW90MuADg"><text:span text:style-name="T9">https://youtu.be/DJiW90MuADg</text:span></text:a></text:p>
      <text:p text:style-name="P6"><text:span text:style-name="T4">陳真</text:span><text:s/>  |  2021.09.08 10:59   |   <text:a xlink:type="simple" xlink:href="http://palinfo.habago.org/Entry?Command=Information_PrintForum&amp;iPage=1#FORUM40972"><text:span text:style-name="T1">#</text:span></text:a></text:p>
      <text:p text:style-name="P7"><text:span text:style-name="T4">許多時候真不知道台灣人睥睨大陸、宇宙第一的自信到底從哪來。</text:span><text:s/><text:line-break/><text:line-break/><text:span text:style-name="T4">你很難想像這樣一些人敢於挑戰權勢查緝不法：</text:span><text:s/><text:line-break/><text:line-break/><text:a xlink:type="simple" xlink:href="https://www.youtube.com/watch?v=M0MgkSaz03Q&amp;;t=6s"><text:span text:style-name="T8">https://www.youtube.com/watch?v=M0MgkSaz03Q&amp;;t=6s</text:span></text:a></text:p>
      <text:p text:style-name="P6"><text:span text:style-name="T4">馨尹</text:span><text:s/>  |  2021.09.08 08:35   |   <text:a xlink:type="simple" xlink:href="http://palinfo.habago.org/Entry?Command=Information_PrintForum&amp;iPage=1#FORUM40971"><text:span text:style-name="T1">#</text:span></text:a></text:p>
      <text:p text:style-name="P5"><text:span text:style-name="T4">下面兩個徵兵影片，很有文化底蘊，好看超燃淚目。</text:span><text:s/><text:line-break/><text:line-break/><text:span text:style-name="T10">陕西征兵宣传片《陕西娃，当兵咧！</text:span><text:s/><text:line-break/><text:a xlink:type="simple" xlink:href="https://youtu.be/XDXeR176HtQ"><text:span text:style-name="T8">https://youtu.be/XDXeR176HtQ</text:span></text:a><text:s/><text:line-break/><text:line-break/><text:span text:style-name="T4">高原战士征兵宣</text:span><text:span text:style-name="T10">传片《我是谁》</text:span><text:s/><text:line-break/><text:a xlink:type="simple" xlink:href="https://youtu.be/SWiDWOgMjVU"><text:span text:style-name="T8">https://youtu.be/SWiDWOgMjVU</text:span></text:a><text:s/></text:p>
      <text:p text:style-name="P6"><text:span text:style-name="T4">鄭豐遠</text:span><text:s/>  |  2021.09.08 07:57   |   <text:a xlink:type="simple" xlink:href="http://palinfo.habago.org/Entry?Command=Information_PrintForum&amp;iPage=1#FORUM40970"><text:span text:style-name="T1">#</text:span></text:a></text:p>
      <text:p text:style-name="P9">我輩請長纓的原曲叫作《从<text:span text:style-name="T10">军行》，完整版在這裡</text:span><text:span text:style-name="T3">: </text:span><text:a xlink:type="simple" xlink:href="https://youtu.be/kZYpkEAGh74"><text:span text:style-name="T9">https://youtu.be/kZYpkEAGh74</text:span></text:a><text:span text:style-name="T3"><text:s/><text:line-break/><text:line-break/></text:span>講點題外話，我和鈺錠說這首曲子是小調五聲音階，也就是以中國傳統的音樂調式<text:span text:style-name="T3">"</text:span>宮商角徵羽<text:span text:style-name="T3">"</text:span>創作的，並不是西方常用的七聲音階調式，她才和我說現在有所謂新國風潮流，也就是新一代的中國文學或音樂。<text:span text:style-name="T3"><text:s/><text:line-break/><text:line-break/></text:span>作為一個出生在台灣的中國人，看到現在的中國，許多時候無法表達內心的激動，有種此生無憾的感覺，可惜知音不多。</text:p>
      <text:p text:style-name="P6"><text:span text:style-name="T4">鄭豐遠</text:span><text:s/>  |  2021.09.08 05:52   |   <text:a xlink:type="simple" xlink:href="http://palinfo.habago.org/Entry?Command=Information_PrintForum&amp;iPage=1#FORUM40969"><text:span text:style-name="T1">#</text:span></text:a></text:p>
      <text:p text:style-name="P8">陳真貼的那個影片《我輩請長纓》<text:span text:style-name="T3">(</text:span><text:a xlink:type="simple" xlink:href="https://youtu.be/MGVxHmxEf9E"><text:span text:style-name="T9">https://youtu.be/MGVxHmxEf9E</text:span></text:a><text:span text:style-name="T3">) </text:span>我們也看過，真的很好看很好聽。<text:span text:style-name="T3"><text:s/><text:line-break/><text:line-break/></text:span>我一直對軍人有著好感，但台灣的生活經驗曾讓我對軍人和軍隊不再尊敬，直到我認識了大陸的解放軍，才重拾了對軍人的崇敬與仰慕。中國解放軍這群人，就是不折不扣的英雄<text:span text:style-name="T3">; </text:span>所謂保家衛國，愛民愛土，犧牲奉獻，所謂陽剛、正直、勇敢、無私，正是解放軍讓這些字眼有了意義。<text:span text:style-name="T3"><text:s/><text:line-break/><text:line-break/></text:span>我們現在看到中國解放軍，就像小迷弟小迷妹看到偶像那樣，會露出崇拜的眼神。我知道大陸很多同胞也和我一樣，對中國的軍警消有著完全的信任和崇敬。這些人所到之處，往往人群搶著送吃送穿，<text:span text:style-name="T3">"</text:span>強迫<text:span text:style-name="T3">"</text:span>他們收下各種心意。很多女生更是夢想嫁給軍人，可見其地位之高，形象之佳到了什麼地步，這是一般台灣人無法想像的。<text:span text:style-name="T3"><text:s/><text:line-break/><text:line-break/></text:span>所謂崇拜，並不是無腦為之，因為這些人對外讓敵人止步，對內救人民於水火<text:span text:style-name="T3">; </text:span>除了英雄，沒有更好的字眼可以定義他們。<text:span text:style-name="T3"><text:s/><text:line-break/><text:line-break/></text:span>題外話<text:span text:style-name="T3">: </text:span>即便把看待事物的眼光極度淺薄化、外表化，以庸俗的方式來看待所謂軍人形象，中國解放軍的各種<text:span text:style-name="T3">"</text:span>顏值<text:span text:style-name="T3">"</text:span>仍然是世界第一名，比如說閱兵，我們這幾年經常喜歡看各種閱兵，中國軍人的形象真的是太棒了，不論男兵女兵，充滿了陽剛英氣。所謂偶像就該是這樣。<text:span text:style-name="T3"><text:s/><text:line-break/><text:line-break/></text:span>政治有所謂高政治和低政治，高政治就是軍事鬥爭，低政治才是我們說的經濟、文化、話語權各方面的較量。國際博奕必定是先有高政治才有低政治，如果架起幾門大砲就能敲開你的大門，像兩百年前外國對待中國那樣，那麼，管你幾千年的偉大文明積澱，管你多高的商業文化藝術素養，全都沒有任何意義。我和多數人一樣對戰爭沒有好感，但現實是沒有強大的軍事力量，國家不可能存在。而軍力的培養和執行，必需有陽剛的意志在背後支持。<text:span text:style-name="T3"><text:s/><text:line-break/><text:line-break/></text:span>最近有所謂<text:span text:style-name="T3">"</text:span>白左<text:span text:style-name="T3">"</text:span>一詞，形容西方發達國家裡一種刻意形塑的人格特質，有點類似六零年代的嘻皮，反戰反軍隊反軍人，鄙視鬥爭進取，凡事都要愛與和平，整天忙著愛護動物愛地球，能吃個素更好，臉上嘛則永遠掛著自顧天真的燦爛笑容。我攀岩已經十幾年，這個圈子大多是這類人，他們也許表面無害，但我是儘量避免有這類人有深入交往。<text:span text:style-name="T3"><text:s/><text:line-break/><text:line-break/></text:span>你可以看見那隻看不見的手，對這個世界有著強大的精神控制能力，不管你是處在弱肉強食鏈條的哪一端，都能讓你從內到外服服貼貼，而不會對現狀有所疑惑或不滿。東方有娘砲，西方有白左，其共同點是弱智化，自我限縮化，放棄思考，拒絕正視許多基本事實，進而對人該有的一點基本血性進行自我閹割。</text:p>
      <text:p text:style-name="P6"><text:span text:style-name="T4">吳聲志</text:span><text:s/>  |  2021.09.07 20:51   |   <text:a xlink:type="simple" xlink:href="http://palinfo.habago.org/Entry?Command=Information_PrintForum&amp;iPage=1#FORUM40968"><text:span text:style-name="T1">#</text:span></text:a></text:p>
      <text:p text:style-name="P9">殖民者通常都是不甘心退出的，所以會千分百計製造矛盾，像巴勒斯坦、印巴衝突、斯里蘭卡內戰，台灣如果不想步斯里蘭卡的後塵（內戰），就照我的方法去做，那就是請美國叫民進黨收拾深綠（請殖民者自己解決，解鈴還須繫鈴人）以綠破綠、長治久安。<text:span text:style-name="T3"><text:s/><text:line-break/><text:line-break/></text:span>斯里蘭卡問題可以參考百年恐怖檔案一書第<text:span text:style-name="T3">8</text:span>章！</text:p>
      <text:p text:style-name="P6"><text:span text:style-name="T4">蔡亦</text:span><text:span text:style-name="T10">鸣</text:span><text:s/>  |  2021.09.07 20:43   |   <text:a xlink:type="simple" xlink:href="http://palinfo.habago.org/Entry?Command=Information_PrintForum&amp;iPage=1#FORUM40967"><text:span text:style-name="T1">#</text:span></text:a></text:p>
      <text:p text:style-name="P8">插个<text:span text:style-name="T10">话，其实秉叡在</text:span><text:span text:style-name="T3">18</text:span>年<text:span text:style-name="T3">9</text:span>月时就在巴勒网留言板介<text:span text:style-name="T10">绍了</text:span><text:span text:style-name="T3">David Wan </text:span>的那篇媒体去雄化文章。</text:p>
      <text:p text:style-name="P6"><text:span text:style-name="T4">陳真</text:span><text:s/>  |  2021.09.07 18:49   |   <text:a xlink:type="simple" xlink:href="http://palinfo.habago.org/Entry?Command=Information_PrintForum&amp;iPage=1#FORUM40966"><text:span text:style-name="T1">#</text:span></text:a></text:p>
      <text:p text:style-name="P9"><text:span text:style-name="T3">(</text:span>續六<text:span text:style-name="T3">) <text:line-break/><text:line-break/></text:span>我指的娘炮不是一種外表或外在言行，而是個性。許多女性，外在柔弱，內在堅毅剛強，自有定見，不隨俗浮沉。因此，男女都一樣，外表如何不是問題，有問題的是內在個性的馴服與弱化，包括弱智化。<text:span text:style-name="T3"><text:s/><text:line-break/><text:line-break/></text:span>黨外時，寫過許多這方面的文章，那時候沒有娘炮一詞，我給它取個名稱叫小表哥小表妹。<text:span text:style-name="T3"><text:s/><text:line-break/><text:line-break/></text:span>此一問題由來已久。而且，島內不管誰當家，全是故意為之，故意讓年輕一代變得軟綿綿傻乎乎。蔣家時代的手段之一就是救國團之深入校園。<text:span text:style-name="T3"><text:s/><text:line-break/><text:line-break/></text:span>蔣家時期的國民黨，設立所謂救國團，表面上說要救國救民，其實是小表哥小表妹的約會處所，經常辦一些什麼烤肉聯誼、化粧舞會，玩玩白痴小遊戲或帶動唱，小手拉小手，唱唱情歌，圍圈圈、跳跳舞，玩玩肢體接觸的曖昧小遊戲，製造機會，供你眉目傳情，讓你春心蕩漾。<text:span text:style-name="T3"><text:s/><text:line-break/><text:line-break/></text:span>這就是當時的大學生最熱衷的團康活動，謂之自強活動，展現年輕人<text:span text:style-name="T3"><text:s/>"</text:span>自立自強<text:span text:style-name="T3">" </text:span>的<text:span text:style-name="T3"><text:s/>"</text:span>熱情活力<text:span text:style-name="T3">"</text:span>。黨國就是希望你變成那樣一種軟綿綿傻呼呼的小表哥小表妹，對政治無知，對現實無感，卻又忠黨愛國，仇視黨外；凡是批評政府黨國者，便是企圖破壞民主自由的中共同路人。<text:span text:style-name="T3"><text:s/><text:line-break/><text:line-break/></text:span>舉個例，大約是<text:span text:style-name="T3">1987</text:span>或<text:span text:style-name="T3">1988</text:span>年，我們不過十來個黨外人士，準備於<text:span text:style-name="T3">228</text:span>那一天在高雄愛河畔聚集，紀念<text:span text:style-name="T3">228</text:span>。結果呢？國民黨很厲害，馬上也宣佈要在<text:span text:style-name="T3">228</text:span>那一天於愛河畔同一地點舉辦一個展現年輕人<text:span text:style-name="T3"><text:s/>"</text:span>熱情活力<text:span text:style-name="T3">" </text:span>的跨校大型雷射舞會。<text:span text:style-name="T3"><text:s/><text:line-break/><text:line-break/></text:span>當時的年輕人或學生一面倒支持國民黨，你若硬要在同一時間同一地點舉辦<text:span text:style-name="T3"><text:s/>"</text:span>不愛國<text:span text:style-name="T3">" </text:span>的反政府陰謀活動，保證會當場被熱力四射的學生們給當成過街老鼠打。但是，後來我和幾個黨外人士決定要來個硬碰硬，打算去熱力四射的舞會現場直接面對青春洋溢的小表哥小表妹們。<text:span text:style-name="T3"><text:s/><text:line-break/><text:line-break/></text:span>那天下午，情治單位得到消息，鎮暴部隊馬上把整個愛河附近給團團圍住，封鎖面積非常廣，僅次於美麗島事件，非常誇張。<text:span text:style-name="T3"><text:s/><text:line-break/><text:line-break/></text:span>這類故事的重點在於：小表哥小表妹經常就是黨國用來對付異己的鐵桿部隊。不管如何改朝換代，本質不變，只是效忠的黨國顏色由藍轉綠而已，一樣滿口民主自由，一樣軟綿綿傻呼呼，一樣仇視黨國的敵人。<text:span text:style-name="T3"><text:s/><text:line-break/><text:line-break/></text:span>我要說的是：娘炮畢竟不是一種外表，而是一種個性的從眾與馴服，一種心智的集體弱化。這不是偶然，也不是天然，更不是自由意志的選擇，這是人為加工的政治產品，因應某種政治需要，出於某種戰略目的。</text:p>
      <text:p text:style-name="P6"><text:span text:style-name="T4">陳真</text:span><text:s/>  |  2021.09.07 11:25   |   <text:a xlink:type="simple" xlink:href="http://palinfo.habago.org/Entry?Command=Information_PrintForum&amp;iPage=1#FORUM40965"><text:span text:style-name="T1">#</text:span></text:a></text:p>
      <text:p text:style-name="P8"><text:span text:style-name="T3">(</text:span>續五<text:span text:style-name="T3">) <text:line-break/><text:line-break/></text:span>比較一下兩岸的某種感覺：<text:span text:style-name="T3"><text:s/><text:line-break/><text:line-break/></text:span>台灣軍校招生<text:span text:style-name="T3">(</text:span>我真不敢相信我的眼睛<text:span text:style-name="T3">)</text:span>：<text:span text:style-name="T3"><text:s/><text:line-break/><text:line-break/></text:span><text:a xlink:type="simple" xlink:href="https://www.facebook.com/tsaichengyuan/videos/618464675821491/"><text:span text:style-name="T9">https://www.facebook.com/tsaichengyuan/videos/618464675821491/</text:span></text:a><text:span text:style-name="T3"><text:s/><text:line-break/><text:line-break/></text:span><text:a xlink:type="simple" xlink:href="https://www.youtube.com/watch?v=3rHDXxZd_8I"><text:span text:style-name="T9">https://www.youtube.com/watch?v=3rHDXxZd_8I</text:span></text:a><text:span text:style-name="T3"><text:s/><text:line-break/><text:line-break/></text:span>大陸軍校招生：何懼風雨來，我輩請長纓：<text:span text:style-name="T3"><text:s/><text:line-break/><text:line-break/></text:span><text:a xlink:type="simple" xlink:href="https://www.youtube.com/watch?v=MGVxHmxEf9E"><text:span text:style-name="T9">https://www.youtube.com/watch?v=MGVxHmxEf9E</text:span></text:a><text:span text:style-name="T3"><text:s/><text:line-break/><text:line-break/></text:span>上海的這段徵兵廣告我看了很多遍，很動人，歌很好聽。<text:span text:style-name="T3"><text:s/><text:line-break/><text:line-break/></text:span>我覺得，兩岸差異不僅僅是娘不娘的問題，而是一種窩囊感，小表哥小表妹打打鬧鬧情情愛愛很沒出息很媽寶的感覺；痛痛喔，乖乖哦，倫家心裏如何呢，那樣一種感覺。<text:span text:style-name="T3"><text:s/><text:line-break/><text:line-break/></text:span>另一種更大的差異則是文化內涵，這也是住在島內最痛苦的事情之一。台灣社會的表達方式永遠就是那幾個句型，講得出來<text:span text:style-name="T3"><text:s/>"</text:span>我輩請長纓<text:span text:style-name="T3">" </text:span>這種句子嗎？<text:span text:style-name="T3"><text:s/><text:line-break/><text:line-break/></text:span>這大概就是去<text:span text:style-name="T3"><text:s/>"</text:span>中國化<text:span text:style-name="T3">"</text:span>、消滅中華文化的一個後果，其實只是傷了自己，遺害下一代。還好我都會叫小可愛要讀老子道德經，讀論語孟子，讀唐詩宋詞，讀詩經，讀西遊記，經常多想一想一個意思究竟如何被表達的各種微妙的可能性，長大後才不會永遠只懂得講那固定幾個句子。<text:span text:style-name="T3"><text:s/><text:line-break/><text:line-break/></text:span>那些傻傻跟著<text:span text:style-name="T3"><text:s/>"</text:span>去中國化<text:span text:style-name="T3">" </text:span>的人，可能連自己失去什麼都不知道。中文不好學，更不用說浩瀚無涯的中華文化。外國人難以企求的寶藏，而我們垂手可得，卻有人居然傻到說中華文化是毒素。</text:p>
      <text:p text:style-name="P6"><text:span text:style-name="T4">許世勤</text:span><text:s/>  |  2021.09.07 10:45   |   <text:a xlink:type="simple" xlink:href="http://palinfo.habago.org/Entry?Command=Information_PrintForum&amp;iPage=1#FORUM40964"><text:span text:style-name="T1">#</text:span></text:a></text:p>
      <text:p text:style-name="P9">最近老婆同事來家裡作客，我們一起聽了一些很有「年代感」的歌曲，<text:span text:style-name="T3"><text:s/><text:line-break/></text:span>像是「永遠不回頭」「烈火青春」，也聽了一首「你的答案」。<text:span text:style-name="T3"><text:s/><text:line-break/><text:line-break/></text:span>我不喜歡一些無病呻吟、或不知所謂的歌詞。<text:span text:style-name="T3"><text:s/><text:line-break/><text:line-break/></text:span>那些具有「年代感」的老歌，有著青春的奮鬥，或是對人生的深刻體悟，<text:span text:style-name="T3"><text:s/><text:line-break/></text:span>邊聽邊唱，有種「真實感」。<text:span text:style-name="T3"><text:s/><text:line-break/></text:span>再怎麼辛苦，依然在路上。<text:span text:style-name="T3"><text:s/><text:line-break/><text:line-break/></text:span>大學畢業的時候，某位貴賓致詞提到「年輕人要有野心」，要去「追逐理想」。<text:span text:style-name="T3"><text:s/><text:line-break/></text:span>但是後來台灣興起「小確幸」，不然就是龍應台式的空靈人生觀。<text:span text:style-name="T3"><text:s/><text:line-break/></text:span>大家似乎只能羨慕起富二代，對薪資結構的不平等低頭，<text:span text:style-name="T3"><text:s/><text:line-break/></text:span>就像<text:span text:style-name="T3">Trump</text:span>洋洋得意地說：「這個世界本來就不公平！」<text:span text:style-name="T3"><text:s/><text:line-break/></text:span>其實資本結構就是要我們低頭、「認份」。<text:span text:style-name="T3"><text:s/><text:line-break/></text:span>對照我過去得到的指導「我前方沒有路，路出現在我之後」，<text:span text:style-name="T3"><text:s/><text:line-break/></text:span>現在的年輕人普遍只想「躺平」，我能理解那種無力感。<text:span text:style-name="T3"><text:s/><text:line-break/><text:line-break/></text:span>如果「躺平」就是一個普遍的社會風氣，人民普遍不再為理想奮鬥，<text:span text:style-name="T3"><text:s/><text:line-break/></text:span>為那一絲絲看似毫無希望的可能性努力，這就是資本帝國最希望看見的。<text:span text:style-name="T3"><text:s/><text:line-break/><text:line-break/></text:span>沒有什麼比一具失去靈魂的空殼來得容易控制，<text:span text:style-name="T3"><text:s/><text:line-break/></text:span>文化這種「軟實力」，如同金庸筆下的「十香軟筋散」，<text:span text:style-name="T3"><text:s/><text:line-break/></text:span>不是要你命，就要你無從抵抗。<text:span text:style-name="T3"><text:s/></text:span></text:p>
      <text:p text:style-name="P6"><text:span text:style-name="T4">許世勤</text:span><text:s/>  |  2021.09.07 09:30   |   <text:a xlink:type="simple" xlink:href="http://palinfo.habago.org/Entry?Command=Information_PrintForum&amp;iPage=1#FORUM40963"><text:span text:style-name="T1">#</text:span></text:a></text:p>
      <text:p text:style-name="P8">記得我小時候，政府曾推出一個以卡通製作的宣導短片，<text:span text:style-name="T3"><text:s/><text:line-break/></text:span>內容是一個小女生受到惡狼的欺負，有一個小男生挺身而出為小女生奮戰，<text:span text:style-name="T3"><text:s/><text:line-break/></text:span>最後小男生成功營救了小女生，卻不幸負傷身亡<text:span text:style-name="T3">... <text:line-break/><text:line-break/></text:span>這個短片當時對我衝擊很大，尤其是在「哥哥爸爸真偉大」的那個年代。<text:span text:style-name="T3"><text:s/><text:line-break/></text:span>包括跆拳道館的教練，都告訴我們「男生就是要有力量，要保護女生」，<text:span text:style-name="T3"><text:s/><text:line-break/></text:span>那個時候台灣社會的風氣其實相當陽剛。<text:span text:style-name="T3"><text:s/><text:line-break/><text:line-break/></text:span>我小時候因為體型瘦弱，這讓我感到相當不服氣，<text:span text:style-name="T3"><text:s/><text:line-break/></text:span>所以在班上都在跟大家比誰的力氣大、誰跑得最快、誰躲避球<text:span text:style-name="T3">K</text:span>得最大力。<text:span text:style-name="T3"><text:s/><text:line-break/><text:line-break/></text:span>陽剛不陽剛，風氣的影響很大。<text:span text:style-name="T3"><text:s/><text:line-break/><text:line-break/></text:span>因為家裡在菜市場一帶討生活，我爸為了讓我體驗「人生」，<text:span text:style-name="T3"><text:s/><text:line-break/></text:span>曾把我跟我弟送去果菜市場當搬運工。<text:span text:style-name="T3"><text:s/><text:line-break/></text:span>同樣是大學生，其他年輕人在談情說愛，我卻是在學習怎麼跟檳榔西施「講幹話」。<text:span text:style-name="T3"><text:s/><text:line-break/></text:span>我在艷陽下，跟一群彪形大漢一同搬貨、嚼檳榔、喝保力達。<text:span text:style-name="T3"><text:s/><text:line-break/></text:span>聽這群大漢聊他們的人生，身上的刺青怎麼來的，還有打架怎麼站穩腳跟的「經驗談」。<text:span text:style-name="T3"><text:s/><text:line-break/><text:line-break/></text:span>不過那時候日本的「傑尼斯」系「美男子」當道，<text:span text:style-name="T3"><text:s/><text:line-break/></text:span>我們那個環境的人，如果你還年輕，女孩子只會嫌棄你的汗臭。<text:span text:style-name="T3"><text:s/><text:line-break/></text:span>「以貌取人」只是基本，作為「低端人口」會讓你更深刻的體會到什麼是階級差異。<text:span text:style-name="T3"><text:s/><text:line-break/></text:span>陽剛<text:span text:style-name="T3">=</text:span>低端魯蛇，陰柔<text:span text:style-name="T3">=</text:span>人生勝利組，這樣的方程式早已深入人心。<text:span text:style-name="T3"><text:s/><text:line-break/><text:line-break/></text:span>前陣子我家附近有流氓率眾砸店，警方獲報趕往現場的時候，<text:span text:style-name="T3"><text:s/><text:line-break/></text:span>我看著一群小流氓四處作鳥獸散，看起來就像「飼料雞」逃跑的模樣。<text:span text:style-name="T3"><text:s/><text:line-break/></text:span>連流氓都養成了飼料雞，軍隊就更不用說，年輕人連「革命」都還要立法院開冷氣。<text:span text:style-name="T3"><text:s/><text:line-break/><text:line-break/></text:span>大陸著手整治「娘泡」文化、重整風氣，我覺得很好。<text:span text:style-name="T3"><text:s/></text:span></text:p>
      <text:p text:style-name="P6"><text:span text:style-name="T4">張萬康</text:span><text:s/>  |  2021.09.07 07:08   |   <text:a xlink:type="simple" xlink:href="http://palinfo.habago.org/Entry?Command=Information_PrintForum&amp;iPage=1#FORUM40962"><text:span text:style-name="T1">#</text:span></text:a></text:p>
      <text:p text:style-name="P9">陰柔粉面的男藝人，若三觀不正，對中國女粉影響巨大，愛國意識和團結意識都會被蠶食而鬆動，甚至是給鯨吞丕變。<text:span text:style-name="T3"><text:s/><text:line-break/><text:line-break/></text:span>我有個北京女網友，年近四十的人妻，三觀很正，曾教導我社會主義核心思想，她對美國的各種陰謀也很清楚，對日本極右派也嗤之以鼻，對港台法西斯也一看就明白（不像其他大陸網友，有時送出一張台灣網路的圖文給我，問我台灣的仇恨言論真的這麼離譜嗎？）。然而只因她是張哲瀚的粉絲，前陣子天天睡不好，走不出來，傷心欲絕。她那陣子喜歡閱讀的網路文章，內容幾乎都是分析張哲瀚有多冤、為張抱不平之種種。這些張的鐵粉都認為這個國家瘋了，居然去整他。這些粉絲日夜不寧睡不好的一大堆。<text:span text:style-name="T3"><text:s/><text:line-break/><text:line-break/></text:span>連我這位朋友都這樣暈了，其他三觀不夠正的年輕人會怎麼想？還會愛國嗎？他們認為自己被國家拋棄了。他們對國家人民還有多少團結的心情？<text:span text:style-name="T3"><text:s/><text:line-break/><text:line-break/></text:span>我這裡所指愛國、團結的重要性，指的是中國如果沒做錯或只是犯了小錯但被拿放大鏡檢視，卻仍有人雙標，和惡意中傷自己國家，這樣的中國人民不糟糕嗎？網路上有些這種人也不怕被講是二鬼子，他們認為自己身為中國人是不幸的事。所謂愛國或團結，反過來說，中國政府如果沒做好啥，或人民網友有啥不良風氣，就要指出來。一個社會的中道人士能占大多數，這個社會、國家才有救。這段很心靈雞湯沒錯。<text:span text:style-name="T3"><text:s/><text:line-break/><text:line-break/></text:span>很多大陸的自由派、公知、恨國黨，腦子搞不清狀況，他們愛說大陸給人民限制性很大，反對大陸的集體主義。他們想像不出西方的五眼聯盟更可怕。他們喜歡給一些自認叛逆的文青洗腦，十分之煽動。<text:span text:style-name="T3"><text:s/><text:line-break/><text:line-break/></text:span>我這幾年在大陸網站的第一要務就是把三觀偏差又自認正義善良的大陸恨國黨青年的腦子給轉正。我不敢說我事事都判斷正確，但不會站隊跟風。很多人說你過慮了，年輕人大多比中年人還愛國啊，但我始終認為星星之火可以燎原。這些恨國黨的技倆很多的，他們會滲透到各種社會議題，若有青年自殺，他們就來勁了，第一時間殺入網海，散播謠言或誇大其事。他們想講的是這個國家的一切爛透了，但大多網友看不出來，被他們帶風向，啊！校方怎可如此！肯定有不可告人之密！到處鬧。有時有幸事件真相反轉，有時先講的先贏，有澄清文章出來後也功效有限。有時不禁懷疑某些讀書人到底拿了<text:span text:style-name="T3">CIA</text:span>多少資助，或是靠恨國來圈粉而取得了多少好處？很多邪門的大<text:span text:style-name="T3">V</text:span>可是有不少粉絲的；毒素之強，文字中常發獰笑，或是陰陽怪氣在噴什麼戳什麼。<text:span text:style-name="T3"><text:s/><text:line-break/><text:line-break/></text:span>張哲瀚的事情，我認為中國政府前幾年就該注意他和某些錯亂的現象了。如果早點給予警告或許也不必下這麼重的裁決。大陸在很多方面真的是太過自由，太過縱容太無所謂。等孟晚舟被捕後也沒立刻清醒，這半年多來才大徹大悟美國及其大小鷹犬千真萬確是對中國磨刀霍霍。西方醜化中國和俄國的各路新聞鋪天蓋地，這兩三年來產量倍增，這絕非大陸同胞能想像的。美方為何這樣積極策動醜化中國？鋪設的是全球民意基礎，好跟中國幹上一架。中方被迫必須抓好中國民心，不更團結點不行了。中國政府不能跟百姓解釋：「這是在做萬一打起來的準備。」因為大多百姓真不知道國外的卑鄙，跟他們講了也不信的。那萬一信了可能在網路上嘩然喧鬧，這也不好控制。真不能也不必對人民解釋太深。需要的政府和人民能彼此信任。<text:span text:style-name="T3"><text:s/><text:line-break/><text:line-break/></text:span>我對大陸朋友們常講，以球隊打比方，我們常講某支球隊狀態很好，中國政府目前也是如此，狀態很好，元氣夠，有精氣神。對國內外很多事情的因應，當局雖然老要招架天天不省心但仍做得不賴，美方相對比較著急（但講真中方也是一個頭兩個大）。所以我覺當局目前的一些政策，如果真做過了頭就給予建議或批評，不然的話寧信任政府。因為它真的看到了什麼，看到了嚴峻的挑戰。但當局絕對會避免美國的引誘，這支球隊狀態很好，防守上做得不錯，犯錯率很低，定力很夠（<text:span text:style-name="T3">2019</text:span>香港反送中，習居然定得住，平靜處理，我看五眼聯盟的元首和特工們驚到下巴都歪了）。<text:span text:style-name="T3"><text:s/><text:line-break/><text:line-break/></text:span>「娘炮」這字眼我平時會用，但近日討論的事件中我比較不採用。所以我用「陰柔粉面」。我有一臉書帳號用的暱稱叫張萬孃，這個孃就有娘炮的意思，自嘲囉唆，也表示友愛同志或性別取向較特殊的人（我叫張萬孃之際，台灣還沒發起同婚運動）。娘炮很可愛，我想還辦不到、裝不像，我國一時班上有個同學人稱趙逼，他姓趙，台語俗稱「查某體」，女人模樣的意思。他人緣很好，當時全班都男生，喊他趙逼時他很樂。班上沒人欺負他。<text:span text:style-name="T3"><text:s/><text:line-break/><text:line-break/></text:span>其實「陰柔粉面」也很難形容我要講的那種感覺。真的，大陸新一代男藝人太多這種型的了，挺可怕的。這些人像是靈魂被掏空似的。我大學讀美術系，班上也很多同志，總之在兩岸文藝圈、演藝圈、設計圈裡，同志並非弱勢，甚至還是超強勢，至少大家都很平等。同志跟一般正常人一樣，不可怕（若可怕也跟同志身份無關而是涉及人性），就像歌手周深很可愛，歌聲像女性且動聽，但「陰柔粉面」我看了有點不適應，一群假人。他們還融合了小清新、時尚、暖男呢，那德行讓偏遠或鄉下地區、正在做扶貧攻堅的人們怎麼想？（我這句有點偏機啊不一定說得對）又，大陸綜藝有一種一堆油膩男人在說笑的節目，看了很噁，其中好像也有這種「陰柔粉面」男孩，但無論是不是這型的都很噁。有個票房很高的導演叫陳思誠，一看就是骯髒跋扈輕狂之人，臉上氣質並非善類。這些是我的感受，但政策上要不要對這些風氣現象做什麼？如何做？我不予置評。<text:span text:style-name="T3"><text:s/><text:line-break/><text:line-break/></text:span>我那朋友對我解釋張哲翰：「他只是大大咧咧！」我不敢答覆什麼，怕刺激她情緒，看她這樣悲憤有點叫我訝異也不忍心，只能送出希望她保重的話語。<text:span text:style-name="T3"><text:s/><text:line-break/><text:line-break/></text:span>可我心想，大大咧咧可以這樣用的嗎？大大咧咧是挺可愛的字眼不是嗎？類似大而化之，尤其講北方某些女生的時候很適合，甚至有大氣的讚美意思在，有時也有哭笑不得而難以用正負面去定義的意思。張哲翰拍了啥、在哪拍、跟誰拍姑且不管，光看他照片上頭的文字，自稱「老夫」云云就很煩人且低級了。觀眾們的審美（感受）能力是不是有問題？這年頭連大大咧咧都蒙塵了，大大咧咧何辜？<text:span text:style-name="T3"><text:s/></text:span></text:p>
      <text:p text:style-name="P6"><text:span text:style-name="T4">陳真</text:span><text:s/>  |  2021.09.07 00:51   |   <text:a xlink:type="simple" xlink:href="http://palinfo.habago.org/Entry?Command=Information_PrintForum&amp;iPage=2#FORUM40960"><text:span text:style-name="T1">#</text:span></text:a></text:p>
      <text:p text:style-name="P9"><text:span text:style-name="T3">(</text:span>續四<text:span text:style-name="T3">) <text:line-break/><text:line-break/></text:span>我並不是在討論娘炮文化的成因，而只是在陳述一個基本事實，亦即<text:span text:style-name="T3">CIA </text:span>長期以來對於東亞有著一套可以找到無數證據的文化戰略<text:span text:style-name="T3">(</text:span>就連我的業餘程度恐怕都足以寫成一本書<text:span text:style-name="T3">)</text:span>，藉著全面且滴水不漏地控制各國的媒體或演藝圈與文化圈，塑造某種主流文化與氛圍及價值取向與審美觀等等等，弱化該國意志，使之有利於殖民。<text:span text:style-name="T3"><text:s/><text:line-break/><text:line-break/></text:span>這不是推論，不是假設，更不是什麼陰謀論，也不是一種觀點，而只是一個明目張膽、鋼鐵般的基本事實。<text:span text:style-name="T3"><text:s/><text:line-break/><text:line-break/></text:span>謝謝成功提供<text:span text:style-name="T3">David Wan</text:span>寫的這篇文章<text:span text:style-name="T3">--</text:span>【<text:span text:style-name="T10">现代全球蒙古系男媒体去雄化现象】，強烈推薦：</text:span><text:span text:style-name="T3"><text:s/><text:line-break/><text:line-break/></text:span><text:a xlink:type="simple" xlink:href="https://bit.ly/3h9Lkgi"><text:span text:style-name="T11">https://bit.ly/3h9Lkgi</text:span></text:a><text:span text:style-name="T2"><text:s/></text:span><text:span text:style-name="T3"><text:line-break/><text:line-break/></text:span>如果你真心想要了解事實，那就好好把上述這篇文章看完。看完之後，你就會相信我所言不虛。不但不虛，而且事實上我所講的一切都還太客氣了，恐怕連描述冰山一角之邪惡程度都還談不上。<text:span text:style-name="T3"><text:s/><text:line-break/><text:line-break/></text:span>不管你對於娘炮流行文化有多少解釋，都不影響我所指出的這個基本事實。而且，所謂文化戰略，娘炮只是其中一個小環節。所謂<text:span text:style-name="T3">You are what you eat. </text:span>你吃了什麼，就會成為什麼。殖民者總是會精心為你製造各種飼料配方，好讓你成為他所希望的那副模樣。<text:span text:style-name="T3"><text:s/><text:line-break/><text:line-break/></text:span>日本、韓國雖是美國所控制，但他們畢竟還擁有一點點聊勝於無的政治主權，就像一種奴才、小跟班，惟老大命令是從。但是台灣則不然，台灣連奴才的地位都談不上，基本上就只是走狗兼提款機，供美國人吸食血汗錢，為其撕咬敵人，最終的命運則是充當攻擊大陸、製造兩岸日後長期動亂的狗肉炸彈。<text:span text:style-name="T3"><text:s/><text:line-break/><text:line-break/></text:span>認識了<text:span text:style-name="T3">CIA</text:span>，基本上也就認識了美國，認識了世界政治的基本運作模式。<text:span text:style-name="T3"><text:s/><text:line-break/><text:line-break/></text:span>美國透過二戰甲級戰犯與黑道及各方貪官污吏與無良財閥，控制日本媒體到了滴水不漏的程度。做為美國殖民地，就連日、韓都尚且如此卑賤，更不用說台灣了。<text:span text:style-name="T3"><text:s/><text:line-break/><text:line-break/></text:span>台灣的媒體一樣幾乎全數掌握在<text:span text:style-name="T3">CIA </text:span>手裏，難道你會以為台灣舉世罕見的無腦媒體只是一種偶然或天然產物？當然不是。那是一種精心製造的文化、思想與輿論操控，藉著二十幾年來完全徹底弱智、空洞與低能的媒體內容<text:span text:style-name="T3">(</text:span>保證全世界找不到更低能更空洞的媒體了<text:span text:style-name="T3">)</text:span>，搭配無日無之的無數謊言與仇中反華造謠抹黑，型塑台灣的下一代，使之腦子完全空洞化、弱智化，做為一種仇中反華的無腦政治工具。<text:span text:style-name="T3"><text:s/><text:line-break/><text:line-break/></text:span>日本八、九成的民眾仇中反華，特別是年輕一代，更是如此。台灣亦然。難道你以為這只是一種偶然？一種天然仇中？當然不是。<text:span text:style-name="T3"><text:s/><text:line-break/><text:line-break/>Baruch de Spinoza </text:span>有句話說，<text:span text:style-name="T3">"</text:span>一顆被拋向空中的石子，如果石頭會思索，它會以為是自己在飛行<text:span text:style-name="T3">"</text:span>。我並不排斥某種形式的個人主義，相反地，我認為它無比重要。正因為它無比重要，因此我們該認清一己思維與言行之由來。所謂自由意志，也許並不如我們想像的那般充沛與獨立。<text:span text:style-name="T3"><text:s/><text:line-break/><text:line-break/></text:span>腦殘人士是我心頭最不可思議的一塊肉，我這一聲聲警鐘乃是為腦殘們而敲響。當我知百說一，尚且對於認知之事難有把握，更何況那些日日夜夜吃著<text:span text:style-name="T3">CIA</text:span>調製的<text:span text:style-name="T3"><text:s/>"</text:span>無腦牌飼料<text:span text:style-name="T3">" </text:span>長大的群眾們。建立關於洗腦的病識感，是走向思想與精神解放的第一步。</text:p>
      <text:p text:style-name="P6"><text:span text:style-name="T4">富康</text:span><text:s/>  |  2021.09.06 23:35   |   <text:a xlink:type="simple" xlink:href="http://palinfo.habago.org/Entry?Command=Information_PrintForum&amp;iPage=2#FORUM40959"><text:span text:style-name="T1">#</text:span></text:a></text:p>
      <text:p text:style-name="P8">我覺得東亞男性變娘這事大家不用太憂心<text:span text:style-name="T3"><text:s/><text:line-break/></text:span>生命會找到出路<text:span text:style-name="T3"><text:s/><text:line-break/><text:line-break/></text:span>蜂巢中如果女王蜂消失<text:span text:style-name="T3"><text:s/><text:line-break/></text:span>又沒有原本預定的女王蜂<text:span text:style-name="T3"><text:s/><text:line-break/></text:span>原來不具生殖能力的工蜂就會有一隻出現生殖能力<text:span text:style-name="T3"><text:s/></text:span>變成女王蜂<text:span text:style-name="T3"><text:s/><text:line-break/><text:line-break/></text:span>有種河魚<text:span text:style-name="T3"><text:s/></text:span>是一夫多妻<text:span text:style-name="T3"><text:s/><text:line-break/></text:span>一群母魚和一條公魚一起生活交配<text:span text:style-name="T3"><text:s/><text:line-break/></text:span>要是公魚消失<text:span text:style-name="T3"><text:s/></text:span>母魚中會自然有一條母魚<text:span text:style-name="T3"><text:s/><text:line-break/></text:span>變性成為公魚<text:span text:style-name="T3"><text:s/><text:line-break/><text:line-break/></text:span>中國歷代都有<text:span text:style-name="T3"><text:s/></text:span>娘泡<text:span text:style-name="T3"><text:s/></text:span>同性戀<text:span text:style-name="T3"><text:s/><text:line-break/></text:span>龍陽之癖<text:span text:style-name="T3"><text:s/></text:span>短袖之癖<text:span text:style-name="T3"><text:s/></text:span>兔兒爺<text:span text:style-name="T3"><text:s/></text:span>明朝流行的男色<text:span text:style-name="T3"><text:s/></text:span>服妖<text:span text:style-name="T3"><text:s/><text:line-break/></text:span>但只要社會變遷<text:span text:style-name="T3"><text:s/></text:span>這種一時的風潮<text:span text:style-name="T3"><text:s/></text:span>就會被吹散<text:span text:style-name="T3"><text:s/><text:line-break/><text:line-break/></text:span>我覺得與其擔心<text:span text:style-name="T3"><text:s/></text:span>乾綱不振<text:span text:style-name="T3"><text:s/></text:span>不如覺得<text:span text:style-name="T3"><text:s/><text:line-break/></text:span>這是經濟起飛<text:span text:style-name="T3"><text:s/></text:span>人權高漲<text:span text:style-name="T3"><text:s/></text:span>人人都能選擇自己要的生活型態<text:span text:style-name="T3"><text:s/></text:span>表達自己覺得的美<text:span text:style-name="T3"><text:s/><text:line-break/></text:span>而不須要所有人硬塞入一個公定的框架<text:span text:style-name="T3"><text:s/><text:line-break/></text:span>覺得<text:span text:style-name="T3"><text:s/></text:span>男人就要這樣<text:span text:style-name="T3"><text:s/></text:span>女人只能這樣</text:p>
      <text:p text:style-name="P6"><text:span text:style-name="T4">富康</text:span><text:s/>  |  2021.09.06 23:23   |   <text:a xlink:type="simple" xlink:href="http://palinfo.habago.org/Entry?Command=Information_PrintForum&amp;iPage=2#FORUM40958"><text:span text:style-name="T1">#</text:span></text:a></text:p>
      <text:p text:style-name="P9">娘泡和蛇精男整形的共同點<text:span text:style-name="T3"><text:s/></text:span>就是削錐子下巴<text:span text:style-name="T3"><text:s/><text:line-break/></text:span>因為男性荷爾蒙濃度越高<text:span text:style-name="T3"><text:s/></text:span>下巴越寬大<text:span text:style-name="T3"><text:s/><text:line-break/></text:span>反之下巴越尖<text:span text:style-name="T3"><text:s/><text:line-break/><text:line-break/></text:span>而食物越精緻<text:span text:style-name="T3"><text:s/></text:span>下巴也會越尖<text:span text:style-name="T3"><text:s/><text:line-break/><text:line-break/></text:span>歐美國家因為已開發很多年<text:span text:style-name="T3"><text:s/></text:span>所以下巴變尖很多年了<text:span text:style-name="T3"><text:s/><text:line-break/><text:line-break/></text:span>但東亞地區開發較晚<text:span text:style-name="T3"><text:s/></text:span>食物在這幾十年才逐漸變細緻柔軟<text:span text:style-name="T3"><text:s/></text:span>所以可以明顯看到<text:span text:style-name="T3"><text:s/></text:span>七八十歲的老男人多半寬下巴<text:span text:style-name="T3"><text:s/></text:span>十幾二十歲的年輕男人多半尖下巴<text:span text:style-name="T3"><text:s/><text:line-break/><text:line-break/></text:span>與其說是美國陰謀讓東亞男變娘泡<text:span text:style-name="T3"><text:s/><text:line-break/></text:span>不如說是美式飲食<text:span text:style-name="T3"><text:s/></text:span>美國引進的餐飲工業<text:span text:style-name="T3"><text:s/><text:line-break/></text:span>讓東亞男下巴變尖變娘<text:span text:style-name="T3"><text:s/><text:line-break/><text:line-break/></text:span><text:a xlink:type="simple" xlink:href="https://tw.appledaily.com/lifestyle/20190722/ZRLWJGYOH5J6VVYOXCY2OGLNW4/"><text:span text:style-name="T9">https://tw.appledaily.com/lifestyle/20190722/ZRLWJGYOH5J6VVYOXCY2OGLNW4/</text:span></text:a></text:p>
      <text:p text:style-name="P6"><text:span text:style-name="T4">富康</text:span><text:s/>  |  2021.09.06 23:07   |   <text:a xlink:type="simple" xlink:href="http://palinfo.habago.org/Entry?Command=Information_PrintForum&amp;iPage=2#FORUM40957"><text:span text:style-name="T1">#</text:span></text:a></text:p>
      <text:p text:style-name="P8">關於東亞男星娘泡化<text:span text:style-name="T3"><text:s/><text:line-break/></text:span>我提出一些和前面不太一樣的觀點<text:span text:style-name="T3"><text:s/><text:line-break/></text:span>先說結論<text:span text:style-name="T3"><text:s/><text:line-break/></text:span>這是一種人類族群潛意識下的自救行為<text:span text:style-name="T3"><text:s/><text:line-break/><text:line-break/></text:span><text:a xlink:type="simple" xlink:href="https://kknews.cc/zh-tw/world/am6j4qv.html"><text:span text:style-name="T9">https://kknews.cc/zh-tw/world/am6j4qv.html</text:span></text:a><text:span text:style-name="T3"><text:s/><text:line-break/></text:span>約翰<text:span text:style-name="T3">·</text:span>卡爾宏（<text:span text:style-name="T3">John B. Calhoun</text:span>）<text:span text:style-name="T3"><text:s/><text:line-break/></text:span>的老鼠天堂實驗<text:span text:style-name="T3"><text:s/></text:span>能解釋娘泡化<text:span text:style-name="T3"><text:s/><text:line-break/><text:line-break/>““</text:span>選擇逃避社會的老鼠成了「宅男」，等大家睡覺後才出來活動吃東西，它們不參與任何活動，包括求偶交配；<text:span text:style-name="T3"><text:s/><text:line-break/><text:line-break/></text:span>而新一代的老鼠呢，由於沒有交配、養育或社會角色的概念，他們將所有的時間用來進食、睡覺和梳理毛髮，被稱為「美麗的人」。<text:span text:style-name="T3">”” <text:line-break/><text:line-break/></text:span>東亞儒家文化區<text:span text:style-name="T3"><text:s/></text:span>人口非常密集<text:span text:style-name="T3"><text:s/></text:span>香港籠民<text:span text:style-name="T3"><text:s/></text:span>台灣無殼蝸牛<text:span text:style-name="T3"><text:s/></text:span>日本太空艙房屋<text:span text:style-name="T3"><text:s/><text:line-break/></text:span>皆因地狹人稠而產生<text:span text:style-name="T3"><text:s/><text:line-break/><text:line-break/></text:span>現代生活有許多壓力<text:span text:style-name="T3"><text:s/><text:line-break/></text:span>住在地域廣闊<text:span text:style-name="T3"><text:s/></text:span>人煙稀少<text:span text:style-name="T3"><text:s/></text:span>打開門就能大聲嘶吼<text:span text:style-name="T3"><text:s/></text:span>能和美國牛仔一樣天天烤牛排吃<text:span text:style-name="T3"><text:s/></text:span>多<text:span text:style-name="T3">Man</text:span>啊<text:span text:style-name="T3"><text:s/><text:line-break/><text:line-break/></text:span>但在東亞國家<text:span text:style-name="T3"><text:s/></text:span>很多人打開窗戶就能看到鄰居家陽台衣服曬幾件<text:span text:style-name="T3"><text:s/></text:span>上下班擠電車<text:span text:style-name="T3"><text:s/></text:span>牛排羊排這些高熱量能補充人體精氨酸的食物也貴<text:span text:style-name="T3"><text:s/><text:line-break/></text:span>真的讓人雄糾糾<text:span text:style-name="T3"><text:s/></text:span>氣昂昂不起來<text:span text:style-name="T3"><text:s/><text:line-break/><text:line-break/></text:span>當男性潛意識發覺<text:span text:style-name="T3"><text:s/></text:span>自己留下後代的機率極低<text:span text:style-name="T3"><text:s/><text:line-break/></text:span>既然不會有後代<text:span text:style-name="T3"><text:s/></text:span>就做自己喜歡做<text:span text:style-name="T3"><text:s/></text:span>又作的起事吧<text:span text:style-name="T3"><text:s/><text:line-break/></text:span>喜歡上網<text:span text:style-name="T3">ACG</text:span>的就當宅男<text:span text:style-name="T3"><text:s/><text:line-break/></text:span>熱愛打扮自己就成娘泡<text:span text:style-name="T3"><text:s/><text:line-break/><text:line-break/></text:span>如果所有男性都不放棄交配<text:span text:style-name="T3"><text:s/></text:span>留下後代的機會<text:span text:style-name="T3"><text:s/><text:line-break/></text:span>男性間為了爭奪性資源會開始軍備競賽<text:span text:style-name="T3"><text:s/><text:line-break/></text:span>最後浪費無數社會資源<text:span text:style-name="T3"><text:s/></text:span>誘發數不盡的犯罪<text:span text:style-name="T3"><text:s/><text:line-break/><text:line-break/><text:line-break/></text:span></text:p>
      <text:p text:style-name="P6"><text:span text:style-name="T4">鄭豐遠</text:span><text:s/>  |  2021.09.06 20:47   |   <text:a xlink:type="simple" xlink:href="http://palinfo.habago.org/Entry?Command=Information_PrintForum&amp;iPage=2#FORUM40956"><text:span text:style-name="T1">#</text:span></text:a></text:p>
      <text:p text:style-name="P9">概念討論和個人無涉，一個人的性向氣質如何在我看都挺好的。我的外貌聲音據說非常不男性化，打電話辦事時經常有人以為我是女的，往往被尊稱鄭小姐。氣質方面也廣受好評，人們都說我很溫和，但其實我覺得我的內心應該比很多人更來得更陽剛一些，至少是更暴躁一些。<text:span text:style-name="T3"><text:s/><text:line-break/><text:line-break/></text:span>所謂娘砲文化，其實根本不需要查什麼資料，這些以及一連串綿密的、針對華人的形象的長達一個多世紀的惡意型塑，一直都是西方文化的老手藝了。洋鬼子嘴裡老愛念叨上帝，其實信的卻是撒旦，熱衷的是獵巫毀滅異教徒那一套。<text:span text:style-name="T3"><text:s/><text:line-break/><text:line-break/></text:span>和多數其他國家不同，新中國的根是陽剛強悍的，否則這國家不可能一出場就在朝鮮戰爭和越戰把美國狠狠教訓一頓<text:span text:style-name="T3"><text:s/>(</text:span>不知道的請自己去查歷史<text:span text:style-name="T3">)</text:span>。美國自新中國誕生起就知道它的厲害，七十年來想方設法就是要毀掉它的陽剛和血性。沒有陽剛之氣的中國人會成什麼樣子，看看我們台灣人就知道了。<text:span text:style-name="T3"><text:s/><text:line-break/><text:line-break/></text:span>至於中央對娛樂圈的整治，打擊的也不僅是風氣，還有其中興風作浪的各種資本，特別是那些與外國勢力勾結的資本，比如阿里，以及與阿里牽涉的那些行止不端、在輿論及金融圈興風作浪，傷害廣大人民群眾利益的人。我知道其中一個是趙薇，另一個叫高曉松，後者我不知道是誰，幾年前看過他的節目大概二十幾秒，馬上決定從此不再關注此人。</text:p>
      <text:p text:style-name="P6"><text:span text:style-name="T4">陳真</text:span><text:s/>  |  2021.09.06 15:19   |   <text:a xlink:type="simple" xlink:href="http://palinfo.habago.org/Entry?Command=Information_PrintForum&amp;iPage=2#FORUM40955"><text:span text:style-name="T1">#</text:span></text:a></text:p>
      <text:p text:style-name="P5"><text:span text:style-name="T4">成功您好，</text:span><text:s/><text:line-break/><text:line-break/><text:span text:style-name="T4">我的</text:span>email: emirchen@gmail.com </text:p>
      <text:p text:style-name="P6"><text:span text:style-name="T4">梁成功</text:span><text:s/>  |  2021.09.06 10:35   |   <text:a xlink:type="simple" xlink:href="http://palinfo.habago.org/Entry?Command=Information_PrintForum&amp;iPage=2#FORUM40953"><text:span text:style-name="T1">#</text:span></text:a></text:p>
      <text:p text:style-name="P11">陈医师，<text:span text:style-name="T3">A hsin</text:span><text:span text:style-name="T4">：</text:span><text:span text:style-name="T3"><text:s/><text:line-break/></text:span>谢谢提点，是我太<text:span text:style-name="T3">“</text:span><text:span text:style-name="T4">单</text:span>纯<text:span text:style-name="T3">”</text:span><text:span text:style-name="T4">了</text:span><text:span text:style-name="T3"><text:s/><text:line-break/></text:span><text:span text:style-name="T4">昨天晚上我一边跟同学聊起这种见解一边在网上查</text:span>资料，可读的华文资料很多都源于乌鸦校尉一篇受官方智库转发的文章，但这篇文章文风实在难以恭维，而且存在基本事实的错误。他建议我去知乎上查一下<text:span text:style-name="T3">“</text:span><text:span text:style-name="T4">东亚去雄化</text:span><text:span text:style-name="T3">”</text:span><text:span text:style-name="T4">的</text:span>问题，我找到了这篇：<text:span text:style-name="T3"><text:s/><text:line-break/></text:span><text:a xlink:type="simple" xlink:href="https://www.zhihu.com/question/267834076/answer/487146369?utm_source=wechat_session&amp;;utm_medium=social&amp;;utm_oi=1231645040247406592&amp;;utm_content=group3_Answer&amp;;utm_campaign=shareopn"><text:span text:style-name="T9">https://www.zhihu.com/question/267834076/answer/487146369?utm_source=wechat_session&amp;;utm_medium=social&amp;;utm_oi=1231645040247406592&amp;;utm_content=group3_Answer&amp;;utm_campaign=shareopn</text:span></text:a><text:span text:style-name="T3"><text:s/><text:line-break/></text:span><text:span text:style-name="T4">我花了接近两个小时</text:span>浏览了一下原文（接近十万字），杰尼斯事务所相关内容在<text:span text:style-name="T3">60%</text:span><text:span text:style-name="T4">左右的地方。</text:span><text:span text:style-name="T3"><text:s/><text:line-break/></text:span><text:span text:style-name="T4">作者的史料引</text:span>证与使用做的十分稳健与翔实，论证严密，对许多技术性细节作了补充（当然，代价是篇幅长，看完的人不会太多），我现在可以接受这样的观点。<text:span text:style-name="T3"><text:s/><text:line-break/><text:line-break/></text:span><text:span text:style-name="T4">我以前的时候在《中国国家地理》上看到过一篇</text:span>讲<text:span text:style-name="T3">19</text:span><text:span text:style-name="T4">世</text:span>纪美国华工的文章，里面有一张太平洋铁路公司的宣传画<text:span text:style-name="T3">“</text:span><text:span text:style-name="T4">我</text:span>们建造铁路，铁路改变美国<text:span text:style-name="T3">”</text:span><text:span text:style-name="T4">，那上面的华工形象非常正面：穿着汗衫，体格壮实，阳光自信。那是我在各种中外画报中看到的最正面的华人形象（可能没有之一）。后</text:span>来就很难看到这样的华人形象了，乃至于政治正确流行的今天。可惜我们自己的文化中，这种形象也并没有受到应有的推崇，看我们古代那些言情小说便可知，短衫汉是难以成为主角的的。<text:span text:style-name="T3"><text:s/><text:line-break/></text:span><text:span text:style-name="T4">那位知乎答主还写了一篇文章，</text:span>关于<text:span text:style-name="T3">“</text:span><text:span text:style-name="T4">东亚人生</text:span>来<text:span text:style-name="T3">IQ</text:span><text:span text:style-name="T4">高</text:span><text:span text:style-name="T3">”</text:span><text:span text:style-name="T4">的迷思，提示了某些我之前压根想都没想过的</text:span>问题：<text:span text:style-name="T3">https://zhuanlan.zhihu.com/p/58806110 <text:line-break/></text:span><text:span text:style-name="T4">我自己既有的知</text:span>识背景则告诉我关于<text:span text:style-name="T3">”</text:span><text:span text:style-name="T4">娘化</text:span>现象<text:span text:style-name="T3">“</text:span><text:span text:style-name="T4">另外的一些东西。中国历史上男性形象雌化的</text:span>现象在不少时代都存在，观世音菩萨就是一个例子，再比如，《荀子<text:span text:style-name="T3">.</text:span><text:span text:style-name="T4">非相篇》中就</text:span>说<text:span text:style-name="T3">“</text:span><text:span text:style-name="T4">今世俗之乱君，</text:span>乡曲之儇子，莫不美丽姚冶，奇衣妇饰，血气态度拟于女子；妇人莫不愿得以为夫，处女莫不愿得以为士，弃其亲家而欲奔之者，比肩并起。<text:span text:style-name="T3">”</text:span><text:span text:style-name="T4">还比如新中国的《女</text:span>驸马》中依然能看到<text:span text:style-name="T3">“</text:span><text:span text:style-name="T4">美男若</text:span>妇<text:span text:style-name="T3">”</text:span>观念的存在。这种雌化现象在不同时期表现出的强度会很不一样，以魏晋与明末为最强，甚至强于当代中国，几乎可以说是主流。这两个时代都是思想解放与国家衰退并行的时代，在之前发生的则是政局黑暗残酷与官方思想影响力的弱化。杰尼斯商业模式在日本演艺界如今地位的确立也同平成战败后年轻人心态的转变有一定的关系。我的猜想是<text:span text:style-name="T3">”</text:span><text:span text:style-name="T4">娘炮文化</text:span><text:span text:style-name="T3">“</text:span><text:span text:style-name="T4">的流行一部分地和东亚女性对婚恋生育的</text:span>传统观念减弱有关，虽然这不会是决定性因素。<text:span text:style-name="T3"><text:s/><text:line-break/><text:line-break/></text:span><text:span text:style-name="T4">从中日历史上</text:span>来看，这种对雌化男性（或者是男童）的偏好经常在统治阶级中出现，并且常常伴随着对弱势者的性剥削（类似于喜多川所做的那样），题外话。<text:span text:style-name="T3"><text:s/><text:line-break/><text:line-break/></text:span><text:span text:style-name="T4">当然，以上提到的这些东亚男性雌化客</text:span>观因素的存在与美国情治机关严密操作的存在并无矛盾，这里仅是作为一种视角上的补充。男性雌化可以是传统的社会意识形态与动员机制衰退的结果，它某种程度上也就可以成为其原因。<text:span text:style-name="T3"><text:s/><text:line-break/>============= <text:line-break/></text:span>陈医师：<text:span text:style-name="T3"><text:s/><text:line-break/></text:span>关于我自己的性别认同我有时会很难受，这几天来我能感觉到自己某种疾病的复发势头与此有关，我准备私下写信给您。信有点长，如果您愿意在百忙之中抽空看完，我会很感激。<text:span text:style-name="T3"><text:s/></text:span></text:p>
      <text:p text:style-name="P6"><text:span text:style-name="T4">陳真</text:span><text:s/>  |  2021.09.05 23:00   |   <text:a xlink:type="simple" xlink:href="http://palinfo.habago.org/Entry?Command=Information_PrintForum&amp;iPage=2#FORUM40952"><text:span text:style-name="T1">#</text:span></text:a></text:p>
      <text:p text:style-name="P8"><text:span text:style-name="T3">(</text:span>再續<text:span text:style-name="T3">) <text:line-break/><text:line-break/></text:span>蔣家年代的舊黨國時期，台籍明星、歌手或演員，個個不是苦情哀怨，就是低能猥瑣，不是三八阿花，便是阿西脫線；唱起歌來，以鄙俗為尚，講起台語，猥瑣低級，怪腔怪調，你幾乎不可能在任何戲劇或演出中看到任何玉樹臨風或高貴優雅的台籍明星角色。<text:span text:style-name="T3"><text:s/><text:line-break/><text:line-break/></text:span>台灣人的基本形象就是那樣：沒文化、土裏土氣、貪心膽小，猥瑣鄙俗、帶點弱智的各種邊緣人物。<text:span text:style-name="T3"><text:s/><text:line-break/><text:line-break/></text:span>至於外省人明星歌星，則一概俊男美女，光鮮亮麗，字正腔圓，明大義，明事理，情感真切，有為有守，懷抱理想。<text:span text:style-name="T3"><text:s/><text:line-break/><text:line-break/></text:span>你總不會說這是一種天然、自主的文化現象吧？！當然不是，這是一個族群殖民另一個族群的文化戰略。我不只用槍炮黑牢來整你，我更能從你的內在根本上摧毀你的整個族群尊嚴，打擊你的自我認同，從根削弱你的反抗能力。<text:span text:style-name="T3"><text:s/><text:line-break/><text:line-break/></text:span>文化是一種無形槍炮，強過原子彈。西方人長久以來也就是如此在型塑異族的文化形象與自我認同，藉以削弱異己。這不是一種無意中的<text:span text:style-name="T3"><text:s/>"</text:span>錯認<text:span text:style-name="T3">" (misidentification)</text:span>與<text:span text:style-name="T3"><text:s/>"</text:span>誤解<text:span text:style-name="T3">"</text:span>，而是透過由情治單位操控的各國大資本所精心策畫的一種文化戰略。<text:span text:style-name="T3"><text:s/><text:line-break/><text:line-break/></text:span>你從西方電影特別是好萊塢電影就能看得出來，洋人全是<text:span text:style-name="T3"><text:s/>"</text:span>一個能打一個師<text:span text:style-name="T3">" </text:span>的拯救地球大英雄，而華人則個個像什麼弱智的小癟三，娘娘腔，猥猥瑣瑣像丑角，講起話結結巴巴，好像連話都講不好；即便偶爾出現幾個具有特殊才能的華人角色，也往往一副好像有著什麼心智缺陷或人格障礙的怪異可笑形象。<text:span text:style-name="T3"><text:s/><text:line-break/><text:line-break/></text:span>這是天然產生的文化現象嗎？當然不是。文化就跟教育一樣，都不是什麼天然產物。<text:span text:style-name="T3"><text:s/><text:line-break/><text:line-break/></text:span>你看，西方各國把孔子學院視為洪水猛獸，找來各種荒唐透頂的什麼捍衛自由與人權的理由予以封殺，處處圍堵。其實說穿了，就是不允許你用自己的方式呈現自己的形象，擔心你的文化實力將會影響世人的看法，破壞既定的文化編織與政治圖謀。<text:span text:style-name="T3"><text:s/><text:line-break/><text:line-break/></text:span>你看，復旦大學在匈牙利設分校，居然被妖魔化成那樣，很離譜，好像中國不是要來匈牙利設立一所大學，而是要來設立一座屠殺集中營，三分之二的匈牙利人反對設校。<text:span text:style-name="T3"><text:s/><text:line-break/><text:line-break/></text:span>把文化現象看成什麼中立事項，那只是自欺欺人。亞洲的娘砲明星文化，不折不扣就是<text:span text:style-name="T3"><text:s/>CIA </text:span>的傑作，就像一種閹割，讓你從根娘起。娘炮如果那麼好，洋人怎麼從來不把箭頭指向自己的國家、自己的民族、自己的子女？<text:span text:style-name="T3"><text:s/><text:line-break/><text:line-break/></text:span>這並不是說我們歧視任何柔弱的男性，就好像我們從不歧視低學歷或低階與弱智一樣。這只是表明，這一切你以為天然的事物，事實上就是戰爭與殖民的重要一環。<text:span text:style-name="T3"><text:s/><text:line-break/><text:line-break/></text:span>今天，假設我有能力也來型塑一下洋人，我並不反對把他們的男性偶像型塑成美美的娘炮，塑造一種娘砲審美觀讓洋人去膜拜與追求；讓他們整天忙著美白，瞇眼歪脖比著蓮花指，說這樣很帥。我更不反對把比方說日本人型塑成猥瑣反智缺乏真實情感的鄙俗窩囊腦殘形象。<text:span text:style-name="T3"><text:s/><text:line-break/><text:line-break/></text:span>如果你還是聽不懂這些概念上的區分，不妨想一想反文憑主義和反升學的不同。你個人要不要升學，要不要取得高學歷，我沒意見。但是，當我們反對升學主義或文憑主義時，並不是說我反對你升學或拿文憑，而是在一種集體概念的意義上反對某種文化型塑的現象。<text:span text:style-name="T3"><text:s/><text:line-break/><text:line-break/></text:span>隨著仇中反華、舔美媚日的政治需要，過去這十幾年來，台灣各地大搞各種美化日本的形象工程，歪曲史實，把本應是仇敵的喪心病狂日本鬼子給捧成大恩人，捧成台灣人的祖宗，美化日本文化，漂白血腥至極的殖民台灣史。<text:span text:style-name="T3"><text:s/><text:line-break/><text:line-break/></text:span>相反地，像台奸人渣報紙自由時報，長年以來，每天就只報導一件事，那就是醜化中國人，然後洗腦大家說台灣人不是中國人，中國人又髒又臭又病又醜，沒文化，沒人權，沒自由。它媽的每天就是造謠這些東西。<text:span text:style-name="T3"><text:s/><text:line-break/><text:line-break/></text:span>如果你能理解這些文化戰略與宣傳戰，為何你會以為風靡亞洲的娘炮文化只是一種天然、清純的個人文化認同？因此不應干預與質疑、不應批評？否則就是政治不正確？<text:span text:style-name="T3"><text:s/><text:line-break/><text:line-break/></text:span>相較於西方社會在管控文化堡壘上的滴水不漏，中國大陸根本就像個不設防的城市，長年以來任人進出，為所欲為。<text:span text:style-name="T3"><text:s/><text:line-break/><text:line-break/>(</text:span>待續<text:span text:style-name="T3">)</text:span></text:p>
      <text:p text:style-name="P6"><text:span text:style-name="T4">陳真</text:span><text:s/>  |  2021.09.05 19:05   |   <text:a xlink:type="simple" xlink:href="http://palinfo.habago.org/Entry?Command=Information_PrintForum&amp;iPage=2#FORUM40951"><text:span text:style-name="T1">#</text:span></text:a></text:p>
      <text:p text:style-name="P9">（續）<text:span text:style-name="T3"><text:s/><text:line-break/><text:line-break/></text:span>我講的西方殖民文化戰略不是一種我個人的好惡或推測，而是一種事實。<text:span text:style-name="T3"><text:s/><text:line-break/><text:line-break/></text:span>你也許希望某些所謂價值判斷或文化現象是多元的，中立的，問題是，在現實上它卻不是一種中立多元的現象，而是一種戰略手段，一種帶有政治目的文化型塑。此其一。<text:span text:style-name="T3"><text:s/><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3">vs.</text:span>集體之根本差異性，仿佛個人意念或好惡真能獨立於集體操作。<text:span text:style-name="T3"><text:s/><text:line-break/><text:line-break/></text:span>退一萬步說，即便這個獨斷的區分是成立的，那也依然無損於集體操作之指控。<text:span text:style-name="T3"><text:s/><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3">CIA</text:span>所主導的跨國資本。<text:span text:style-name="T3"><text:s/><text:line-break/><text:line-break/></text:span>因為一家三口變四口，我現在的空檔時間已經切割到以秒計算，很難有時間寫一些深入細節的東西，只能談談基本事實與概念。<text:span text:style-name="T3"><text:s/><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6">A hsin   |  2021.09.05 18:39   |   <text:a xlink:type="simple" xlink:href="http://palinfo.habago.org/Entry?Command=Information_PrintForum&amp;iPage=2#FORUM40950"><text:span text:style-name="T1">#</text:span></text:a></text:p>
      <text:p text:style-name="P8"><text:span text:style-name="T3">To </text:span>梁成功<text:span text:style-name="T3">: <text:line-break/></text:span>如果是因為東亞文明圈的文化基因造成，<text:span text:style-name="T3"><text:s/><text:line-break/></text:span>那為何早期明星都沒有這種現象，<text:span text:style-name="T3"><text:s/><text:line-break/></text:span>這現象很明顯是有資本和媒體帶起來的，<text:span text:style-name="T3"><text:s/><text:line-break/></text:span>從一開始是日本傑尼斯、韓流到全亞洲。</text:p>
      <text:p text:style-name="P6"><text:span text:style-name="T4">梁成功</text:span><text:s/>  |  2021.09.05 17:55   |   <text:a xlink:type="simple" xlink:href="http://palinfo.habago.org/Entry?Command=Information_PrintForum&amp;iPage=2#FORUM40949"><text:span text:style-name="T1">#</text:span></text:a></text:p>
      <text:p text:style-name="P11"><text:span text:style-name="T3">A hsin: <text:line-break/></text:span><text:span text:style-name="T4">直到高中</text:span>毕业，我从不补课，也基本不玩网游，男性的性格特征因为某些事情被摧毁但是装扮上与其他男性并没有什么不同。即使我早生几年，这些政策也并不会对我有什么打击，但是我依然不赞成这些政策。<text:span text:style-name="T3"><text:s/><text:line-break/></text:span><text:span text:style-name="T4">首先</text:span>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3">GDP</text:span><text:span text:style-name="T4">的比重长期偏低，</text:span><text:span text:style-name="T3">1992</text:span><text:span text:style-name="T4">年提出</text:span><text:span text:style-name="T3">2000</text:span><text:span text:style-name="T4">年达</text:span><text:span text:style-name="T3">4%</text:span><text:span text:style-name="T4">的目</text:span>标（个中确有体制问题在），可到了<text:span text:style-name="T3">2012</text:span><text:span text:style-name="T4">年才实</text:span>现，此后也没有涨过，而且，教师报酬在其中占比为<text:span text:style-name="T3">50%</text:span><text:span text:style-name="T4">左右，是偏低的。在国家</text:span>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3"><text:s/><text:line-break/></text:span><text:span text:style-name="T4">再</text:span>说电玩，其实知乎上的很多答主已经讲得很明白了，在以前，金庸小说、斗蛐蛐、双六棋等都充当过类似的角色。应该说，异化劳动才是游戏对社会发展可能构成威胁的原因。<text:span text:style-name="T3"><text:s/><text:line-break/></text:span><text:span text:style-name="T4">还有</text:span><text:span text:style-name="T3">“</text:span><text:span text:style-name="T4">娘炮</text:span><text:span text:style-name="T3">”</text:span>问题。如果我们说男性是不应该女性化的，那么女性男性化又是否不应该呢？审美上的观点不应上升为公共政策，而你用社会功利的角度为<text:span text:style-name="T3">“</text:span><text:span text:style-name="T4">反娘炮</text:span><text:span text:style-name="T3">”</text:span>辩护时，你会发现这里面必然有一种对女性的歧视。周恩来上南开时曾男扮女装，洪秀柱因性格火爆被称为<text:span text:style-name="T3">“</text:span><text:span text:style-name="T4">小辣椒</text:span><text:span text:style-name="T3">”</text:span><text:span text:style-name="T4">，可他</text:span>们都算是大写的人。毛泽东等人领导下的红色军队战斗力在历史上罕有对手，靠的不是整治社会上的<text:span text:style-name="T3">“</text:span><text:span text:style-name="T4">娘炮</text:span><text:span text:style-name="T3">”</text:span><text:span text:style-name="T4">，而是靠民主，靠对人</text:span>权的普遍尊重。日本靠<text:span text:style-name="T3">“</text:span><text:span text:style-name="T4">阳</text:span>刚之气<text:span text:style-name="T3">”</text:span><text:span text:style-name="T4">也提升了战斗力，</text:span>换来了什么？不仅占领区的人民仇恨他，甚至自己的士兵也敢怒不敢言，乃至于那些被共产党俘虏的日军士兵，无不对共产党备尽感恩。人民日报当初就发文：<text:span text:style-name="T3">“</text:span><text:span text:style-name="T4">我</text:span>们不认同<text:span text:style-name="T3">‘</text:span><text:span text:style-name="T4">娘炮</text:span><text:span text:style-name="T3">’‘</text:span><text:span text:style-name="T4">不男不女</text:span><text:span text:style-name="T3">’</text:span><text:span text:style-name="T4">等</text:span>带贬损性的说法。<text:span text:style-name="T3">” <text:line-break/></text:span><text:span text:style-name="T4">这些</text:span>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6"><text:span text:style-name="T4">陳真</text:span><text:s/>  |  2021.09.05 19:05   |   <text:a xlink:type="simple" xlink:href="http://palinfo.habago.org/Entry?Command=Information_PrintForum#FORUM40951"><text:span text:style-name="T7">#</text:span></text:a></text:p>
      <text:p text:style-name="P9">（續）<text:span text:style-name="T3"> <text:line-break/><text:line-break/></text:span>我講的西方殖民文化戰略不是一種我個人的好惡或推測，而是一種事實。<text:span text:style-name="T3"> <text:line-break/><text:line-break/></text:span>你也許希望某些所謂價值判斷或文化現象是多元的，中立的，問題是，在現實上它卻不是一種中立多元的現象，而是一種戰略手段，一種帶有政治目的文化型塑。此其一。<text:span text:style-name="T3"> <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3">vs.</text:span>集體之根本差異性，仿佛個人意念或好惡真能獨立於集體操作。<text:span text:style-name="T3"> <text:line-break/><text:line-break/></text:span>退一萬步說，即便這個獨斷的區分是成立的，那也依然無損於集體操作之指控。<text:span text:style-name="T3"> <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3">CIA</text:span>所主導的跨國資本。<text:span text:style-name="T3"> <text:line-break/><text:line-break/></text:span>因為一家三口變四口，我現在的空檔時間已經切割到以秒計算，很難有時間寫一些深入細節的東西，只能談談基本事實與概念。<text:span text:style-name="T3"> <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6">A hsin   |  2021.09.05 18:39   |   <text:a xlink:type="simple" xlink:href="http://palinfo.habago.org/Entry?Command=Information_PrintForum#FORUM40950"><text:span text:style-name="T7">#</text:span></text:a></text:p>
      <text:p text:style-name="P8"><text:span text:style-name="T3">To </text:span>梁成功<text:span text:style-name="T3">: <text:line-break/></text:span>如果是因為東亞文明圈的文化基因造成，<text:span text:style-name="T3"> <text:line-break/></text:span>那為何早期明星都沒有這種現象，<text:span text:style-name="T3"> <text:line-break/></text:span>這現象很明顯是有資本和媒體帶起來的，<text:span text:style-name="T3"> <text:line-break/></text:span>從一開始是日本傑尼斯、韓流到全亞洲。</text:p>
      <text:p text:style-name="P6"><text:span text:style-name="T4">梁成功</text:span><text:s/>  |  2021.09.05 17:55   |   <text:a xlink:type="simple" xlink:href="http://palinfo.habago.org/Entry?Command=Information_PrintForum#FORUM40949"><text:span text:style-name="T7">#</text:span></text:a></text:p>
      <text:p text:style-name="P11"><text:span text:style-name="T3">A hsin: <text:line-break/></text:span><text:span text:style-name="T4">直到高中</text:span>毕业，我从不补课，也基本不玩网游，男性的性格特征因为某些事情被摧毁但是装扮上与其他男性并没有什么不同。即使我早生几年，这些政策也并不会对我有什么打击，但是我依然不赞成这些政策。<text:span text:style-name="T3"> <text:line-break/></text:span><text:span text:style-name="T4">首先</text:span>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3">GDP</text:span><text:span text:style-name="T4">的比重长期偏低，</text:span><text:span text:style-name="T3">1992</text:span><text:span text:style-name="T4">年提出</text:span><text:span text:style-name="T3">2000</text:span><text:span text:style-name="T4">年达</text:span><text:span text:style-name="T3">4%</text:span><text:span text:style-name="T4">的目</text:span>标（个中确有体制问题在），可到了<text:span text:style-name="T3">2012</text:span><text:span text:style-name="T4">年才实</text:span>现，此后也没有涨过，而且，教师报酬在其中占比为<text:span text:style-name="T3">50%</text:span><text:span text:style-name="T4">左右，是偏低的。在国家</text:span>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3"> <text:line-break/></text:span><text:span text:style-name="T4">再</text:span>说电玩，其实知乎上的很多答主已经讲得很明白了，在以前，金庸小说、斗蛐蛐、双六棋等都充当过类似的角色。应该说，异化劳动才是游戏对社会发展可能构成威胁的原因。<text:span text:style-name="T3"> <text:line-break/></text:span><text:span text:style-name="T4">还有</text:span><text:span text:style-name="T3">“</text:span><text:span text:style-name="T4">娘炮</text:span><text:span text:style-name="T3">”</text:span>问题。如果我们说男性是不应该女性化的，那么女性男性化又是否不应该呢？审美上的观点不应上升为公共政策，而你用社会功利的角度为<text:span text:style-name="T3">“</text:span><text:span text:style-name="T4">反娘炮</text:span><text:span text:style-name="T3">”</text:span>辩护时，你会发现这里面必然有一种对女性的歧视。周恩来上南开时曾男扮女装，洪秀柱因性格火爆被称为<text:span text:style-name="T3">“</text:span><text:span text:style-name="T4">小辣椒</text:span><text:span text:style-name="T3">”</text:span><text:span text:style-name="T4">，可他</text:span>们都算是大写的人。毛泽东等人领导下的红色军队战斗力在历史上罕有对手，靠的不是整治社会上的<text:span text:style-name="T3">“</text:span><text:span text:style-name="T4">娘炮</text:span><text:span text:style-name="T3">”</text:span><text:span text:style-name="T4">，而是靠民主，靠对人</text:span>权的普遍尊重。日本靠<text:span text:style-name="T3">“</text:span><text:span text:style-name="T4">阳</text:span>刚之气<text:span text:style-name="T3">”</text:span><text:span text:style-name="T4">也提升了战斗力，</text:span>换来了什么？不仅占领区的人民仇恨他，甚至自己的士兵也敢怒不敢言，乃至于那些被共产党俘虏的日军士兵，无不对共产党备尽感恩。人民日报当初就发文：<text:span text:style-name="T3">“</text:span><text:span text:style-name="T4">我</text:span>们不认同<text:span text:style-name="T3">‘</text:span><text:span text:style-name="T4">娘炮</text:span><text:span text:style-name="T3">’‘</text:span><text:span text:style-name="T4">不男不女</text:span><text:span text:style-name="T3">’</text:span><text:span text:style-name="T4">等</text:span>带贬损性的说法。<text:span text:style-name="T3">” <text:line-break/></text:span><text:span text:style-name="T4">这些</text:span>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6"><text:span text:style-name="T4">陳真</text:span><text:s/>  |  2021.09.05 17:27   |   <text:a xlink:type="simple" xlink:href="http://palinfo.habago.org/Entry?Command=Information_PrintForum#FORUM40948"><text:span text:style-name="T7">#</text:span></text:a></text:p>
      <text:p text:style-name="P8">亞洲男明星或偶像個個陰陰柔柔不男不女的，人們以之為時尚，一大部份是一種型塑，而非天然而成，就如同什麼天然獨一樣自欺欺人。型塑的力量來自西方對於殖民東方的一套文化戰略。<text:span text:style-name="T3"> <text:line-break/><text:line-break/></text:span>有空再寫。待續。</text:p>
      <text:p text:style-name="P6">A hsin   |  2021.09.05 15:39   |   <text:a xlink:type="simple" xlink:href="http://palinfo.habago.org/Entry?Command=Information_PrintForum#FORUM40947"><text:span text:style-name="T7">#</text:span></text:a></text:p>
      <text:p text:style-name="P9">最近大陸連續出了幾個政策，<text:span text:style-name="T3"> <text:line-break/><text:line-break/>1.</text:span>中國官方再發限娛令！杜絕「娘炮」審美、全面禁播偶像養成節目<text:span text:style-name="T3"> <text:line-break/></text:span><text:a xlink:type="simple" xlink:href="https://www.gvm.com.tw/article/82139"><text:span text:style-name="T9">https://www.gvm.com.tw/article/82139</text:span></text:a><text:span text:style-name="T3"> <text:line-break/>2.</text:span>中國大陸教育倡「雙減」　將立法禁補習班收費<text:span text:style-name="T3"> <text:line-break/></text:span><text:a xlink:type="simple" xlink:href="https://news.tvbs.com.tw/focus/1566194"><text:span text:style-name="T9">https://news.tvbs.com.tw/focus/1566194</text:span></text:a><text:span text:style-name="T3"> <text:line-break/>3.</text:span>陸嚴縮遊戲時間<text:span text:style-name="T3"><text:s/></text:span>未成年假日僅能玩一小時<text:span text:style-name="T3"> <text:line-break/></text:span><text:a xlink:type="simple" xlink:href="https://ctee.com.tw/news/china/509949.html"><text:span text:style-name="T9">https://ctee.com.tw/news/china/509949.html</text:span></text:a><text:span text:style-name="T3"> <text:line-break/><text:line-break/></text:span>看到很多網友罵，但覺得是德政，<text:span text:style-name="T3"> <text:line-break/></text:span>很多台灣人崇拜歐美，如果有在美國生活過會發現，<text:span text:style-name="T3"> <text:line-break/></text:span>他們的男明星不娘，小孩幾乎沒有補習，熱愛戶外勝於電玩，<text:span text:style-name="T3"> <text:line-break/></text:span>男明星娘化、高補習時數和電玩文化，<text:span text:style-name="T3"> <text:line-break/></text:span>不知為何近年會在美國爸爸底下的國家如日本、韓國、台灣很風行。<text:span text:style-name="T3"> </text:span></text:p>
      <text:p text:style-name="P6"><text:span text:style-name="T4">孫從輔</text:span><text:s/>  |  2021.09.04 06:09   |   <text:a xlink:type="simple" xlink:href="http://palinfo.habago.org/Entry?Command=Information_PrintForum#FORUM40946"><text:span text:style-name="T7">#</text:span></text:a></text:p>
      <text:p text:style-name="P8">中國大陸人口是台灣的<text:span text:style-name="T3">50</text:span>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text:span text:style-name="T3"> <text:line-break/><text:line-break/></text:span>反倒是台灣人，不去認識真實的世界，反而自滿於生活現狀，自嗨於媒體宣傳的假象，那麼整個社會每況愈下也是可預期的。</text:p>
      <text:p text:style-name="P6"><text:span text:style-name="T4">李念淨</text:span><text:s/>  |  2021.09.03 14:04   |   <text:a xlink:type="simple" xlink:href="http://palinfo.habago.org/Entry?Command=Information_PrintForum#FORUM40945"><text:span text:style-name="T7">#</text:span></text:a></text:p>
      <text:p text:style-name="P9">中文世界對俄羅斯與蘇聯的敘事絕大多數受到冷戰美國宣傳的影響都偏離現實許多，比方蘇聯的計劃經濟就並非是共產黨首創，而是列寧、史達林與帝俄時期的官僚集體研究而產生出來的混合物。<text:span text:style-name="T3"> <text:line-break/><text:line-break/></text:span>再比方說大清洗，也並非史達林一人獨斷專行有意識下的產物，而是<text:span text:style-name="T3">1920</text:span>年俄國內戰的延伸，布爾什維克黨擴充太快，俄羅斯各地方勢力、階級的互相衝突，再再都促進了<text:span text:style-name="T3">1937</text:span>年蘇聯大清洗的程度跟深度。<text:span text:style-name="T3"> <text:line-break/><text:line-break/></text:span>中國最幸運的地方，就是<text:span text:style-name="T3">1950</text:span>跟<text:span text:style-name="T3">1980</text:span>先後引進了蘇聯式及美國式的工業跟資本，尤其是<text:span text:style-name="T3">1950</text:span>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text:span text:style-name="T3"> <text:line-break/><text:line-break/></text:span>至於<text:span text:style-name="T3">1980</text:span>年的改革開放更是奇蹟了，而且中共在其中也遇到很多困難，比方官倒，比方間接導致<text:span text:style-name="T3">64</text:span>的<text:span text:style-name="T3">88-89</text:span>年價格闖關，比方<text:span text:style-name="T3">90</text:span>年代國企下崗，中共犯了很多錯誤，但得到的成就也非常可觀，慢慢使中國恢復到過往在世界應有的龍頭地位<text:span text:style-name="T3"> <text:line-break/><text:line-break/></text:span>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text:span text:style-name="T3"> <text:line-break/><text:line-break/></text:span>西方世界今天的教育，就是把非西方國家的政治文化以及人物等等，臉譜化，妖魔化，就比方女權跟反猶，<text:span text:style-name="T3">40</text:span>年代前蘇聯都遠遠做得比英國美國好。今天的中國，在歐美人眼中只有兩種人，一種是被共產黨洗腦的奴隸另一種是被共產黨壓迫的受害者，他們之中沒有一個真正活生生的人。</text:p>
      <text:p text:style-name="P6"><text:span text:style-name="T4">許世勤</text:span><text:s/>  |  2021.09.03 12:13   |   <text:a xlink:type="simple" xlink:href="http://palinfo.habago.org/Entry?Command=Information_PrintForum#FORUM40944"><text:span text:style-name="T7">#</text:span></text:a></text:p>
      <text:p text:style-name="P8">關於西安地鐵站的事件，地鐵站的官員有七人受到了當局處分，<text:span text:style-name="T3"> <text:line-break/></text:span>至於粗暴將女乘客拖出列車的保安則被停職。<text:span text:style-name="T3"> <text:line-break/><text:line-break/></text:span>相關新聞：<text:span text:style-name="T3"> <text:line-break/></text:span><text:a xlink:type="simple" xlink:href="https://www.globaltimes.cn/page/202109/1233227.shtml"><text:span text:style-name="T9">https://www.globaltimes.cn/page/202109/1233227.shtml</text:span></text:a><text:span text:style-name="T2"> </text:span><text:span text:style-name="T3"><text:line-break/><text:line-break/></text:span>前陣子美國司法對於在<text:span text:style-name="T3">Capitol riot</text:span>執法不當的警察，則是做出了不起訴處分。<text:span text:style-name="T3"> <text:line-break/></text:span>其實在<text:span text:style-name="T3">BLM</text:span>以前，美國警察不當執法者又有多少受到處分？<text:span text:style-name="T3"> <text:line-break/></text:span>即使是<text:span text:style-name="T3">BLM</text:span>開始並且擴大運動範圍後，美國警察的粗暴執法仍舊被輕輕放下。<text:span text:style-name="T3"> <text:line-break/><text:line-break/></text:span>中國大陸當局經常強調「依法治國」，法治的原則就在一些小細節中展現。<text:span text:style-name="T3"> <text:line-break/></text:span>反觀美國，不當執法一直是個重大問題，美國的政客似乎也無心於改善這些問題。<text:span text:style-name="T3"> </text:span></text:p>
      <text:p text:style-name="P6"><text:span text:style-name="T4">陳真</text:span><text:s/>  |  2021.09.03 11:47   |   <text:a xlink:type="simple" xlink:href="http://palinfo.habago.org/Entry?Command=Information_PrintForum#FORUM40943"><text:span text:style-name="T7">#</text:span></text:a></text:p>
      <text:p text:style-name="P9">最近西安地鐵站有個女乘客，不知何故，與其他乘客發生口角及肢體衝突，一個人戰好幾個，車內陷入混亂。後來，地鐵到站，保安出面，勸導不聽後，硬把她拖出車廂。拖拉的過程中扯破衣服，下半身只剩內褲，非常狼狽。<text:span text:style-name="T3"> <text:line-break/><text:line-break/></text:span>我自然也不會同意這麼粗暴的保安手法，畢竟對方手無寸鐵，一個弱女子哪需要這樣對待？很多大陸網民也大表反感。<text:span text:style-name="T3"> <text:line-break/><text:line-break/></text:span>可是，台灣媒體馬上大幅報導，居然一下又扯到<text:span text:style-name="T3"><text:s/>"</text:span>體制<text:span text:style-name="T3">" </text:span>問題，亦即萬惡的共產黨才會有如此<text:span text:style-name="T3"><text:s/>"</text:span>殘暴<text:span text:style-name="T3">" </text:span>的行為。可是，我想，這事若發生在美國，很可能馬上會被警察當眾開槍擊斃或勒喉勒到死，而不只是拖出車廂。這時候，台灣媒體肯定又會說西方國家法治嚴謹，公權力伸張云云。</text:p>
      <text:p text:style-name="P6"><text:span text:style-name="T4">許世勤</text:span><text:s/>  |  2021.09.03 10:44   |   <text:a xlink:type="simple" xlink:href="http://palinfo.habago.org/Entry?Command=Information_PrintForum#FORUM40942"><text:span text:style-name="T7">#</text:span></text:a></text:p>
      <text:p text:style-name="P8">大約一個月前，河南鄭州因為暴雨，大量洪水灌入地鐵造成死亡，<text:span text:style-name="T3"> <text:line-break/></text:span>那個時候除了疫苗的相關新聞外，三不五時台灣的媒體都在報導鄭州水患。<text:span text:style-name="T3"> <text:line-break/></text:span>台灣就在那個時候「特別」關心大陸，甚至不時有言論宣稱大陸因為「體制」的關係，<text:span text:style-name="T3"> <text:line-break/></text:span>所以水患才那麼嚴重。<text:span text:style-name="T3"> <text:line-break/><text:line-break/></text:span>前後應該不到一個月的時間吧，現在同樣的場景發生在「紐約」，<text:span text:style-name="T3"> <text:line-break/></text:span>因為暴雨導致洪水灌入地鐵，目前已經造成<text:span text:style-name="T3">42</text:span>人喪生，台灣多數的媒體倒是靜悄悄的，<text:span text:style-name="T3"> <text:line-break/></text:span>也沒看見有人說美國因為「體制」的關係導致這麼嚴重的水患。<text:span text:style-name="T3"> <text:line-break/></text:span>大家都說這是全球氣候變遷，這時又不是水患的問題了。<text:span text:style-name="T3"> <text:line-break/><text:line-break/></text:span>諸如此類的「雙標」式自我感覺良好、報導，<text:span text:style-name="T3"> <text:line-break/></text:span>也包含了新冠肺炎、香港暴亂<text:span text:style-name="T3"><text:s/>vs. Capitol riot...</text:span>等等。<text:span text:style-name="T3"> <text:line-break/></text:span>想不到許多性質相同的事件竟然都在短短的時間中，分別在中國與美國上演，<text:span text:style-name="T3"> <text:line-break/></text:span>全世界也都明明白白地看見社會主義體制與資本主義體制在面對問題時的做法，<text:span text:style-name="T3"> <text:line-break/></text:span>同時也赤裸裸地展現了西方媒體是如何操作輿論、操作新聞。<text:span text:style-name="T3"> </text:span></text:p>
      <text:p text:style-name="P6"><text:span text:style-name="T4">許世勤</text:span><text:s/>  |  2021.09.03 08:50   |   <text:a xlink:type="simple" xlink:href="http://palinfo.habago.org/Entry?Command=Information_PrintForum#FORUM40941"><text:span text:style-name="T7">#</text:span></text:a></text:p>
      <text:p text:style-name="P9">如果給蘇聯統治了世界，那麼世界就會被關入鐵幕，真的嗎？<text:span text:style-name="T3"> <text:line-break/></text:span>但你知道冷戰時期，蘇聯的全民醫療是世界最好的嗎？<text:span text:style-name="T3"> <text:line-break/></text:span>蘇聯的崩潰並不是來自於體制的崩潰，而是誤信了美國的宣傳。<text:span text:style-name="T3"> <text:line-break/></text:span>那是戰術上的失敗，但追求均富的戰略並沒有失敗。<text:span text:style-name="T3"> <text:line-break/><text:line-break/></text:span>台灣不分藍綠，長期以來習慣接受美式宣傳，總以為美式民主有多麼高大上。<text:span text:style-name="T3"> <text:line-break/><text:line-break/></text:span>新自由主義相當自由，財團可以告訴政府該怎麼做，<text:span text:style-name="T3"> <text:line-break/></text:span>軍工複合體、<text:span text:style-name="T3">Big Pharma</text:span>、<text:span text:style-name="T3">Big Tech... <text:line-break/></text:span>只要掌握資本、控制傳媒，隨時可以遊說兩大黨做出符合自己利益的決定。<text:span text:style-name="T3"> <text:line-break/><text:line-break/></text:span>你以為美國真的在意什麼人權、民主、自由？<text:span text:style-name="T3"> <text:line-break/></text:span>我直接說了，美國的本質正是繼承了德國納粹、大英帝國以來的帝國主義。<text:span text:style-name="T3"> <text:line-break/><text:line-break/></text:span>當一個可可工人一年的工資，竟然買不起一顆<text:span text:style-name="T3">Godiva</text:span>巧克力的時候，<text:span text:style-name="T3"> <text:line-break/></text:span>我相信自由主義確實很自由，但自由的是資本，人民則成為奴隸。<text:span text:style-name="T3"> <text:line-break/><text:line-break/></text:span>不說別的，台灣這二十年來，通貨膨脹、薪資凍漲，<text:span text:style-name="T3"> <text:line-break/></text:span>有資本的人真的相當「自由」且透過各種合法的「民主」手段去配置資產，<text:span text:style-name="T3"> <text:line-break/></text:span>所以他們的資產很「民主自由」地成長了。<text:span text:style-name="T3"> <text:line-break/></text:span>可是羊毛出在羊身上，資本的民主自由，來自於對一般受薪階級的剝削。<text:span text:style-name="T3"> <text:line-break/></text:span>所以房奴、卡奴、車奴，各式各樣的奴隸。<text:span text:style-name="T3"> <text:line-break/></text:span>隔三差五只要讓這些「奴隸」可以投個票，「奴隸們」就開心了，<text:span text:style-name="T3"> <text:line-break/></text:span>奴隸主繼續享用無窮無盡的資源，看著這些傻子連自己被怎麼搞的都不知道。<text:span text:style-name="T3"> <text:line-break/><text:line-break/></text:span>而台灣的奴隸主，台灣的「奴隸們」以為自己選主子，<text:span text:style-name="T3"> <text:line-break/></text:span>結果這些「偉大的台灣人」要選個主子，主子還得去美國「面試」。<text:span text:style-name="T3"> <text:line-break/><text:line-break/></text:span>如果你去過大陸，在大陸生活過，與當地人交流，<text:span text:style-name="T3"> <text:line-break/></text:span>只要你不是用某種有色鏡片去檢視大陸同胞，那你看到的其實就是人性。<text:span text:style-name="T3"> <text:line-break/></text:span>人人都有追求幸福生活的權利，但美國的心態卻是<text:span text:style-name="T3">American first</text:span>，<text:span text:style-name="T3"> <text:line-break/></text:span>他統治世界的原則是「任何國家都不准超越美國」，<text:span text:style-name="T3"> <text:line-break/></text:span>所以過去有法國阿爾斯通，日本東芝，現在有中國華為。<text:span text:style-name="T3"> <text:line-break/></text:span>任何經濟成長與科技進步的果實，必須「無償」奉獻給美國優先享用，豈有此理！<text:span text:style-name="T3"> <text:line-break/><text:line-break/></text:span>在中國大陸，政府告訴財團應該怎麼做，<text:span text:style-name="T3"> <text:line-break/></text:span>漲價就該歸工、資本就該節制，這不也是三民主義中一再強調的？<text:span text:style-name="T3"> <text:line-break/></text:span>任由這些有權有勢有錢的人「自由」，如同縱虎歸山，<text:span text:style-name="T3"> <text:line-break/></text:span>那麼普遍的人民就會變得不自由。<text:span text:style-name="T3"> <text:line-break/><text:line-break/></text:span>美國過去想搞高鐵，但是在新自由主義原則下，一切產業皆私有化，最後什麼都沒搞成。<text:span text:style-name="T3"> <text:line-break/></text:span>中國搞高鐵，現在中國的高鐵網是世界第一，而且還可以對外輸出。<text:span text:style-name="T3"> <text:line-break/><text:line-break/></text:span>所以台灣需要的是解放，從這種美式宣傳的禁錮中被解放。<text:span text:style-name="T3"> <text:line-break/></text:span>因為人民的眼睛被安上了「鐵幕」，所以你看到的蘇聯、中國、古巴就在鐵幕之中。<text:span text:style-name="T3"> <text:line-break/></text:span>但我希望可以多點人擺脫鐵幕，好好去看一個又一個活生生的「人」。</text:p>
      <text:p text:style-name="P6">A hsin   |  2021.09.03 08:11   |   <text:a xlink:type="simple" xlink:href="http://palinfo.habago.org/Entry?Command=Information_PrintForum#FORUM40940"><text:span text:style-name="T7">#</text:span></text:a></text:p>
      <text:p text:style-name="P9">表面上罵「綠共」、「塔綠班」，<text:span text:style-name="T3"> <text:line-break/></text:span>事實上共產黨和塔利班都是美國爸爸想要你討厭的對象，<text:span text:style-name="T3"> <text:line-break/></text:span>這讓我覺得很多台灣人是淺碟文化，容易被媒體牽著走，<text:span text:style-name="T3"> <text:line-break/></text:span>這些人很多都沒有去過中國或阿富汗，也沒跟當地人聊過，<text:span text:style-name="T3"> <text:line-break/></text:span>沒有真正去了解，只是聽到主流聲音說不好，就認為是真的不好，<text:span text:style-name="T3"> <text:line-break/><text:line-break/></text:span>是不是跟從小教育有關，台灣人從小花大量時間讀書和補習，<text:span text:style-name="T3"> <text:line-break/></text:span>只是為了短時間內通過考試，有多少人是真的想了解學問背後的意涵，<text:span text:style-name="T3"> <text:line-break/></text:span>這習慣久而久之就會養成凡事都要求速效、低成本，<text:span text:style-name="T3"> <text:line-break/></text:span>容易被權威人士控制。</text:p>
      <text:p text:style-name="P6"><text:span text:style-name="T4">陳真</text:span><text:s/>  |  2021.09.03 01:09   |   <text:a xlink:type="simple" xlink:href="http://palinfo.habago.org/Entry?Command=Information_PrintForum#FORUM40939"><text:span text:style-name="T7">#</text:span></text:a></text:p>
      <text:p text:style-name="P8">（再續）<text:span text:style-name="T3"> <text:line-break/><text:line-break/></text:span>我喜歡朋友，但不喜歡讀者，不喜歡支持者。這讓我始終很排斥成為一名公眾人物。套句<text:span text:style-name="T3">R.M.RILKE</text:span>的話，<text:span text:style-name="T3">“</text:span>所謂名聲，不過就是一切誤解的總和<text:span text:style-name="T3">”</text:span>。<text:span text:style-name="T3"> <text:line-break/><text:line-break/></text:span>因此，朋友越多越好，至於讀者或支持者則敬謝不敏，因為他們往往只是讓我啞口無言而已。<text:span text:style-name="T3"> <text:line-break/><text:line-break/></text:span>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text:span text:style-name="T3"> <text:line-break/><text:line-break/></text:span>問題是，如果你不能理解某種<text:span text:style-name="T3"><text:s/>“</text:span>世界<text:span text:style-name="T3">”</text:span>，你如何可能理解在那個<text:span text:style-name="T3"><text:s/>“</text:span>世界<text:span text:style-name="T3">” </text:span>底下的片語隻字？<text:span text:style-name="T3"> <text:line-break/><text:line-break/></text:span>因此，當讀者們又找到另外一些與其立場不合的片段時，他們馬上就會翻臉了。<text:span text:style-name="T3"> <text:line-break/><text:line-break/></text:span>姑且撇開深沈的氣味問題不談，我們就光是只談所謂政治好了。各位讀者們，難道你從未想過在你痛罵綠色是一種腦殘的顏色的同時，你的腦子其實也不太靈光，一樣是泡過水的。<text:span text:style-name="T3"> <text:line-break/><text:line-break/></text:span>比方說近幾年，到處都可以聽到這樣的痛罵，痛罵民進黨很壞，簡直就是共產黨！<text:span text:style-name="T3"> <text:line-break/><text:line-break/></text:span>有夠蠢吧！還會有比這更蠢的嗎？那就好像說一個人很壞，簡直比德蕾莎修女還壞；某個人好自私，根本就是個耶穌。請問有這種比喻嗎？<text:span text:style-name="T3"> <text:line-break/><text:line-break/></text:span>這意味著什麼？意味著這些表面上好像跟你的立場一致的讀者們，其實跟綠色生物的基因比較接近，只是顏色不同而已。<text:span text:style-name="T3"> <text:line-break/><text:line-break/></text:span>最近又有所謂<text:span text:style-name="T3"><text:s/>“</text:span>塔綠班<text:span text:style-name="T3">” </text:span>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6"><text:span text:style-name="T4">陳真</text:span><text:s/>  |  2021.09.03 00:22   |   <text:a xlink:type="simple" xlink:href="http://palinfo.habago.org/Entry?Command=Information_PrintForum#FORUM40938"><text:span text:style-name="T7">#</text:span></text:a></text:p>
      <text:p text:style-name="P9">（續）<text:span text:style-name="T3"> <text:line-break/><text:line-break/></text:span>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text:span text:style-name="T3"> <text:line-break/><text:line-break/></text:span>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text:span text:style-name="T3"> <text:line-break/><text:line-break/></text:span>為什麼呢？因為人與人之間關於道德也好、知識也罷的一切溝通，都必然必須植基於某種最基本的是非或定理，做為一切溝通的基礎。如果你連這樣一種基礎都不當一回事，一切溝通的可能性其實也就走到了盡頭。<text:span text:style-name="T3"> <text:line-break/><text:line-break/></text:span>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text:span text:style-name="T3"> <text:line-break/><text:line-break/></text:span>各位懂我的意思吧？簡單說，一切討論，一切溝通，所有觀點以及所有知識與道德，都必然必須具有某種基礎，然後才有所謂觀點可言。<text:span text:style-name="T3"> <text:line-break/><text:line-break/></text:span>人渣的特徵之一就是在一切的認知基礎上睜眼說瞎話，顛倒一切是非黑白與對錯。<text:span text:style-name="T3"> <text:line-break/><text:line-break/></text:span>巴勒網的前身有好幾個，包括<text:span text:style-name="T3">card228</text:span>。早期的那些前身不算，三、四十年前的黨外文章也不算，就只從<text:span text:style-name="T3">2003</text:span>年若雪遇害及美軍入侵伊拉克算起，光這<text:span text:style-name="T3">18</text:span>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text:span text:style-name="T3"> <text:line-break/><text:line-break/></text:span>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text:span text:style-name="T3"> <text:line-break/><text:line-break/></text:span>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text:span text:style-name="T3"> <text:line-break/><text:line-break/></text:span>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text:span text:style-name="T3"> <text:line-break/><text:line-break/></text:span>談這些當然也很有意義，但是那種感覺就好像在欺騙人一樣<text:span text:style-name="T3"><text:s/></text:span>，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text:span text:style-name="T3"> <text:line-break/><text:line-break/></text:span>我始終覺得，人與人之間心靈的距離不是來自階級，不是來自學經歷，不是來自任何觀點，而是來自基本的美感或氣味。所謂知音就是彼此對於美醜善惡的評價與感受具有某種深沈的相似性。<text:span text:style-name="T3"> <text:line-break/><text:line-break/></text:span>我喜歡沈從文，喜歡維根斯坦，無非也只是因為他們的氣味與我相近。我跟他們彷彿呼吸著同樣的空氣。這樣一種關乎氣味的問題，當然又比政治上的基礎問題又更深刻不知道幾億萬光年了。題外話。</text:p>
      <text:p text:style-name="P6"><text:span text:style-name="T4">陳真</text:span><text:s/>  |  2021.09.02 22:56   |   <text:a xlink:type="simple" xlink:href="http://palinfo.habago.org/Entry?Command=Information_PrintForum#FORUM40937"><text:span text:style-name="T7">#</text:span></text:a></text:p>
      <text:p text:style-name="P8">用點腦子再講話很難嗎？<text:span text:style-name="T3"> <text:line-break/><text:line-break/></text:span>如果你願意告訴我你是誰，幾歲，什麼工作，教育程度，在哪工作或念書，叫什麼名字等等，讓我知道你的真實身份，我願意當你的家教，教你怎麼寫字、說話，怎麼想事情。<text:span text:style-name="T3"> <text:line-break/><text:line-break/></text:span>為什麼我需要知道這些資訊呢？因為我不相信有人會有這麼蠢的想法的同時，卻又會有這麼強烈的動機想要把這麼蠢的想法不斷要張貼出來（我已經刪過很多次你的腦殘留言）。我不相信會有這種事。<text:span text:style-name="T3"> <text:line-break/><text:line-break/></text:span>為什麼不可能有這種事，那就比方說我不懂電腦，但我卻愚蠢到以為自己是電腦天才或電腦大師，有可能嗎？有可能會蠢到這種地步嗎？幾乎不可能。我相信你只是故意來亂，這種行為很可恥很低能不是嗎？<text:span text:style-name="T3"> <text:line-break/><text:line-break/></text:span>當然，還有一個可能性就是你也許只是個國中生或小學生。如果是這樣，那我也只能勸你回家去找你的把拔馬麻討論，請他們教教你怎麼想事情，怎麼看資料，怎麼形成觀點，怎麼表達看法。</text:p>
      <text:p text:style-name="P6"><text:span text:style-name="T4">陳湯</text:span><text:s/>  |  2021.09.02 21:10   |   <text:a xlink:type="simple" xlink:href="http://palinfo.habago.org/Entry?Command=Information_PrintForum#FORUM40936"><text:span text:style-name="T7">#</text:span></text:a></text:p>
      <text:p text:style-name="P9">抱歉<text:span text:style-name="T3"><text:s/></text:span>有冒犯敬請見諒<text:span text:style-name="T3">....</text:span>不過美國有萬般不是<text:span text:style-name="T3"><text:s/></text:span>總比讓蘇聯與納粹統治世界好吧<text:span text:style-name="T3">?</text:span>美國充其量是讓大家經濟發展的同時上繳通貨膨脹稅<text:span text:style-name="T3"><text:s/></text:span>鑄幣稅<text:span text:style-name="T3"><text:s/></text:span>付費給美國金融機構<text:span text:style-name="T3"><text:s/></text:span>充當美國的加油站<text:span text:style-name="T3"><text:s/></text:span>蘇聯統治世界的話<text:span text:style-name="T3"><text:s/></text:span>我們三餐不繼還要感謝無產階級工人祖國<text:span text:style-name="T3"><text:s/></text:span>納粹統治世界<text:span text:style-name="T3">.....</text:span>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